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Pictures/2000000A000000FD000000FDE400028F.svm" manifest:media-type=""/>
  <manifest:file-entry manifest:full-path="Object 2/Pictures/2000000A000000FD000000F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Pictures/2000000A000000FD000000FDF1F7E11A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208.4pt"/>
    </style:style>
    <style:style style:name="co5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66.54pt" svg:height="316.23pt" svg:x="433.96pt" svg:y="46.69pt">
            <draw:object draw:notify-on-update-of-ranges="Sheet1.A2:Sheet1.A25 Sheet1.B1:Sheet1.B1 Sheet1.B2:Sheet1.B25 Sheet1.A2:Sheet1.A25 Sheet1.C1:Sheet1.C1 Sheet1.C2:Sheet1.C25 Sheet1.A2:Sheet1.A25 Sheet1.D1:Sheet1.D1 Sheet1.D2:Sheet1.D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ynthetic load (synthetic activity load+loadDueToTemperature)</text:p>
          </table:table-cell>
          <table:table-cell office:value-type="string" calcext:value-type="string">
            <text:p>PeakyLoad (amplification ratio=5.0)</text:p>
          </table:table-cell>
          <table:table-cell office:value-type="string" calcext:value-type="string">
            <text:p>The seed (activity load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.186066" calcext:value-type="float">
            <text:p>1.1860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0463" calcext:value-type="float">
            <text:p>1.260463</text:p>
          </table:table-cell>
          <table:table-cell office:value-type="float" office:value="1.51946" calcext:value-type="float">
            <text:p>1.51946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022537" calcext:value-type="float">
            <text:p>1.022537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.190799" calcext:value-type="float">
            <text:p>1.190799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81934" calcext:value-type="float">
            <text:p>1.481934</text:p>
          </table:table-cell>
          <table:table-cell office:value-type="float" office:value="2.626815" calcext:value-type="float">
            <text:p>2.626815</text:p>
          </table:table-cell>
          <table:table-cell office:value-type="float" office:value="1.24" calcext:value-type="float">
            <text:p>1.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792602" calcext:value-type="float">
            <text:p>0.792602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864116" calcext:value-type="float">
            <text:p>0.864116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85989" calcext:value-type="float">
            <text:p>0.85989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619075" calcext:value-type="float">
            <text:p>0.619075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826082" calcext:value-type="float">
            <text:p>0.826082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33654" calcext:value-type="float">
            <text:p>1.833654</text:p>
          </table:table-cell>
          <table:table-cell office:value-type="float" office:value="4.385417" calcext:value-type="float">
            <text:p>4.385417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980143" calcext:value-type="float">
            <text:p>0.980143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71886" calcext:value-type="float">
            <text:p>0.71886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720385" calcext:value-type="float">
            <text:p>0.720385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624733" calcext:value-type="float">
            <text:p>0.624733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612339" calcext:value-type="float">
            <text:p>0.612339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32802" calcext:value-type="float">
            <text:p>1.932802</text:p>
          </table:table-cell>
          <table:table-cell office:value-type="float" office:value="4.881156" calcext:value-type="float">
            <text:p>4.881156</text:p>
          </table:table-cell>
          <table:table-cell office:value-type="float" office:value="1.66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955438" calcext:value-type="float">
            <text:p>0.955438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808531" calcext:value-type="float">
            <text:p>0.808531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19476" calcext:value-type="float">
            <text:p>1.319476</text:p>
          </table:table-cell>
          <table:table-cell office:value-type="float" office:value="1.814526" calcext:value-type="float">
            <text:p>1.814526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97462" calcext:value-type="float">
            <text:p>2.997462</text:p>
          </table:table-cell>
          <table:table-cell office:value-type="float" office:value="10.204457" calcext:value-type="float">
            <text:p>10.204457</text:p>
          </table:table-cell>
          <table:table-cell office:value-type="float" office:value="2.62" calcext:value-type="float">
            <text:p>2.6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61844" calcext:value-type="float">
            <text:p>3.161844</text:p>
          </table:table-cell>
          <table:table-cell office:value-type="float" office:value="11.026365" calcext:value-type="float">
            <text:p>11.026365</text:p>
          </table:table-cell>
          <table:table-cell office:value-type="float" office:value="2.76" calcext:value-type="float">
            <text:p>2.7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863326" calcext:value-type="float">
            <text:p>0.863326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064568" calcext:value-type="float">
            <text:p>1.064568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" calcext:value-type="date">
            <text:p>01/01/11 12:00 AM</text:p>
          </table:table-cell>
          <table:table-cell table:number-columns-repeated="2" office:value-type="float" office:value="1.186066" calcext:value-type="float">
            <text:p>1.186066</text:p>
          </table:table-cell>
          <table:table-cell office:value-type="float" office:value="1" calcext:value-type="float">
            <text:p>1</text:p>
          </table:table-cell>
          <table:table-cell office:value-type="float" office:value="5.567737" calcext:value-type="float">
            <text:p>5.5677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1:00:00" calcext:value-type="date">
            <text:p>01/01/11 01:00 AM</text:p>
          </table:table-cell>
          <table:table-cell office:value-type="float" office:value="1.260463" calcext:value-type="float">
            <text:p>1.260463</text:p>
          </table:table-cell>
          <table:table-cell office:value-type="float" office:value="1.51946" calcext:value-type="float">
            <text:p>1.51946</text:p>
          </table:table-cell>
          <table:table-cell office:value-type="float" office:value="0.76" calcext:value-type="float">
            <text:p>0.76</text:p>
          </table:table-cell>
          <table:table-cell office:value-type="float" office:value="4.474616" calcext:value-type="float">
            <text:p>4.4746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2:00:00" calcext:value-type="date">
            <text:p>01/01/11 02:00 AM</text:p>
          </table:table-cell>
          <table:table-cell table:number-columns-repeated="2" office:value-type="float" office:value="1.022537" calcext:value-type="float">
            <text:p>1.022537</text:p>
          </table:table-cell>
          <table:table-cell office:value-type="float" office:value="0.69" calcext:value-type="float">
            <text:p>0.69</text:p>
          </table:table-cell>
          <table:table-cell office:value-type="float" office:value="4.333792" calcext:value-type="float">
            <text:p>4.33379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3:00:00" calcext:value-type="date">
            <text:p>01/01/11 03:00 AM</text:p>
          </table:table-cell>
          <table:table-cell table:number-columns-repeated="2" office:value-type="float" office:value="1.190799" calcext:value-type="float">
            <text:p>1.190799</text:p>
          </table:table-cell>
          <table:table-cell office:value-type="float" office:value="0.83" calcext:value-type="float">
            <text:p>0.83</text:p>
          </table:table-cell>
          <table:table-cell office:value-type="float" office:value="6.860393" calcext:value-type="float">
            <text:p>6.8603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4:00:00" calcext:value-type="date">
            <text:p>01/01/11 04:00 AM</text:p>
          </table:table-cell>
          <table:table-cell office:value-type="float" office:value="1.481934" calcext:value-type="float">
            <text:p>1.481934</text:p>
          </table:table-cell>
          <table:table-cell office:value-type="float" office:value="2.626815" calcext:value-type="float">
            <text:p>2.626815</text:p>
          </table:table-cell>
          <table:table-cell office:value-type="float" office:value="1.24" calcext:value-type="float">
            <text:p>1.24</text:p>
          </table:table-cell>
          <table:table-cell office:value-type="float" office:value="5.353743" calcext:value-type="float">
            <text:p>5.3537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5:00:00" calcext:value-type="date">
            <text:p>01/01/11 05:00 AM</text:p>
          </table:table-cell>
          <table:table-cell table:number-columns-repeated="2" office:value-type="float" office:value="0.792602" calcext:value-type="float">
            <text:p>0.792602</text:p>
          </table:table-cell>
          <table:table-cell office:value-type="float" office:value="0.63" calcext:value-type="float">
            <text:p>0.63</text:p>
          </table:table-cell>
          <table:table-cell office:value-type="float" office:value="5.062667" calcext:value-type="float">
            <text:p>5.0626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6:00:00" calcext:value-type="date">
            <text:p>01/01/11 06:00 AM</text:p>
          </table:table-cell>
          <table:table-cell table:number-columns-repeated="2" office:value-type="float" office:value="0.864116" calcext:value-type="float">
            <text:p>0.864116</text:p>
          </table:table-cell>
          <table:table-cell office:value-type="float" office:value="0.48" calcext:value-type="float">
            <text:p>0.48</text:p>
          </table:table-cell>
          <table:table-cell office:value-type="float" office:value="1.160366" calcext:value-type="float">
            <text:p>1.16036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7:00:00" calcext:value-type="date">
            <text:p>01/01/11 07:00 AM</text:p>
          </table:table-cell>
          <table:table-cell table:number-columns-repeated="2" office:value-type="float" office:value="0.85989" calcext:value-type="float">
            <text:p>0.85989</text:p>
          </table:table-cell>
          <table:table-cell office:value-type="float" office:value="0.48" calcext:value-type="float">
            <text:p>0.48</text:p>
          </table:table-cell>
          <table:table-cell office:value-type="float" office:value="5.814438" calcext:value-type="float">
            <text:p>5.81443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8:00:00" calcext:value-type="date">
            <text:p>01/01/11 08:00 AM</text:p>
          </table:table-cell>
          <table:table-cell table:number-columns-repeated="2" office:value-type="float" office:value="0.619075" calcext:value-type="float">
            <text:p>0.619075</text:p>
          </table:table-cell>
          <table:table-cell office:value-type="float" office:value="0.47" calcext:value-type="float">
            <text:p>0.47</text:p>
          </table:table-cell>
          <table:table-cell office:value-type="float" office:value="7.273493" calcext:value-type="float">
            <text:p>7.2734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09:00:00" calcext:value-type="date">
            <text:p>01/01/11 09:00 AM</text:p>
          </table:table-cell>
          <table:table-cell table:number-columns-repeated="2" office:value-type="float" office:value="0.826082" calcext:value-type="float">
            <text:p>0.826082</text:p>
          </table:table-cell>
          <table:table-cell office:value-type="float" office:value="0.64" calcext:value-type="float">
            <text:p>0.64</text:p>
          </table:table-cell>
          <table:table-cell office:value-type="float" office:value="7.439187" calcext:value-type="float">
            <text:p>7.43918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0:00:00" calcext:value-type="date">
            <text:p>01/01/11 10:00 AM</text:p>
          </table:table-cell>
          <table:table-cell office:value-type="float" office:value="1.833654" calcext:value-type="float">
            <text:p>1.833654</text:p>
          </table:table-cell>
          <table:table-cell office:value-type="float" office:value="4.385417" calcext:value-type="float">
            <text:p>4.385417</text:p>
          </table:table-cell>
          <table:table-cell office:value-type="float" office:value="1.7" calcext:value-type="float">
            <text:p>1.7</text:p>
          </table:table-cell>
          <table:table-cell office:value-type="float" office:value="8.091251" calcext:value-type="float">
            <text:p>8.09125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1:00:00" calcext:value-type="date">
            <text:p>01/01/11 11:00 AM</text:p>
          </table:table-cell>
          <table:table-cell table:number-columns-repeated="2" office:value-type="float" office:value="0.980143" calcext:value-type="float">
            <text:p>0.980143</text:p>
          </table:table-cell>
          <table:table-cell office:value-type="float" office:value="0.79" calcext:value-type="float">
            <text:p>0.79</text:p>
          </table:table-cell>
          <table:table-cell office:value-type="float" office:value="9.707775" calcext:value-type="float">
            <text:p>9.70777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2:00:00" calcext:value-type="date">
            <text:p>01/01/11 12:00 PM</text:p>
          </table:table-cell>
          <table:table-cell table:number-columns-repeated="2" office:value-type="float" office:value="0.71886" calcext:value-type="float">
            <text:p>0.71886</text:p>
          </table:table-cell>
          <table:table-cell office:value-type="float" office:value="0.49" calcext:value-type="float">
            <text:p>0.49</text:p>
          </table:table-cell>
          <table:table-cell office:value-type="float" office:value="8.93707" calcext:value-type="float">
            <text:p>8.937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3:00:00" calcext:value-type="date">
            <text:p>01/01/11 01:00 PM</text:p>
          </table:table-cell>
          <table:table-cell table:number-columns-repeated="2" office:value-type="float" office:value="0.720385" calcext:value-type="float">
            <text:p>0.720385</text:p>
          </table:table-cell>
          <table:table-cell office:value-type="float" office:value="0.46" calcext:value-type="float">
            <text:p>0.46</text:p>
          </table:table-cell>
          <table:table-cell office:value-type="float" office:value="7.002303" calcext:value-type="float">
            <text:p>7.00230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4:00:00" calcext:value-type="date">
            <text:p>01/01/11 02:00 PM</text:p>
          </table:table-cell>
          <table:table-cell table:number-columns-repeated="2" office:value-type="float" office:value="0.624733" calcext:value-type="float">
            <text:p>0.624733</text:p>
          </table:table-cell>
          <table:table-cell office:value-type="float" office:value="0.42" calcext:value-type="float">
            <text:p>0.42</text:p>
          </table:table-cell>
          <table:table-cell office:value-type="float" office:value="7.096971" calcext:value-type="float">
            <text:p>7.09697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5:00:00" calcext:value-type="date">
            <text:p>01/01/11 03:00 PM</text:p>
          </table:table-cell>
          <table:table-cell table:number-columns-repeated="2" office:value-type="float" office:value="0.612339" calcext:value-type="float">
            <text:p>0.612339</text:p>
          </table:table-cell>
          <table:table-cell office:value-type="float" office:value="0.41" calcext:value-type="float">
            <text:p>0.41</text:p>
          </table:table-cell>
          <table:table-cell office:value-type="float" office:value="6.5751" calcext:value-type="float">
            <text:p>6.575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6:00:00" calcext:value-type="date">
            <text:p>01/01/11 04:00 PM</text:p>
          </table:table-cell>
          <table:table-cell office:value-type="float" office:value="1.932802" calcext:value-type="float">
            <text:p>1.932802</text:p>
          </table:table-cell>
          <table:table-cell office:value-type="float" office:value="4.881156" calcext:value-type="float">
            <text:p>4.881156</text:p>
          </table:table-cell>
          <table:table-cell office:value-type="float" office:value="1.66" calcext:value-type="float">
            <text:p>1.66</text:p>
          </table:table-cell>
          <table:table-cell office:value-type="float" office:value="6.403012" calcext:value-type="float">
            <text:p>6.40301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7:00:00" calcext:value-type="date">
            <text:p>01/01/11 05:00 PM</text:p>
          </table:table-cell>
          <table:table-cell table:number-columns-repeated="2" office:value-type="float" office:value="0.955438" calcext:value-type="float">
            <text:p>0.955438</text:p>
          </table:table-cell>
          <table:table-cell office:value-type="float" office:value="0.62" calcext:value-type="float">
            <text:p>0.62</text:p>
          </table:table-cell>
          <table:table-cell office:value-type="float" office:value="7.190406" calcext:value-type="float">
            <text:p>7.1904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8:00:00" calcext:value-type="date">
            <text:p>01/01/11 06:00 PM</text:p>
          </table:table-cell>
          <table:table-cell table:number-columns-repeated="2" office:value-type="float" office:value="0.808531" calcext:value-type="float">
            <text:p>0.808531</text:p>
          </table:table-cell>
          <table:table-cell office:value-type="float" office:value="0.54" calcext:value-type="float">
            <text:p>0.54</text:p>
          </table:table-cell>
          <table:table-cell office:value-type="float" office:value="2.168693" calcext:value-type="float">
            <text:p>2.1686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19:00:00" calcext:value-type="date">
            <text:p>01/01/11 07:00 PM</text:p>
          </table:table-cell>
          <table:table-cell office:value-type="float" office:value="1.319476" calcext:value-type="float">
            <text:p>1.319476</text:p>
          </table:table-cell>
          <table:table-cell office:value-type="float" office:value="1.814526" calcext:value-type="float">
            <text:p>1.814526</text:p>
          </table:table-cell>
          <table:table-cell office:value-type="float" office:value="0.87" calcext:value-type="float">
            <text:p>0.87</text:p>
          </table:table-cell>
          <table:table-cell office:value-type="float" office:value="0.257748" calcext:value-type="float">
            <text:p>0.25774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0:00:00" calcext:value-type="date">
            <text:p>01/01/11 08:00 PM</text:p>
          </table:table-cell>
          <table:table-cell office:value-type="float" office:value="2.997462" calcext:value-type="float">
            <text:p>2.997462</text:p>
          </table:table-cell>
          <table:table-cell office:value-type="float" office:value="10.204457" calcext:value-type="float">
            <text:p>10.204457</text:p>
          </table:table-cell>
          <table:table-cell office:value-type="float" office:value="2.62" calcext:value-type="float">
            <text:p>2.62</text:p>
          </table:table-cell>
          <table:table-cell office:value-type="float" office:value="1.117074" calcext:value-type="float">
            <text:p>1.1170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1:00:00" calcext:value-type="date">
            <text:p>01/01/11 09:00 PM</text:p>
          </table:table-cell>
          <table:table-cell office:value-type="float" office:value="3.161844" calcext:value-type="float">
            <text:p>3.161844</text:p>
          </table:table-cell>
          <table:table-cell office:value-type="float" office:value="11.026365" calcext:value-type="float">
            <text:p>11.026365</text:p>
          </table:table-cell>
          <table:table-cell office:value-type="float" office:value="2.76" calcext:value-type="float">
            <text:p>2.76</text:p>
          </table:table-cell>
          <table:table-cell office:value-type="float" office:value="2.334286" calcext:value-type="float">
            <text:p>2.33428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2:00:00" calcext:value-type="date">
            <text:p>01/01/11 10:00 PM</text:p>
          </table:table-cell>
          <table:table-cell table:number-columns-repeated="2" office:value-type="float" office:value="0.863326" calcext:value-type="float">
            <text:p>0.863326</text:p>
          </table:table-cell>
          <table:table-cell office:value-type="float" office:value="0.68" calcext:value-type="float">
            <text:p>0.68</text:p>
          </table:table-cell>
          <table:table-cell office:value-type="float" office:value="0.927073" calcext:value-type="float">
            <text:p>0.92707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" office:value-type="date" office:date-value="2011-01-01T23:00:00" calcext:value-type="date">
            <text:p>01/01/11 11:00 PM</text:p>
          </table:table-cell>
          <table:table-cell table:number-columns-repeated="2" office:value-type="float" office:value="1.064568" calcext:value-type="float">
            <text:p>1.064568</text:p>
          </table:table-cell>
          <table:table-cell office:value-type="float" office:value="0.78" calcext:value-type="float">
            <text:p>0.78</text:p>
          </table:table-cell>
          <table:table-cell office:value-type="float" office:value="-0.527134" calcext:value-type="float">
            <text:p>-0.527134</text:p>
          </table:table-cell>
        </table:table-row>
      </table:table>
      <table:table table:name="Sheet2" table:style-name="ta1">
        <table:shapes>
          <draw:frame draw:z-index="0" draw:style-name="gr1" draw:text-style-name="P1" svg:width="337.52pt" svg:height="183.69pt" svg:x="396.54pt" svg:y="596.32pt">
            <draw:object draw:notify-on-update-of-ranges="Sheet2.A44:Sheet2.A67 Sheet2.B43:Sheet2.B43 Sheet2.B44:Sheet2.B67 Sheet2.A44:Sheet2.A67 Sheet2.C43:Sheet2.C43 Sheet2.C44:Sheet2.C67 Sheet2.A44:Sheet2.A67 Sheet2.D43:Sheet2.D43 Sheet2.D44:Sheet2.D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22.04pt" svg:height="181.67pt" svg:x="406.94pt" svg:y="792.91pt">
            <draw:object draw:notify-on-update-of-ranges="Sheet2.B70:Sheet2.B70 Sheet2.B71:Sheet2.B2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22.04pt" svg:height="181.67pt" svg:x="402.38pt" svg:y="977.3pt">
            <draw:object draw:notify-on-update-of-ranges="Sheet2.C70:Sheet2.C70 Sheet2.C71:Sheet2.C2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22.04pt" svg:height="181.67pt" svg:x="434.61pt" svg:y="1201.75pt">
            <draw:object draw:notify-on-update-of-ranges="Sheet2.C70:Sheet2.C70 Sheet2.C71:Sheet2.C2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ctual Load</text:p>
          </table:table-cell>
          <table:table-cell office:value-type="string" calcext:value-type="string">
            <text:p>Synthetic Load</text:p>
          </table:table-cell>
          <table:table-cell office:value-type="string" calcext:value-type="string">
            <text:p>Synthetic peaky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8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1.82486" calcext:value-type="float">
            <text:p>1.82486</text:p>
          </table:table-cell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office:value-type="float" office:value="-3.337665" calcext:value-type="float">
            <text:p>-3.337665</text:p>
          </table:table-cell>
          <table:table-cell office:value-type="float" office:value="-3.4" calcext:value-type="float">
            <text:p>-3.4</text:p>
          </table:table-cell>
          <table:table-cell table:number-columns-repeated="4"/>
          <table:table-cell office:value-type="float" office:value="0.61" calcext:value-type="float">
            <text:p>0.61</text:p>
          </table:table-cell>
          <table:table-cell table:formula="of:=1+[.N2]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483425" calcext:value-type="float">
            <text:p>1.483425</text:p>
          </table:table-cell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office:value-type="float" office:value="0.595287" calcext:value-type="float">
            <text:p>0.595287</text:p>
          </table:table-cell>
          <table:table-cell office:value-type="float" office:value="-3.4" calcext:value-type="float">
            <text:p>-3.4</text:p>
          </table:table-cell>
          <table:table-cell table:number-columns-repeated="4"/>
          <table:table-cell office:value-type="float" office:value="1.04" calcext:value-type="float">
            <text:p>1.04</text:p>
          </table:table-cell>
          <table:table-cell table:formula="of:=1+[.N3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.563661" calcext:value-type="float">
            <text:p>1.563661</text:p>
          </table:table-cell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office:value-type="float" office:value="-3.149619" calcext:value-type="float">
            <text:p>-3.149619</text:p>
          </table:table-cell>
          <table:table-cell office:value-type="float" office:value="-4" calcext:value-type="float">
            <text:p>-4</text:p>
          </table:table-cell>
          <table:table-cell table:number-columns-repeated="4"/>
          <table:table-cell office:value-type="float" office:value="0.62" calcext:value-type="float">
            <text:p>0.62</text:p>
          </table:table-cell>
          <table:table-cell table:formula="of:=1+[.N4]"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.53998" calcext:value-type="float">
            <text:p>1.53998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office:value-type="float" office:value="-2.348712" calcext:value-type="float">
            <text:p>-2.348712</text:p>
          </table:table-cell>
          <table:table-cell office:value-type="float" office:value="-5.3" calcext:value-type="float">
            <text:p>-5.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formula="of:=1+[.N5]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.654877" calcext:value-type="float">
            <text:p>1.654877</text:p>
          </table:table-cell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office:value-type="float" office:value="-5.171348" calcext:value-type="float">
            <text:p>-5.171348</text:p>
          </table:table-cell>
          <table:table-cell office:value-type="float" office:value="-5.2" calcext:value-type="float">
            <text:p>-5.2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table:formula="of:=1+[.N6]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.773965" calcext:value-type="float">
            <text:p>1.773965</text:p>
          </table:table-cell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office:value-type="float" office:value="-7.550094" calcext:value-type="float">
            <text:p>-7.550094</text:p>
          </table:table-cell>
          <table:table-cell office:value-type="float" office:value="-5.5" calcext:value-type="float">
            <text:p>-5.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7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.865826" calcext:value-type="float">
            <text:p>1.865826</text:p>
          </table:table-cell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office:value-type="float" office:value="-8.111973" calcext:value-type="float">
            <text:p>-8.111973</text:p>
          </table:table-cell>
          <table:table-cell office:value-type="float" office:value="-6.5" calcext:value-type="float">
            <text:p>-6.5</text:p>
          </table:table-cell>
          <table:table-cell table:number-columns-repeated="4"/>
          <table:table-cell office:value-type="float" office:value="0.57" calcext:value-type="float">
            <text:p>0.57</text:p>
          </table:table-cell>
          <table:table-cell table:formula="of:=1+[.N8]"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office:value-type="float" office:value="2.171358" calcext:value-type="float">
            <text:p>2.171358</text:p>
          </table:table-cell>
          <table:table-cell office:value-type="float" office:value="3.278169" calcext:value-type="float">
            <text:p>3.278169</text:p>
          </table:table-cell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office:value-type="float" office:value="-6.234301" calcext:value-type="float">
            <text:p>-6.234301</text:p>
          </table:table-cell>
          <table:table-cell office:value-type="float" office:value="-6.6" calcext:value-type="float">
            <text:p>-6.6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9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13" calcext:value-type="float">
            <text:p>1.13</text:p>
          </table:table-cell>
          <table:table-cell office:value-type="float" office:value="2.322111" calcext:value-type="float">
            <text:p>2.322111</text:p>
          </table:table-cell>
          <table:table-cell office:value-type="float" office:value="4.031933" calcext:value-type="float">
            <text:p>4.031933</text:p>
          </table:table-cell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office:value-type="float" office:value="-3.225634" calcext:value-type="float">
            <text:p>-3.225634</text:p>
          </table:table-cell>
          <table:table-cell office:value-type="float" office:value="-5.5" calcext:value-type="float">
            <text:p>-5.5</text:p>
          </table:table-cell>
          <table:table-cell table:number-columns-repeated="4"/>
          <table:table-cell office:value-type="float" office:value="1.13" calcext:value-type="float">
            <text:p>1.13</text:p>
          </table:table-cell>
          <table:table-cell table:formula="of:=1+[.N10]"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25" calcext:value-type="float">
            <text:p>1.25</text:p>
          </table:table-cell>
          <table:table-cell office:value-type="float" office:value="1.968015" calcext:value-type="float">
            <text:p>1.968015</text:p>
          </table:table-cell>
          <table:table-cell office:value-type="float" office:value="2.261454" calcext:value-type="float">
            <text:p>2.261454</text:p>
          </table:table-cell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office:value-type="float" office:value="-3.649701" calcext:value-type="float">
            <text:p>-3.649701</text:p>
          </table:table-cell>
          <table:table-cell office:value-type="float" office:value="-3.9" calcext:value-type="float">
            <text:p>-3.9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table:formula="of:=1+[.N1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82" calcext:value-type="float">
            <text:p>0.82</text:p>
          </table:table-cell>
          <table:table-cell office:value-type="float" office:value="1.948969" calcext:value-type="float">
            <text:p>1.948969</text:p>
          </table:table-cell>
          <table:table-cell office:value-type="float" office:value="2.166224" calcext:value-type="float">
            <text:p>2.166224</text:p>
          </table:table-cell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office:value-type="float" office:value="-3.275659" calcext:value-type="float">
            <text:p>-3.275659</text:p>
          </table:table-cell>
          <table:table-cell office:value-type="float" office:value="-2.7" calcext:value-type="float">
            <text:p>-2.7</text:p>
          </table:table-cell>
          <table:table-cell table:number-columns-repeated="4"/>
          <table:table-cell office:value-type="float" office:value="0.82" calcext:value-type="float">
            <text:p>0.82</text:p>
          </table:table-cell>
          <table:table-cell table:formula="of:=1+[.N12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.537851" calcext:value-type="float">
            <text:p>1.537851</text:p>
          </table:table-cell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office:value-type="float" office:value="1.730168" calcext:value-type="float">
            <text:p>1.730168</text:p>
          </table:table-cell>
          <table:table-cell office:value-type="float" office:value="-1.3" calcext:value-type="float">
            <text:p>-1.3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1+[.N13]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.595061" calcext:value-type="float">
            <text:p>1.595061</text:p>
          </table:table-cell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office:value-type="float" office:value="-0.091376" calcext:value-type="float">
            <text:p>-0.09137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table:formula="of:=1+[.N14]"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.539151" calcext:value-type="float">
            <text:p>1.539151</text:p>
          </table:table-cell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office:value-type="float" office:value="4.550833" calcext:value-type="float">
            <text:p>4.55083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42" calcext:value-type="float">
            <text:p>0.42</text:p>
          </table:table-cell>
          <table:table-cell table:formula="of:=1+[.N15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.450695" calcext:value-type="float">
            <text:p>1.450695</text:p>
          </table:table-cell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office:value-type="float" office:value="2.831773" calcext:value-type="float">
            <text:p>2.831773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0.53" calcext:value-type="float">
            <text:p>0.53</text:p>
          </table:table-cell>
          <table:table-cell table:formula="of:=1+[.N16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1.629593" calcext:value-type="float">
            <text:p>1.629593</text:p>
          </table:table-cell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office:value-type="float" office:value="-3.448359" calcext:value-type="float">
            <text:p>-3.448359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0.53" calcext:value-type="float">
            <text:p>0.53</text:p>
          </table:table-cell>
          <table:table-cell table:formula="of:=1+[.N17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1.721522" calcext:value-type="float">
            <text:p>1.721522</text:p>
          </table:table-cell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office:value-type="float" office:value="0.478026" calcext:value-type="float">
            <text:p>0.4780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 table:formula="of:=1+[.N18]"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61" calcext:value-type="float">
            <text:p>0.61</text:p>
          </table:table-cell>
          <table:table-cell office:value-type="float" office:value="1.930088" calcext:value-type="float">
            <text:p>1.930088</text:p>
          </table:table-cell>
          <table:table-cell office:value-type="float" office:value="2.071819" calcext:value-type="float">
            <text:p>2.071819</text:p>
          </table:table-cell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office:value-type="float" office:value="4.012366" calcext:value-type="float">
            <text:p>4.012366</text:p>
          </table:table-cell>
          <table:table-cell office:value-type="float" office:value="2.8" calcext:value-type="float">
            <text:p>2.8</text:p>
          </table:table-cell>
          <table:table-cell table:number-columns-repeated="4"/>
          <table:table-cell office:value-type="float" office:value="0.61" calcext:value-type="float">
            <text:p>0.61</text:p>
          </table:table-cell>
          <table:table-cell table:formula="of:=1+[.N19]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58" calcext:value-type="float">
            <text:p>0.58</text:p>
          </table:table-cell>
          <table:table-cell office:value-type="float" office:value="2.060305" calcext:value-type="float">
            <text:p>2.060305</text:p>
          </table:table-cell>
          <table:table-cell office:value-type="float" office:value="2.722905" calcext:value-type="float">
            <text:p>2.722905</text:p>
          </table:table-cell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office:value-type="float" office:value="4.299606" calcext:value-type="float">
            <text:p>4.299606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office:value-type="float" office:value="0.58" calcext:value-type="float">
            <text:p>0.58</text:p>
          </table:table-cell>
          <table:table-cell table:formula="of:=1+[.N20]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26" calcext:value-type="float">
            <text:p>1.26</text:p>
          </table:table-cell>
          <table:table-cell office:value-type="float" office:value="2.168668" calcext:value-type="float">
            <text:p>2.168668</text:p>
          </table:table-cell>
          <table:table-cell office:value-type="float" office:value="3.264721" calcext:value-type="float">
            <text:p>3.264721</text:p>
          </table:table-cell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office:value-type="float" office:value="2.098594" calcext:value-type="float">
            <text:p>2.098594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26" calcext:value-type="float">
            <text:p>1.26</text:p>
          </table:table-cell>
          <table:table-cell table:formula="of:=1+[.N21]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58" calcext:value-type="float">
            <text:p>1.58</text:p>
          </table:table-cell>
          <table:table-cell office:value-type="float" office:value="2.666801" calcext:value-type="float">
            <text:p>2.666801</text:p>
          </table:table-cell>
          <table:table-cell office:value-type="float" office:value="5.755385" calcext:value-type="float">
            <text:p>5.755385</text:p>
          </table:table-cell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office:value-type="float" office:value="2.980921" calcext:value-type="float">
            <text:p>2.980921</text:p>
          </table:table-cell>
          <table:table-cell office:value-type="float" office:value="1.4" calcext:value-type="float">
            <text:p>1.4</text:p>
          </table:table-cell>
          <table:table-cell table:number-columns-repeated="4"/>
          <table:table-cell office:value-type="float" office:value="1.58" calcext:value-type="float">
            <text:p>1.58</text:p>
          </table:table-cell>
          <table:table-cell table:formula="of:=1+[.N22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1.58" calcext:value-type="float">
            <text:p>1.58</text:p>
          </table:table-cell>
          <table:table-cell office:value-type="float" office:value="2.814659" calcext:value-type="float">
            <text:p>2.814659</text:p>
          </table:table-cell>
          <table:table-cell office:value-type="float" office:value="6.494676" calcext:value-type="float">
            <text:p>6.494676</text:p>
          </table:table-cell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office:value-type="float" office:value="3.334074" calcext:value-type="float">
            <text:p>3.334074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office:value-type="float" office:value="1.58" calcext:value-type="float">
            <text:p>1.58</text:p>
          </table:table-cell>
          <table:table-cell table:formula="of:=1+[.N23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88" calcext:value-type="float">
            <text:p>0.88</text:p>
          </table:table-cell>
          <table:table-cell office:value-type="float" office:value="2.318274" calcext:value-type="float">
            <text:p>2.318274</text:p>
          </table:table-cell>
          <table:table-cell office:value-type="float" office:value="4.012749" calcext:value-type="float">
            <text:p>4.012749</text:p>
          </table:table-cell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office:value-type="float" office:value="1.920885" calcext:value-type="float">
            <text:p>1.920885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0.88" calcext:value-type="float">
            <text:p>0.88</text:p>
          </table:table-cell>
          <table:table-cell table:formula="of:=1+[.N24]"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1812" calcext:value-type="float">
            <text:p>21812</text:p>
          </table:table-cell>
          <table:table-cell office:value-type="float" office:value="0.7" calcext:value-type="float">
            <text:p>0.7</text:p>
          </table:table-cell>
          <table:table-cell office:value-type="float" office:value="1.922007" calcext:value-type="float">
            <text:p>1.922007</text:p>
          </table:table-cell>
          <table:table-cell office:value-type="float" office:value="2.031415" calcext:value-type="float">
            <text:p>2.031415</text:p>
          </table:table-cell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office:value-type="float" office:value="3.765452" calcext:value-type="float">
            <text:p>3.76545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1+[.N25]" office:value-type="float" office:value="1.7" calcext:value-type="float">
            <text:p>1.7</text:p>
          </table:table-cell>
        </table:table-row>
        <table:table-row table:style-name="ro1" table:number-rows-repeated="17">
          <table:table-cell table:number-columns-repeated="15"/>
        </table:table-row>
        <table:table-row table:style-name="ro1">
          <table:table-cell/>
          <table:table-cell office:value-type="string" calcext:value-type="string">
            <text:p>Synthetic(Peaky factor=5.0)</text:p>
          </table:table-cell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3425" calcext:value-type="float">
            <text:p>1.483425</text:p>
          </table:table-cell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63661" calcext:value-type="float">
            <text:p>1.563661</text:p>
          </table:table-cell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998" calcext:value-type="float">
            <text:p>1.53998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54877" calcext:value-type="float">
            <text:p>1.654877</text:p>
          </table:table-cell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73965" calcext:value-type="float">
            <text:p>1.773965</text:p>
          </table:table-cell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65826" calcext:value-type="float">
            <text:p>1.865826</text:p>
          </table:table-cell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78169" calcext:value-type="float">
            <text:p>3.278169</text:p>
          </table:table-cell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1933" calcext:value-type="float">
            <text:p>4.031933</text:p>
          </table:table-cell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61454" calcext:value-type="float">
            <text:p>2.261454</text:p>
          </table:table-cell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66224" calcext:value-type="float">
            <text:p>2.166224</text:p>
          </table:table-cell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7851" calcext:value-type="float">
            <text:p>1.537851</text:p>
          </table:table-cell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5061" calcext:value-type="float">
            <text:p>1.595061</text:p>
          </table:table-cell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9151" calcext:value-type="float">
            <text:p>1.539151</text:p>
          </table:table-cell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50695" calcext:value-type="float">
            <text:p>1.450695</text:p>
          </table:table-cell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29593" calcext:value-type="float">
            <text:p>1.629593</text:p>
          </table:table-cell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21522" calcext:value-type="float">
            <text:p>1.721522</text:p>
          </table:table-cell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71819" calcext:value-type="float">
            <text:p>2.071819</text:p>
          </table:table-cell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22905" calcext:value-type="float">
            <text:p>2.722905</text:p>
          </table:table-cell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64721" calcext:value-type="float">
            <text:p>3.264721</text:p>
          </table:table-cell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55385" calcext:value-type="float">
            <text:p>5.755385</text:p>
          </table:table-cell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94676" calcext:value-type="float">
            <text:p>6.494676</text:p>
          </table:table-cell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12749" calcext:value-type="float">
            <text:p>4.012749</text:p>
          </table:table-cell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31415" calcext:value-type="float">
            <text:p>2.031415</text:p>
          </table:table-cell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ynthetic</text:p>
          </table:table-cell>
          <table:table-cell office:value-type="string" calcext:value-type="string">
            <text:p>Empirical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486" calcext:value-type="float">
            <text:p>1.6248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3425" calcext:value-type="float">
            <text:p>1.283425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3661" calcext:value-type="float">
            <text:p>1.36366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98" calcext:value-type="float">
            <text:p>1.3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4877" calcext:value-type="float">
            <text:p>1.45487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3965" calcext:value-type="float">
            <text:p>1.57396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5826" calcext:value-type="float">
            <text:p>1.66582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1358" calcext:value-type="float">
            <text:p>1.97135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2111" calcext:value-type="float">
            <text:p>2.12211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8015" calcext:value-type="float">
            <text:p>1.76801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8969" calcext:value-type="float">
            <text:p>1.74896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7851" calcext:value-type="float">
            <text:p>1.33785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5061" calcext:value-type="float">
            <text:p>1.39506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151" calcext:value-type="float">
            <text:p>1.33915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0695" calcext:value-type="float">
            <text:p>1.25069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9593" calcext:value-type="float">
            <text:p>1.429593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1522" calcext:value-type="float">
            <text:p>1.52152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0088" calcext:value-type="float">
            <text:p>1.73008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0305" calcext:value-type="float">
            <text:p>1.86030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8668" calcext:value-type="float">
            <text:p>1.96866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66801" calcext:value-type="float">
            <text:p>2.46680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4659" calcext:value-type="float">
            <text:p>2.61465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8274" calcext:value-type="float">
            <text:p>2.11827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2007" calcext:value-type="float">
            <text:p>1.72200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1724" calcext:value-type="float">
            <text:p>1.67172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1045" calcext:value-type="float">
            <text:p>1.361045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5126" calcext:value-type="float">
            <text:p>1.43512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6704" calcext:value-type="float">
            <text:p>1.37670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417" calcext:value-type="float">
            <text:p>1.4941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715" calcext:value-type="float">
            <text:p>1.3971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1727" calcext:value-type="float">
            <text:p>1.601727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6601" calcext:value-type="float">
            <text:p>1.94660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38908" calcext:value-type="float">
            <text:p>2.238908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0331" calcext:value-type="float">
            <text:p>2.120331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701" calcext:value-type="float">
            <text:p>1.74470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982" calcext:value-type="float">
            <text:p>1.5798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4176" calcext:value-type="float">
            <text:p>1.47417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1665" calcext:value-type="float">
            <text:p>1.37166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913" calcext:value-type="float">
            <text:p>1.2991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9594" calcext:value-type="float">
            <text:p>1.52959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6034" calcext:value-type="float">
            <text:p>1.66603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2478" calcext:value-type="float">
            <text:p>1.62247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8937" calcext:value-type="float">
            <text:p>1.72893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29" calcext:value-type="float">
            <text:p>2.0962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92794" calcext:value-type="float">
            <text:p>2.49279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7731" calcext:value-type="float">
            <text:p>2.617731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0469" calcext:value-type="float">
            <text:p>2.26046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5806" calcext:value-type="float">
            <text:p>1.79580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6089" calcext:value-type="float">
            <text:p>1.356089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683" calcext:value-type="float">
            <text:p>1.33368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0788" calcext:value-type="float">
            <text:p>1.48078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25" calcext:value-type="float">
            <text:p>1.192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905" calcext:value-type="float">
            <text:p>1.556905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3749" calcext:value-type="float">
            <text:p>1.51374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1803" calcext:value-type="float">
            <text:p>1.70180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331" calcext:value-type="float">
            <text:p>2.09633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1001" calcext:value-type="float">
            <text:p>1.99100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8985" calcext:value-type="float">
            <text:p>1.86898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5197" calcext:value-type="float">
            <text:p>1.70519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1394" calcext:value-type="float">
            <text:p>1.40139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2854" calcext:value-type="float">
            <text:p>1.38285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4116" calcext:value-type="float">
            <text:p>1.264116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8033" calcext:value-type="float">
            <text:p>1.39803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8929" calcext:value-type="float">
            <text:p>1.26892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342" calcext:value-type="float">
            <text:p>1.6134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313" calcext:value-type="float">
            <text:p>1.6631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9994" calcext:value-type="float">
            <text:p>1.73999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6206" calcext:value-type="float">
            <text:p>2.27620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1952" calcext:value-type="float">
            <text:p>2.391952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4887" calcext:value-type="float">
            <text:p>2.70488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1934" calcext:value-type="float">
            <text:p>2.12193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7439" calcext:value-type="float">
            <text:p>1.74743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3525" calcext:value-type="float">
            <text:p>1.48352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267" calcext:value-type="float">
            <text:p>1.16267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8455" calcext:value-type="float">
            <text:p>1.31845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3998" calcext:value-type="float">
            <text:p>1.16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6562" calcext:value-type="float">
            <text:p>1.38656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207" calcext:value-type="float">
            <text:p>1.452207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2616" calcext:value-type="float">
            <text:p>1.67261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5479" calcext:value-type="float">
            <text:p>2.03547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8085" calcext:value-type="float">
            <text:p>2.14808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2574" calcext:value-type="float">
            <text:p>2.00257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9821" calcext:value-type="float">
            <text:p>1.64982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1326" calcext:value-type="float">
            <text:p>1.38132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439" calcext:value-type="float">
            <text:p>1.32143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7069" calcext:value-type="float">
            <text:p>1.487069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2911" calcext:value-type="float">
            <text:p>1.282911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5214" calcext:value-type="float">
            <text:p>1.49521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324" calcext:value-type="float">
            <text:p>1.5932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9222" calcext:value-type="float">
            <text:p>1.53922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119" calcext:value-type="float">
            <text:p>1.68411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0775" calcext:value-type="float">
            <text:p>2.220775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0378" calcext:value-type="float">
            <text:p>2.52037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5386" calcext:value-type="float">
            <text:p>2.485386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0746" calcext:value-type="float">
            <text:p>1.95074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3223" calcext:value-type="float">
            <text:p>1.713223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4953" calcext:value-type="float">
            <text:p>1.674953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19" calcext:value-type="float">
            <text:p>1.3419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3826" calcext:value-type="float">
            <text:p>1.40382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2705" calcext:value-type="float">
            <text:p>1.2927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8065" calcext:value-type="float">
            <text:p>1.388065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061" calcext:value-type="float">
            <text:p>1.65006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9713" calcext:value-type="float">
            <text:p>1.37971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2413" calcext:value-type="float">
            <text:p>1.8724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6799" calcext:value-type="float">
            <text:p>2.12679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6959" calcext:value-type="float">
            <text:p>1.94695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745" calcext:value-type="float">
            <text:p>1.567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796" calcext:value-type="float">
            <text:p>1.36479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896" calcext:value-type="float">
            <text:p>1.4189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7954" calcext:value-type="float">
            <text:p>1.37795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9213" calcext:value-type="float">
            <text:p>1.40921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8278" calcext:value-type="float">
            <text:p>1.44827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8242" calcext:value-type="float">
            <text:p>1.73824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8368" calcext:value-type="float">
            <text:p>1.55836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4537" calcext:value-type="float">
            <text:p>1.72453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7196" calcext:value-type="float">
            <text:p>2.02719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56269" calcext:value-type="float">
            <text:p>2.55626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71783" calcext:value-type="float">
            <text:p>2.67178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3443" calcext:value-type="float">
            <text:p>2.09344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8306" calcext:value-type="float">
            <text:p>1.75830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315" calcext:value-type="float">
            <text:p>1.55031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9653" calcext:value-type="float">
            <text:p>1.29965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209" calcext:value-type="float">
            <text:p>1.519209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3905" calcext:value-type="float">
            <text:p>1.2839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5634" calcext:value-type="float">
            <text:p>1.635634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953" calcext:value-type="float">
            <text:p>1.647953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4184" calcext:value-type="float">
            <text:p>1.71418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0458" calcext:value-type="float">
            <text:p>1.87045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2571" calcext:value-type="float">
            <text:p>2.18257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7063" calcext:value-type="float">
            <text:p>1.957063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507" calcext:value-type="float">
            <text:p>1.68450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1055" calcext:value-type="float">
            <text:p>1.35105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639" calcext:value-type="float">
            <text:p>1.27463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6322" calcext:value-type="float">
            <text:p>1.256322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8196" calcext:value-type="float">
            <text:p>1.15819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356" calcext:value-type="float">
            <text:p>1.5735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676" calcext:value-type="float">
            <text:p>1.52767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424" calcext:value-type="float">
            <text:p>1.8142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7932" calcext:value-type="float">
            <text:p>1.967932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79347" calcext:value-type="float">
            <text:p>2.17934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36142" calcext:value-type="float">
            <text:p>2.436142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14359" calcext:value-type="float">
            <text:p>2.71435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4177" calcext:value-type="float">
            <text:p>2.13417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525" calcext:value-type="float">
            <text:p>1.686525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9157" calcext:value-type="float">
            <text:p>1.57915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629" calcext:value-type="float">
            <text:p>1.274629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0956" calcext:value-type="float">
            <text:p>1.27095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4493" calcext:value-type="float">
            <text:p>1.34449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0163" calcext:value-type="float">
            <text:p>1.59016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5169" calcext:value-type="float">
            <text:p>1.51516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6173" calcext:value-type="float">
            <text:p>1.72617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2369" calcext:value-type="float">
            <text:p>2.12236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465" calcext:value-type="float">
            <text:p>2.08546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951" calcext:value-type="float">
            <text:p>1.736951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605" calcext:value-type="float">
            <text:p>1.67660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0888" calcext:value-type="float">
            <text:p>1.600888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8565" calcext:value-type="float">
            <text:p>1.31856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7343" calcext:value-type="float">
            <text:p>1.42734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446" calcext:value-type="float">
            <text:p>1.32144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5561" calcext:value-type="float">
            <text:p>1.535561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8447" calcext:value-type="float">
            <text:p>1.71844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0943" calcext:value-type="float">
            <text:p>1.64094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98087" calcext:value-type="float">
            <text:p>1.89808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6091" calcext:value-type="float">
            <text:p>2.25609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31358" calcext:value-type="float">
            <text:p>2.43135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6616" calcext:value-type="float">
            <text:p>2.646616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80278" calcext:value-type="float">
            <text:p>1.980278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4349" calcext:value-type="float">
            <text:p>1.96434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145" calcext:value-type="float">
            <text:p>1.55014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91" calcext:value-type="float">
            <text:p>1.2529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0895" calcext:value-type="float">
            <text:p>1.30089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589" calcext:value-type="float">
            <text:p>1.33358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3952" calcext:value-type="float">
            <text:p>1.41395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536" calcext:value-type="float">
            <text:p>1.527536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7703" calcext:value-type="float">
            <text:p>1.41770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7159" calcext:value-type="float">
            <text:p>2.107159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3636" calcext:value-type="float">
            <text:p>2.22363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8476" calcext:value-type="float">
            <text:p>1.8584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445" calcext:value-type="float">
            <text:p>1.7694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8517" calcext:value-type="float">
            <text:p>1.538517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3392" calcext:value-type="float">
            <text:p>1.61339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244" calcext:value-type="float">
            <text:p>1.40624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261" calcext:value-type="float">
            <text:p>1.252261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9902" calcext:value-type="float">
            <text:p>1.509902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7226" calcext:value-type="float">
            <text:p>1.90722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40279" calcext:value-type="float">
            <text:p>1.840279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7475" calcext:value-type="float">
            <text:p>1.86747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2617" calcext:value-type="float">
            <text:p>2.18261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6787" calcext:value-type="float">
            <text:p>2.70678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0037" calcext:value-type="float">
            <text:p>2.6003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936" calcext:value-type="float">
            <text:p>1.949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834" calcext:value-type="float">
            <text:p>1.67683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018" calcext:value-type="float">
            <text:p>1.77401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8543" calcext:value-type="float">
            <text:p>1.42854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8438" calcext:value-type="float">
            <text:p>1.41843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835" calcext:value-type="float">
            <text:p>1.2683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0573" calcext:value-type="float">
            <text:p>1.51057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724" calcext:value-type="float">
            <text:p>1.5572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9799" calcext:value-type="float">
            <text:p>1.50979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7546" calcext:value-type="float">
            <text:p>1.80754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6383" calcext:value-type="float">
            <text:p>2.086383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9376" calcext:value-type="float">
            <text:p>1.8193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4279" calcext:value-type="float">
            <text:p>1.63427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3668" calcext:value-type="float">
            <text:p>1.533668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661" calcext:value-type="float">
            <text:p>1.31666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7915" calcext:value-type="float">
            <text:p>1.31791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9612" calcext:value-type="float">
            <text:p>1.33961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8196" calcext:value-type="float">
            <text:p>1.53819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44587" calcext:value-type="float">
            <text:p>1.94458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5552" calcext:value-type="float">
            <text:p>1.76555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334" calcext:value-type="float">
            <text:p>1.7333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7373" calcext:value-type="float">
            <text:p>2.08737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7275" calcext:value-type="float">
            <text:p>2.487275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96107" calcext:value-type="float">
            <text:p>2.69610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351" calcext:value-type="float">
            <text:p>2.13351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4726" calcext:value-type="float">
            <text:p>1.69472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9264" calcext:value-type="float">
            <text:p>1.71926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9821" calcext:value-type="float">
            <text:p>1.34982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0282" calcext:value-type="float">
            <text:p>1.40028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21375" calcext:value-type="float">
            <text:p>1.22137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19" calcext:value-type="float">
            <text:p>1.4381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019" calcext:value-type="float">
            <text:p>1.51401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256" calcext:value-type="float">
            <text:p>1.68625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985" calcext:value-type="float">
            <text:p>2.02985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7046" calcext:value-type="float">
            <text:p>2.20704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9175" calcext:value-type="float">
            <text:p>1.92917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8174" calcext:value-type="float">
            <text:p>1.78817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625" calcext:value-type="float">
            <text:p>1.4962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6683" calcext:value-type="float">
            <text:p>1.436683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0912" calcext:value-type="float">
            <text:p>1.330912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242" calcext:value-type="float">
            <text:p>1.33524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6076" calcext:value-type="float">
            <text:p>1.63607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5441" calcext:value-type="float">
            <text:p>1.59544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1375" calcext:value-type="float">
            <text:p>1.85137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1778" calcext:value-type="float">
            <text:p>1.90177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3989" calcext:value-type="float">
            <text:p>2.01398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6283" calcext:value-type="float">
            <text:p>2.34628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20948" calcext:value-type="float">
            <text:p>2.72094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1846" calcext:value-type="float">
            <text:p>2.18184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0217" calcext:value-type="float">
            <text:p>1.70021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317" calcext:value-type="float">
            <text:p>1.5503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1196" calcext:value-type="float">
            <text:p>1.51119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2168" calcext:value-type="float">
            <text:p>1.19216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375" calcext:value-type="float">
            <text:p>1.33537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6634" calcext:value-type="float">
            <text:p>1.376634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2092" calcext:value-type="float">
            <text:p>1.64209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8665" calcext:value-type="float">
            <text:p>1.60866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9561" calcext:value-type="float">
            <text:p>1.97956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1326" calcext:value-type="float">
            <text:p>2.03132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62476" calcext:value-type="float">
            <text:p>1.96247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5444" calcext:value-type="float">
            <text:p>1.77544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075" calcext:value-type="float">
            <text:p>1.36407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209" calcext:value-type="float">
            <text:p>1.43420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6371" calcext:value-type="float">
            <text:p>1.41637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896" calcext:value-type="float">
            <text:p>1.36489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256" calcext:value-type="float">
            <text:p>1.35525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8312" calcext:value-type="float">
            <text:p>1.70831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9966" calcext:value-type="float">
            <text:p>1.599966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8878" calcext:value-type="float">
            <text:p>1.86887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7191" calcext:value-type="float">
            <text:p>2.29719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19203" calcext:value-type="float">
            <text:p>2.41920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0168" calcext:value-type="float">
            <text:p>2.64016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3484" calcext:value-type="float">
            <text:p>2.10348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0174" calcext:value-type="float">
            <text:p>1.57017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6228" calcext:value-type="float">
            <text:p>1.58622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4773" calcext:value-type="float">
            <text:p>1.31477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9436" calcext:value-type="float">
            <text:p>1.44943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039" calcext:value-type="float">
            <text:p>1.2003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8949" calcext:value-type="float">
            <text:p>1.40894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8278" calcext:value-type="float">
            <text:p>1.52827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889" calcext:value-type="float">
            <text:p>1.69388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38898" calcext:value-type="float">
            <text:p>1.93889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15976" calcext:value-type="float">
            <text:p>2.21597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1974" calcext:value-type="float">
            <text:p>1.79197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043" calcext:value-type="float">
            <text:p>1.514043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2293" calcext:value-type="float">
            <text:p>1.42229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8948" calcext:value-type="float">
            <text:p>1.30894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7745" calcext:value-type="float">
            <text:p>1.31774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768" calcext:value-type="float">
            <text:p>1.3576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126" calcext:value-type="float">
            <text:p>1.5912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1771" calcext:value-type="float">
            <text:p>1.74177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0441" calcext:value-type="float">
            <text:p>1.62044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92088" calcext:value-type="float">
            <text:p>1.89208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9254" calcext:value-type="float">
            <text:p>2.24925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5399" calcext:value-type="float">
            <text:p>2.39539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4357" calcext:value-type="float">
            <text:p>2.64435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7136" calcext:value-type="float">
            <text:p>2.0771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4096" calcext:value-type="float">
            <text:p>1.62409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1506" calcext:value-type="float">
            <text:p>1.60150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2913" calcext:value-type="float">
            <text:p>1.44291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032" calcext:value-type="float">
            <text:p>1.35503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91383" calcext:value-type="float">
            <text:p>1.19138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2178" calcext:value-type="float">
            <text:p>1.4217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0311" calcext:value-type="float">
            <text:p>1.63031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8666" calcext:value-type="float">
            <text:p>1.67866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48876" calcext:value-type="float">
            <text:p>2.04887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2967" calcext:value-type="float">
            <text:p>2.13296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4775" calcext:value-type="float">
            <text:p>1.75477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3203" calcext:value-type="float">
            <text:p>1.83203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726" calcext:value-type="float">
            <text:p>1.69372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8378" calcext:value-type="float">
            <text:p>1.4083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448" calcext:value-type="float">
            <text:p>1.4444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83882" calcext:value-type="float">
            <text:p>1.08388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6308" calcext:value-type="float">
            <text:p>1.36630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5389" calcext:value-type="float">
            <text:p>1.585389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2485" calcext:value-type="float">
            <text:p>1.65248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1121" calcext:value-type="float">
            <text:p>2.01112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0586" calcext:value-type="float">
            <text:p>2.3058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01703" calcext:value-type="float">
            <text:p>2.40170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65862" calcext:value-type="float">
            <text:p>2.765862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85362" calcext:value-type="float">
            <text:p>2.285362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5123" calcext:value-type="float">
            <text:p>1.655123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542" calcext:value-type="float">
            <text:p>1.556542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6258" calcext:value-type="float">
            <text:p>1.35625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6222" calcext:value-type="float">
            <text:p>1.15622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709" calcext:value-type="float">
            <text:p>1.51970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4948" calcext:value-type="float">
            <text:p>1.55494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3174" calcext:value-type="float">
            <text:p>1.47317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7848" calcext:value-type="float">
            <text:p>1.61784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5856" calcext:value-type="float">
            <text:p>2.01585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67598" calcext:value-type="float">
            <text:p>2.167598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195" calcext:value-type="float">
            <text:p>1.92719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0216" calcext:value-type="float">
            <text:p>1.8802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8285" calcext:value-type="float">
            <text:p>1.54828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2953" calcext:value-type="float">
            <text:p>1.522953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5475" calcext:value-type="float">
            <text:p>1.35547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6319" calcext:value-type="float">
            <text:p>1.39631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9839" calcext:value-type="float">
            <text:p>1.39983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5676" calcext:value-type="float">
            <text:p>1.61567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3373" calcext:value-type="float">
            <text:p>1.67337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1402" calcext:value-type="float">
            <text:p>1.741402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073" calcext:value-type="float">
            <text:p>2.2707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0683" calcext:value-type="float">
            <text:p>2.34068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6014" calcext:value-type="float">
            <text:p>2.61601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936" calcext:value-type="float">
            <text:p>2.1893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1926" calcext:value-type="float">
            <text:p>1.69192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4676" calcext:value-type="float">
            <text:p>1.80467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2976" calcext:value-type="float">
            <text:p>1.40297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5422" calcext:value-type="float">
            <text:p>1.31542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25852" calcext:value-type="float">
            <text:p>1.02585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8488" calcext:value-type="float">
            <text:p>1.52848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799" calcext:value-type="float">
            <text:p>1.468799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3564" calcext:value-type="float">
            <text:p>1.68356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9074" calcext:value-type="float">
            <text:p>2.09907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48569" calcext:value-type="float">
            <text:p>2.04856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6109" calcext:value-type="float">
            <text:p>1.86610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4734" calcext:value-type="float">
            <text:p>1.58473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851" calcext:value-type="float">
            <text:p>1.66285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7928" calcext:value-type="float">
            <text:p>1.29792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4786" calcext:value-type="float">
            <text:p>1.294786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5523" calcext:value-type="float">
            <text:p>1.33552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1846" calcext:value-type="float">
            <text:p>1.32184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9106" calcext:value-type="float">
            <text:p>1.79910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238" calcext:value-type="float">
            <text:p>1.612238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9073" calcext:value-type="float">
            <text:p>1.789073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6959" calcext:value-type="float">
            <text:p>2.18695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438" calcext:value-type="float">
            <text:p>2.7043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88862" calcext:value-type="float">
            <text:p>2.488862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89067" calcext:value-type="float">
            <text:p>1.98906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71" calcext:value-type="float">
            <text:p>1.7447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36" calcext:value-type="float">
            <text:p>1.5563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4291" calcext:value-type="float">
            <text:p>1.30429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2361" calcext:value-type="float">
            <text:p>1.3236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5804" calcext:value-type="float">
            <text:p>1.41580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7918" calcext:value-type="float">
            <text:p>1.30791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5141" calcext:value-type="float">
            <text:p>1.535141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4461" calcext:value-type="float">
            <text:p>1.744461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6734" calcext:value-type="float">
            <text:p>1.92673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96947" calcext:value-type="float">
            <text:p>2.09694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3442" calcext:value-type="float">
            <text:p>1.693442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8034" calcext:value-type="float">
            <text:p>1.69803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506" calcext:value-type="float">
            <text:p>1.561506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4444" calcext:value-type="float">
            <text:p>1.46444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501" calcext:value-type="float">
            <text:p>1.39150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8248" calcext:value-type="float">
            <text:p>1.37824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0738" calcext:value-type="float">
            <text:p>1.46073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3924" calcext:value-type="float">
            <text:p>1.67392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8113" calcext:value-type="float">
            <text:p>1.62811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4434" calcext:value-type="float">
            <text:p>1.904434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19469" calcext:value-type="float">
            <text:p>2.21946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42647" calcext:value-type="float">
            <text:p>2.54264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92019" calcext:value-type="float">
            <text:p>2.59201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1969" calcext:value-type="float">
            <text:p>2.07196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5836" calcext:value-type="float">
            <text:p>1.67583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8398" calcext:value-type="float">
            <text:p>1.55839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46444" calcext:value-type="float">
            <text:p>1.14644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7353" calcext:value-type="float">
            <text:p>1.27735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4661" calcext:value-type="float">
            <text:p>1.374661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633" calcext:value-type="float">
            <text:p>1.51863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8118" calcext:value-type="float">
            <text:p>1.56811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5055" calcext:value-type="float">
            <text:p>1.51505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5521" calcext:value-type="float">
            <text:p>2.12552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3237" calcext:value-type="float">
            <text:p>2.26323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0198" calcext:value-type="float">
            <text:p>1.85019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6541" calcext:value-type="float">
            <text:p>1.74654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9825" calcext:value-type="float">
            <text:p>1.36982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4205" calcext:value-type="float">
            <text:p>1.33420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0221" calcext:value-type="float">
            <text:p>1.260221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2578" calcext:value-type="float">
            <text:p>1.63257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6707" calcext:value-type="float">
            <text:p>1.68670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8564" calcext:value-type="float">
            <text:p>1.77856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115" calcext:value-type="float">
            <text:p>1.61211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4787" calcext:value-type="float">
            <text:p>1.75478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0283" calcext:value-type="float">
            <text:p>2.10028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0607" calcext:value-type="float">
            <text:p>2.2906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82084" calcext:value-type="float">
            <text:p>2.58208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8577" calcext:value-type="float">
            <text:p>2.11857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7695" calcext:value-type="float">
            <text:p>1.527695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755" calcext:value-type="float">
            <text:p>1.438755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3707" calcext:value-type="float">
            <text:p>1.313707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0096" calcext:value-type="float">
            <text:p>1.160096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7488" calcext:value-type="float">
            <text:p>1.21748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783" calcext:value-type="float">
            <text:p>1.4678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0295" calcext:value-type="float">
            <text:p>1.41029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0016" calcext:value-type="float">
            <text:p>1.62001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9567" calcext:value-type="float">
            <text:p>1.90956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75259" calcext:value-type="float">
            <text:p>2.275259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7106" calcext:value-type="float">
            <text:p>1.877106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5804" calcext:value-type="float">
            <text:p>1.665804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3615" calcext:value-type="float">
            <text:p>1.54361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08578" calcext:value-type="float">
            <text:p>1.1085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4607" calcext:value-type="float">
            <text:p>1.294607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1514" calcext:value-type="float">
            <text:p>1.49151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5935" calcext:value-type="float">
            <text:p>1.615935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3232" calcext:value-type="float">
            <text:p>1.55323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19751" calcext:value-type="float">
            <text:p>1.81975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0261" calcext:value-type="float">
            <text:p>1.82026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1725" calcext:value-type="float">
            <text:p>2.251725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67264" calcext:value-type="float">
            <text:p>2.66726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38603" calcext:value-type="float">
            <text:p>2.63860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303" calcext:value-type="float">
            <text:p>2.08530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9437" calcext:value-type="float">
            <text:p>1.75943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0041" calcext:value-type="float">
            <text:p>1.560041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1684" calcext:value-type="float">
            <text:p>1.27168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645" calcext:value-type="float">
            <text:p>1.1564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7872" calcext:value-type="float">
            <text:p>1.20787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0277" calcext:value-type="float">
            <text:p>1.45027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1454" calcext:value-type="float">
            <text:p>1.52145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466" calcext:value-type="float">
            <text:p>1.6946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5625" calcext:value-type="float">
            <text:p>1.875625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08917" calcext:value-type="float">
            <text:p>2.10891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7273" calcext:value-type="float">
            <text:p>1.907273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6732" calcext:value-type="float">
            <text:p>1.676732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469" calcext:value-type="float">
            <text:p>1.45469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1455" calcext:value-type="float">
            <text:p>1.51145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1375" calcext:value-type="float">
            <text:p>1.40137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982" calcext:value-type="float">
            <text:p>1.3498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07" calcext:value-type="float">
            <text:p>1.5240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7277" calcext:value-type="float">
            <text:p>1.74727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377" calcext:value-type="float">
            <text:p>1.650377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847" calcext:value-type="float">
            <text:p>1.561847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61656" calcext:value-type="float">
            <text:p>2.161656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02407" calcext:value-type="float">
            <text:p>2.5024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39493" calcext:value-type="float">
            <text:p>2.33949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8834" calcext:value-type="float">
            <text:p>2.18883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27" calcext:value-type="float">
            <text:p>1.572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202" calcext:value-type="float">
            <text:p>1.647202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1994" calcext:value-type="float">
            <text:p>1.37199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039" calcext:value-type="float">
            <text:p>1.406039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505" calcext:value-type="float">
            <text:p>1.30505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8037" calcext:value-type="float">
            <text:p>1.44803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698" calcext:value-type="float">
            <text:p>1.6969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495" calcext:value-type="float">
            <text:p>1.685495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0076" calcext:value-type="float">
            <text:p>1.790076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4964" calcext:value-type="float">
            <text:p>2.20496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8897" calcext:value-type="float">
            <text:p>1.90889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5911" calcext:value-type="float">
            <text:p>1.67591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4683" calcext:value-type="float">
            <text:p>1.60468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6416" calcext:value-type="float">
            <text:p>1.55641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538" calcext:value-type="float">
            <text:p>1.39153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08003" calcext:value-type="float">
            <text:p>1.10800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528" calcext:value-type="float">
            <text:p>1.45252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8023" calcext:value-type="float">
            <text:p>1.668023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9684" calcext:value-type="float">
            <text:p>1.62968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3548" calcext:value-type="float">
            <text:p>1.703548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6134" calcext:value-type="float">
            <text:p>2.01613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98951" calcext:value-type="float">
            <text:p>2.49895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10533" calcext:value-type="float">
            <text:p>2.61053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3733" calcext:value-type="float">
            <text:p>2.13733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6944" calcext:value-type="float">
            <text:p>1.696944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4016" calcext:value-type="float">
            <text:p>1.76401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5758" calcext:value-type="float">
            <text:p>1.39575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71108" calcext:value-type="float">
            <text:p>1.17110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1827" calcext:value-type="float">
            <text:p>1.291827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906" calcext:value-type="float">
            <text:p>1.468906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606" calcext:value-type="float">
            <text:p>1.685606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8936" calcext:value-type="float">
            <text:p>1.658936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797" calcext:value-type="float">
            <text:p>1.92779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1545" calcext:value-type="float">
            <text:p>2.14154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6338" calcext:value-type="float">
            <text:p>1.8633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2616" calcext:value-type="float">
            <text:p>1.6126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8379" calcext:value-type="float">
            <text:p>1.488379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9145" calcext:value-type="float">
            <text:p>1.359145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584" calcext:value-type="float">
            <text:p>1.43458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85845" calcext:value-type="float">
            <text:p>1.18584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405" calcext:value-type="float">
            <text:p>1.524405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0338" calcext:value-type="float">
            <text:p>1.57033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8943" calcext:value-type="float">
            <text:p>1.82894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0406" calcext:value-type="float">
            <text:p>1.88040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8342" calcext:value-type="float">
            <text:p>2.268342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18514" calcext:value-type="float">
            <text:p>2.51851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91251" calcext:value-type="float">
            <text:p>2.591251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91245" calcext:value-type="float">
            <text:p>2.29124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4591" calcext:value-type="float">
            <text:p>1.57459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7806" calcext:value-type="float">
            <text:p>1.66780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2303" calcext:value-type="float">
            <text:p>1.45230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7368" calcext:value-type="float">
            <text:p>1.377368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2762" calcext:value-type="float">
            <text:p>1.33276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0298" calcext:value-type="float">
            <text:p>1.40029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53" calcext:value-type="float">
            <text:p>1.53253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7842" calcext:value-type="float">
            <text:p>1.627842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33838" calcext:value-type="float">
            <text:p>2.233838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42736" calcext:value-type="float">
            <text:p>2.142736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51288" calcext:value-type="float">
            <text:p>1.85128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5099" calcext:value-type="float">
            <text:p>1.715099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6474" calcext:value-type="float">
            <text:p>1.60647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3991" calcext:value-type="float">
            <text:p>1.293991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8693" calcext:value-type="float">
            <text:p>1.43869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4664" calcext:value-type="float">
            <text:p>1.30466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5234" calcext:value-type="float">
            <text:p>1.50523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16787" calcext:value-type="float">
            <text:p>1.71678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6074" calcext:value-type="float">
            <text:p>1.58607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6396" calcext:value-type="float">
            <text:p>1.76639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6052" calcext:value-type="float">
            <text:p>2.006052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60643" calcext:value-type="float">
            <text:p>2.360643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4765" calcext:value-type="float">
            <text:p>2.52476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1642" calcext:value-type="float">
            <text:p>1.991642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829" calcext:value-type="float">
            <text:p>1.64782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7343" calcext:value-type="float">
            <text:p>1.507343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91096" calcext:value-type="float">
            <text:p>1.29109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683" calcext:value-type="float">
            <text:p>1.30668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0674" calcext:value-type="float">
            <text:p>1.580674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0519" calcext:value-type="float">
            <text:p>1.440519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3975" calcext:value-type="float">
            <text:p>1.63397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1948" calcext:value-type="float">
            <text:p>1.82194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75303" calcext:value-type="float">
            <text:p>1.97530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9611" calcext:value-type="float">
            <text:p>2.229611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7585" calcext:value-type="float">
            <text:p>1.92758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2876" calcext:value-type="float">
            <text:p>1.77287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863" calcext:value-type="float">
            <text:p>1.589863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8042" calcext:value-type="float">
            <text:p>1.35804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4384" calcext:value-type="float">
            <text:p>1.35438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6954" calcext:value-type="float">
            <text:p>1.346954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6916" calcext:value-type="float">
            <text:p>1.45691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556" calcext:value-type="float">
            <text:p>1.66255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4647" calcext:value-type="float">
            <text:p>1.654647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4125" calcext:value-type="float">
            <text:p>1.684125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52814" calcext:value-type="float">
            <text:p>2.152814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22628" calcext:value-type="float">
            <text:p>2.42262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4168" calcext:value-type="float">
            <text:p>2.6416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56897" calcext:value-type="float">
            <text:p>2.35689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9891" calcext:value-type="float">
            <text:p>1.62989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58" calcext:value-type="float">
            <text:p>1.5325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2498" calcext:value-type="float">
            <text:p>1.472498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6092" calcext:value-type="float">
            <text:p>1.21609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148" calcext:value-type="float">
            <text:p>1.25214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7938" calcext:value-type="float">
            <text:p>1.65793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0158" calcext:value-type="float">
            <text:p>1.66015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3239" calcext:value-type="float">
            <text:p>1.76323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26187" calcext:value-type="float">
            <text:p>2.026187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5854" calcext:value-type="float">
            <text:p>2.18585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408" calcext:value-type="float">
            <text:p>1.736408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5926" calcext:value-type="float">
            <text:p>1.60592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2234" calcext:value-type="float">
            <text:p>1.352234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4784" calcext:value-type="float">
            <text:p>1.364784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9298" calcext:value-type="float">
            <text:p>1.549298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1302" calcext:value-type="float">
            <text:p>1.281302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8148" calcext:value-type="float">
            <text:p>1.498148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608" calcext:value-type="float">
            <text:p>1.6060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4321" calcext:value-type="float">
            <text:p>1.594321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3631" calcext:value-type="float">
            <text:p>1.82363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1413" calcext:value-type="float">
            <text:p>2.181413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3454" calcext:value-type="float">
            <text:p>2.243454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56204" calcext:value-type="float">
            <text:p>2.75620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14094" calcext:value-type="float">
            <text:p>1.914094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3427" calcext:value-type="float">
            <text:p>1.68342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5817" calcext:value-type="float">
            <text:p>1.4958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3614" calcext:value-type="float">
            <text:p>1.373614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4103" calcext:value-type="float">
            <text:p>1.28410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0278" calcext:value-type="float">
            <text:p>1.54027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8201" calcext:value-type="float">
            <text:p>1.57820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7912" calcext:value-type="float">
            <text:p>1.64791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80804" calcext:value-type="float">
            <text:p>1.480804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59821" calcext:value-type="float">
            <text:p>1.959821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85235" calcext:value-type="float">
            <text:p>2.085235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249" calcext:value-type="float">
            <text:p>1.7424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7088" calcext:value-type="float">
            <text:p>1.587088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1705" calcext:value-type="float">
            <text:p>1.53170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9078" calcext:value-type="float">
            <text:p>1.46907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3493" calcext:value-type="float">
            <text:p>1.50349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90998" calcext:value-type="float">
            <text:p>1.490998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7957" calcext:value-type="float">
            <text:p>1.40795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5714" calcext:value-type="float">
            <text:p>1.775714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2522" calcext:value-type="float">
            <text:p>1.82522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3429" calcext:value-type="float">
            <text:p>1.62342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5641" calcext:value-type="float">
            <text:p>2.185641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58426" calcext:value-type="float">
            <text:p>2.358426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00395" calcext:value-type="float">
            <text:p>2.70039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2737" calcext:value-type="float">
            <text:p>2.112737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4279" calcext:value-type="float">
            <text:p>1.764279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4417" calcext:value-type="float">
            <text:p>1.514417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6621" calcext:value-type="float">
            <text:p>1.286621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63945" calcext:value-type="float">
            <text:p>1.163945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1149" calcext:value-type="float">
            <text:p>1.39114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06497" calcext:value-type="float">
            <text:p>1.406497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5062" calcext:value-type="float">
            <text:p>1.59506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0083" calcext:value-type="float">
            <text:p>1.74008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81713" calcext:value-type="float">
            <text:p>1.8817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09774" calcext:value-type="float">
            <text:p>2.00977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05557" calcext:value-type="float">
            <text:p>1.70555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5657" calcext:value-type="float">
            <text:p>1.875657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7395" calcext:value-type="float">
            <text:p>1.547395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1457" calcext:value-type="float">
            <text:p>1.541457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4565" calcext:value-type="float">
            <text:p>1.274565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069" calcext:value-type="float">
            <text:p>1.31606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4769" calcext:value-type="float">
            <text:p>1.41476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963" calcext:value-type="float">
            <text:p>1.43963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6155" calcext:value-type="float">
            <text:p>1.536155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756" calcext:value-type="float">
            <text:p>1.7275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79448" calcext:value-type="float">
            <text:p>2.07944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4168" calcext:value-type="float">
            <text:p>2.52416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1243" calcext:value-type="float">
            <text:p>2.521243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80306" calcext:value-type="float">
            <text:p>2.180306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7401" calcext:value-type="float">
            <text:p>1.607401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73224" calcext:value-type="float">
            <text:p>1.37322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8743" calcext:value-type="float">
            <text:p>1.27874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57451" calcext:value-type="float">
            <text:p>1.157451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09122" calcext:value-type="float">
            <text:p>1.209122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1452" calcext:value-type="float">
            <text:p>1.351452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71335" calcext:value-type="float">
            <text:p>1.671335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8778" calcext:value-type="float">
            <text:p>1.618778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7254" calcext:value-type="float">
            <text:p>2.057254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86744" calcext:value-type="float">
            <text:p>2.28674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8019" calcext:value-type="float">
            <text:p>1.74801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5108" calcext:value-type="float">
            <text:p>1.635108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2691" calcext:value-type="float">
            <text:p>1.58269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6956" calcext:value-type="float">
            <text:p>1.346956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2213" calcext:value-type="float">
            <text:p>1.35221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0785" calcext:value-type="float">
            <text:p>1.39078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9566" calcext:value-type="float">
            <text:p>1.439566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1726" calcext:value-type="float">
            <text:p>1.61726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5663" calcext:value-type="float">
            <text:p>1.605663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0391" calcext:value-type="float">
            <text:p>1.640391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5408" calcext:value-type="float">
            <text:p>2.12540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71811" calcext:value-type="float">
            <text:p>2.47181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43064" calcext:value-type="float">
            <text:p>2.743064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42005" calcext:value-type="float">
            <text:p>2.24200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158" calcext:value-type="float">
            <text:p>1.650158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6841" calcext:value-type="float">
            <text:p>1.316841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906" calcext:value-type="float">
            <text:p>1.51890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52683" calcext:value-type="float">
            <text:p>1.252683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3998" calcext:value-type="float">
            <text:p>1.383998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19441" calcext:value-type="float">
            <text:p>1.31944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6778" calcext:value-type="float">
            <text:p>1.51677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6029" calcext:value-type="float">
            <text:p>1.436029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92213" calcext:value-type="float">
            <text:p>1.9922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54797" calcext:value-type="float">
            <text:p>2.154797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36409" calcext:value-type="float">
            <text:p>1.836409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3016" calcext:value-type="float">
            <text:p>1.77301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46741" calcext:value-type="float">
            <text:p>1.64674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828" calcext:value-type="float">
            <text:p>1.306828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76574" calcext:value-type="float">
            <text:p>1.476574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31549" calcext:value-type="float">
            <text:p>1.131549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68773" calcext:value-type="float">
            <text:p>1.468773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18" calcext:value-type="float">
            <text:p>1.77418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51594" calcext:value-type="float">
            <text:p>1.75159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6543" calcext:value-type="float">
            <text:p>1.786543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31839" calcext:value-type="float">
            <text:p>2.03183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56089" calcext:value-type="float">
            <text:p>2.556089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04467" calcext:value-type="float">
            <text:p>2.604467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28459" calcext:value-type="float">
            <text:p>2.328459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97016" calcext:value-type="float">
            <text:p>1.697016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20434" calcext:value-type="float">
            <text:p>1.720434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0186" calcext:value-type="float">
            <text:p>1.52018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86842" calcext:value-type="float">
            <text:p>1.186842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6149" calcext:value-type="float">
            <text:p>1.276149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9081" calcext:value-type="float">
            <text:p>1.519081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2484" calcext:value-type="float">
            <text:p>1.662484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171" calcext:value-type="float">
            <text:p>1.769171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02343" calcext:value-type="float">
            <text:p>1.90234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51653" calcext:value-type="float">
            <text:p>2.251653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225" calcext:value-type="float">
            <text:p>1.589225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09526" calcext:value-type="float">
            <text:p>1.609526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24142" calcext:value-type="float">
            <text:p>1.52414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19862" calcext:value-type="float">
            <text:p>1.419862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45353" calcext:value-type="float">
            <text:p>1.44535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14663" calcext:value-type="float">
            <text:p>1.214663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1624" calcext:value-type="float">
            <text:p>1.561624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241" calcext:value-type="float">
            <text:p>1.53241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4224" calcext:value-type="float">
            <text:p>1.57422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99749" calcext:value-type="float">
            <text:p>1.799749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05368" calcext:value-type="float">
            <text:p>2.205368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97778" calcext:value-type="float">
            <text:p>2.397778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65135" calcext:value-type="float">
            <text:p>2.565135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27838" calcext:value-type="float">
            <text:p>2.227838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68362" calcext:value-type="float">
            <text:p>1.568362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1266" calcext:value-type="float">
            <text:p>1.581266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73053" calcext:value-type="float">
            <text:p>1.273053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684" calcext:value-type="float">
            <text:p>1.333684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47573" calcext:value-type="float">
            <text:p>1.147573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61858" calcext:value-type="float">
            <text:p>1.361858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0408" calcext:value-type="float">
            <text:p>1.530408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6783" calcext:value-type="float">
            <text:p>1.536783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7613" calcext:value-type="float">
            <text:p>2.017613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39404" calcext:value-type="float">
            <text:p>2.33940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36894" calcext:value-type="float">
            <text:p>1.736894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69131" calcext:value-type="float">
            <text:p>1.769131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90982" calcext:value-type="float">
            <text:p>1.390982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2629" calcext:value-type="float">
            <text:p>1.622629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7353" calcext:value-type="float">
            <text:p>1.43735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40006" calcext:value-type="float">
            <text:p>1.340006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58919" calcext:value-type="float">
            <text:p>1.358919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4637" calcext:value-type="float">
            <text:p>1.774637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61666" calcext:value-type="float">
            <text:p>1.661666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476" calcext:value-type="float">
            <text:p>1.6547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9649" calcext:value-type="float">
            <text:p>2.129649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17107" calcext:value-type="float">
            <text:p>2.417107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777089" calcext:value-type="float">
            <text:p>2.777089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0811" calcext:value-type="float">
            <text:p>2.050811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50888" calcext:value-type="float">
            <text:p>1.650888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77308" calcext:value-type="float">
            <text:p>1.577308</text:p>
          </table:table-cell>
          <table:table-cell office:value-type="float" office:value="1.558497" calcext:value-type="float">
            <text:p>1.558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126" calcext:value-type="float">
            <text:p>1.306126</text:p>
          </table:table-cell>
          <table:table-cell office:value-type="float" office:value="1.337642" calcext:value-type="float">
            <text:p>1.337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46054" calcext:value-type="float">
            <text:p>1.046054</text:p>
          </table:table-cell>
          <table:table-cell office:value-type="float" office:value="1.295333" calcext:value-type="float">
            <text:p>1.295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33431" calcext:value-type="float">
            <text:p>1.333431</text:p>
          </table:table-cell>
          <table:table-cell office:value-type="float" office:value="1.283589" calcext:value-type="float">
            <text:p>1.28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18043" calcext:value-type="float">
            <text:p>1.518043</text:p>
          </table:table-cell>
          <table:table-cell office:value-type="float" office:value="1.471112" calcext:value-type="float">
            <text:p>1.4711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3132" calcext:value-type="float">
            <text:p>1.63132</text:p>
          </table:table-cell>
          <table:table-cell office:value-type="float" office:value="1.589991" calcext:value-type="float">
            <text:p>1.589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9347" calcext:value-type="float">
            <text:p>1.689347</text:p>
          </table:table-cell>
          <table:table-cell office:value-type="float" office:value="1.615095" calcext:value-type="float">
            <text:p>1.6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29242" calcext:value-type="float">
            <text:p>1.929242</text:p>
          </table:table-cell>
          <table:table-cell office:value-type="float" office:value="2.004158" calcext:value-type="float">
            <text:p>2.0041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14484" calcext:value-type="float">
            <text:p>2.114484</text:p>
          </table:table-cell>
          <table:table-cell office:value-type="float" office:value="2.154122" calcext:value-type="float">
            <text:p>2.154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03157" calcext:value-type="float">
            <text:p>1.803157</text:p>
          </table:table-cell>
          <table:table-cell office:value-type="float" office:value="1.835825" calcext:value-type="float">
            <text:p>1.835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2345" calcext:value-type="float">
            <text:p>1.62345</text:p>
          </table:table-cell>
          <table:table-cell office:value-type="float" office:value="1.670689" calcext:value-type="float">
            <text:p>1.67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42771" calcext:value-type="float">
            <text:p>1.542771</text:p>
          </table:table-cell>
          <table:table-cell office:value-type="float" office:value="1.52587" calcext:value-type="float">
            <text:p>1.52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1367" calcext:value-type="float">
            <text:p>1.261367</text:p>
          </table:table-cell>
          <table:table-cell office:value-type="float" office:value="1.379338" calcext:value-type="float">
            <text:p>1.37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6483" calcext:value-type="float">
            <text:p>1.286483</text:p>
          </table:table-cell>
          <table:table-cell office:value-type="float" office:value="1.385543" calcext:value-type="float">
            <text:p>1.385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59875" calcext:value-type="float">
            <text:p>1.459875</text:p>
          </table:table-cell>
          <table:table-cell office:value-type="float" office:value="1.355985" calcext:value-type="float">
            <text:p>1.355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4627" calcext:value-type="float">
            <text:p>1.434627</text:p>
          </table:table-cell>
          <table:table-cell office:value-type="float" office:value="1.494788" calcext:value-type="float">
            <text:p>1.4947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89562" calcext:value-type="float">
            <text:p>1.589562</text:p>
          </table:table-cell>
          <table:table-cell office:value-type="float" office:value="1.698634" calcext:value-type="float">
            <text:p>1.698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88604" calcext:value-type="float">
            <text:p>1.788604</text:p>
          </table:table-cell>
          <table:table-cell office:value-type="float" office:value="1.698132" calcext:value-type="float">
            <text:p>1.698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5586" calcext:value-type="float">
            <text:p>1.685586</text:p>
          </table:table-cell>
          <table:table-cell office:value-type="float" office:value="1.788141" calcext:value-type="float">
            <text:p>1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262527" calcext:value-type="float">
            <text:p>2.262527</text:p>
          </table:table-cell>
          <table:table-cell office:value-type="float" office:value="2.13446" calcext:value-type="float">
            <text:p>2.13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46021" calcext:value-type="float">
            <text:p>2.346021</text:p>
          </table:table-cell>
          <table:table-cell office:value-type="float" office:value="2.466244" calcext:value-type="float">
            <text:p>2.466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38978" calcext:value-type="float">
            <text:p>2.538978</text:p>
          </table:table-cell>
          <table:table-cell office:value-type="float" office:value="2.608753" calcext:value-type="float">
            <text:p>2.60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57085" calcext:value-type="float">
            <text:p>2.057085</text:p>
          </table:table-cell>
          <table:table-cell office:value-type="float" office:value="2.144377" calcext:value-type="float">
            <text:p>2.144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88577" calcext:value-type="float">
            <text:p>1.688577</text:p>
          </table:table-cell>
          <table:table-cell office:value-type="float" office:value="1.658995" calcext:value-type="float">
            <text:p>1.658995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411.31pt" svg:height="190.49pt" svg:x="28.12pt" svg:y="374.23pt">
            <draw:object draw:notify-on-update-of-ranges="Sheet3.B12:Sheet3.Y12 Sheet3.A13:Sheet3.A13 Sheet3.B13:Sheet3.Y13 Sheet3.B12:Sheet3.Y12 Sheet3.A14:Sheet3.A14 Sheet3.B14:Sheet3.Y14 Sheet3.B12:Sheet3.Y12 Sheet3.A15:Sheet3.A15 Sheet3.B15:Sheet3.Y15 Sheet3.B12:Sheet3.Y12 Sheet3.A16:Sheet3.A16 Sheet3.B16:Sheet3.Y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10.49pt" svg:height="188.22pt" svg:x="490.96pt" svg:y="374.2pt">
            <draw:object draw:notify-on-update-of-ranges="Sheet3.B46:Sheet3.Y46 Sheet3.A47:Sheet3.A47 Sheet3.B47:Sheet3.Y47 Sheet3.B46:Sheet3.Y46 Sheet3.A48:Sheet3.A48 Sheet3.B48:Sheet3.Y48 Sheet3.B46:Sheet3.Y46 Sheet3.A49:Sheet3.A49 Sheet3.B49:Sheet3.Y49 Sheet3.B46:Sheet3.Y46 Sheet3.A50:Sheet3.A50 Sheet3.B50:Sheet3.Y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86.55pt" svg:height="167.19pt" svg:x="735.99pt" svg:y="770.97pt">
            <draw:object draw:notify-on-update-of-ranges="Sheet3.A54:Sheet3.F54 Sheet3.A54:Sheet3.F54 Sheet3.A55:Sheet3.F5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83.69pt" svg:height="167.56pt" svg:x="514.86pt" svg:y="768.76pt">
            <draw:object draw:notify-on-update-of-ranges="Sheet3.I54:Sheet3.I57 Sheet3.J54:Sheet3.J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124501446511649" calcext:value-type="float">
            <text:p>0.1245014465</text:p>
          </table:table-cell>
          <table:table-cell office:value-type="float" office:value="0.10394058303337" calcext:value-type="float">
            <text:p>0.103940583</text:p>
          </table:table-cell>
          <table:table-cell office:value-type="float" office:value="0.0965253338195292" calcext:value-type="float">
            <text:p>0.0965253338</text:p>
          </table:table-cell>
          <table:table-cell office:value-type="float" office:value="0.0951385290821062" calcext:value-type="float">
            <text:p>0.0951385291</text:p>
          </table:table-cell>
          <table:table-cell office:value-type="float" office:value="0.0997387748492083" calcext:value-type="float">
            <text:p>0.0997387748</text:p>
          </table:table-cell>
          <table:table-cell office:value-type="float" office:value="0.127993908173923" calcext:value-type="float">
            <text:p>0.1279939082</text:p>
          </table:table-cell>
          <table:table-cell office:value-type="float" office:value="0.170353585182419" calcext:value-type="float">
            <text:p>0.1703535852</text:p>
          </table:table-cell>
          <table:table-cell office:value-type="float" office:value="0.163740473619427" calcext:value-type="float">
            <text:p>0.1637404736</text:p>
          </table:table-cell>
          <table:table-cell office:value-type="float" office:value="0.128369951717757" calcext:value-type="float">
            <text:p>0.1283699517</text:p>
          </table:table-cell>
          <table:table-cell office:value-type="float" office:value="0.112440019370879" calcext:value-type="float">
            <text:p>0.1124400194</text:p>
          </table:table-cell>
          <table:table-cell office:value-type="float" office:value="0.113495098276027" calcext:value-type="float">
            <text:p>0.1134950983</text:p>
          </table:table-cell>
          <table:table-cell office:value-type="float" office:value="0.12106790284877" calcext:value-type="float">
            <text:p>0.1210679028</text:p>
          </table:table-cell>
          <table:table-cell office:value-type="float" office:value="0.129693364361994" calcext:value-type="float">
            <text:p>0.1296933644</text:p>
          </table:table-cell>
          <table:table-cell office:value-type="float" office:value="0.14098147840966" calcext:value-type="float">
            <text:p>0.1409814784</text:p>
          </table:table-cell>
          <table:table-cell office:value-type="float" office:value="0.158384721589333" calcext:value-type="float">
            <text:p>0.1583847216</text:p>
          </table:table-cell>
          <table:table-cell office:value-type="float" office:value="0.191658017086828" calcext:value-type="float">
            <text:p>0.1916580171</text:p>
          </table:table-cell>
          <table:table-cell office:value-type="float" office:value="0.246697137012466" calcext:value-type="float">
            <text:p>0.246697137</text:p>
          </table:table-cell>
          <table:table-cell office:value-type="float" office:value="0.307784506636351" calcext:value-type="float">
            <text:p>0.3077845066</text:p>
          </table:table-cell>
          <table:table-cell office:value-type="float" office:value="0.342420404116102" calcext:value-type="float">
            <text:p>0.3424204041</text:p>
          </table:table-cell>
          <table:table-cell office:value-type="float" office:value="0.357171400606773" calcext:value-type="float">
            <text:p>0.3571714006</text:p>
          </table:table-cell>
          <table:table-cell office:value-type="float" office:value="0.3597242523461" calcext:value-type="float">
            <text:p>0.3597242523</text:p>
          </table:table-cell>
          <table:table-cell office:value-type="float" office:value="0.320496260453791" calcext:value-type="float">
            <text:p>0.3204962605</text:p>
          </table:table-cell>
          <table:table-cell office:value-type="float" office:value="0.241053866687542" calcext:value-type="float">
            <text:p>0.2410538667</text:p>
          </table:table-cell>
          <table:table-cell office:value-type="float" office:value="0.165380157561634" calcext:value-type="float">
            <text:p>0.1653801576</text:p>
          </table:table-cell>
        </table:table-row>
        <table:table-row table:style-name="ro1">
          <table:table-cell office:value-type="string" calcext:value-type="string">
            <text:p>centroid2</text:p>
          </table:table-cell>
          <table:table-cell office:value-type="float" office:value="0.130803806692391" calcext:value-type="float">
            <text:p>0.1308038067</text:p>
          </table:table-cell>
          <table:table-cell office:value-type="float" office:value="0.0990673560646452" calcext:value-type="float">
            <text:p>0.0990673561</text:p>
          </table:table-cell>
          <table:table-cell office:value-type="float" office:value="0.0875124368325648" calcext:value-type="float">
            <text:p>0.0875124368</text:p>
          </table:table-cell>
          <table:table-cell office:value-type="float" office:value="0.0820600460805021" calcext:value-type="float">
            <text:p>0.0820600461</text:p>
          </table:table-cell>
          <table:table-cell office:value-type="float" office:value="0.0798967303581182" calcext:value-type="float">
            <text:p>0.0798967304</text:p>
          </table:table-cell>
          <table:table-cell office:value-type="float" office:value="0.0820949956287361" calcext:value-type="float">
            <text:p>0.0820949956</text:p>
          </table:table-cell>
          <table:table-cell office:value-type="float" office:value="0.0889683214641037" calcext:value-type="float">
            <text:p>0.0889683215</text:p>
          </table:table-cell>
          <table:table-cell office:value-type="float" office:value="0.112791694360746" calcext:value-type="float">
            <text:p>0.1127916944</text:p>
          </table:table-cell>
          <table:table-cell office:value-type="float" office:value="0.146356340104853" calcext:value-type="float">
            <text:p>0.1463563401</text:p>
          </table:table-cell>
          <table:table-cell office:value-type="float" office:value="0.188145998001023" calcext:value-type="float">
            <text:p>0.188145998</text:p>
          </table:table-cell>
          <table:table-cell office:value-type="float" office:value="0.22032842769269" calcext:value-type="float">
            <text:p>0.2203284277</text:p>
          </table:table-cell>
          <table:table-cell office:value-type="float" office:value="0.239391226728259" calcext:value-type="float">
            <text:p>0.2393912267</text:p>
          </table:table-cell>
          <table:table-cell office:value-type="float" office:value="0.243525600218408" calcext:value-type="float">
            <text:p>0.2435256002</text:p>
          </table:table-cell>
          <table:table-cell office:value-type="float" office:value="0.240775656236076" calcext:value-type="float">
            <text:p>0.2407756562</text:p>
          </table:table-cell>
          <table:table-cell office:value-type="float" office:value="0.237474920841227" calcext:value-type="float">
            <text:p>0.2374749208</text:p>
          </table:table-cell>
          <table:table-cell office:value-type="float" office:value="0.242738545616072" calcext:value-type="float">
            <text:p>0.2427385456</text:p>
          </table:table-cell>
          <table:table-cell office:value-type="float" office:value="0.258771090391284" calcext:value-type="float">
            <text:p>0.2587710904</text:p>
          </table:table-cell>
          <table:table-cell office:value-type="float" office:value="0.27825310423744" calcext:value-type="float">
            <text:p>0.2782531042</text:p>
          </table:table-cell>
          <table:table-cell office:value-type="float" office:value="0.281070948261967" calcext:value-type="float">
            <text:p>0.2810709483</text:p>
          </table:table-cell>
          <table:table-cell office:value-type="float" office:value="0.276275891903751" calcext:value-type="float">
            <text:p>0.2762758919</text:p>
          </table:table-cell>
          <table:table-cell office:value-type="float" office:value="0.271087409508337" calcext:value-type="float">
            <text:p>0.2710874095</text:p>
          </table:table-cell>
          <table:table-cell office:value-type="float" office:value="0.260304139491531" calcext:value-type="float">
            <text:p>0.2603041395</text:p>
          </table:table-cell>
          <table:table-cell office:value-type="float" office:value="0.234342725255827" calcext:value-type="float">
            <text:p>0.2343427253</text:p>
          </table:table-cell>
          <table:table-cell office:value-type="float" office:value="0.183787489613372" calcext:value-type="float">
            <text:p>0.183787489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172789205511385" calcext:value-type="float">
            <text:p>0.1727892055</text:p>
          </table:table-cell>
          <table:table-cell office:value-type="float" office:value="0.147980385290389" calcext:value-type="float">
            <text:p>0.1479803853</text:p>
          </table:table-cell>
          <table:table-cell office:value-type="float" office:value="0.133651521362314" calcext:value-type="float">
            <text:p>0.1336515214</text:p>
          </table:table-cell>
          <table:table-cell office:value-type="float" office:value="0.12621395603692" calcext:value-type="float">
            <text:p>0.126213956</text:p>
          </table:table-cell>
          <table:table-cell office:value-type="float" office:value="0.123341169758564" calcext:value-type="float">
            <text:p>0.1233411698</text:p>
          </table:table-cell>
          <table:table-cell office:value-type="float" office:value="0.123568334965977" calcext:value-type="float">
            <text:p>0.123568335</text:p>
          </table:table-cell>
          <table:table-cell office:value-type="float" office:value="0.129145282820839" calcext:value-type="float">
            <text:p>0.1291452828</text:p>
          </table:table-cell>
          <table:table-cell office:value-type="float" office:value="0.138582199990146" calcext:value-type="float">
            <text:p>0.1385822</text:p>
          </table:table-cell>
          <table:table-cell office:value-type="float" office:value="0.15069690763508" calcext:value-type="float">
            <text:p>0.1506969076</text:p>
          </table:table-cell>
          <table:table-cell office:value-type="float" office:value="0.164066986254764" calcext:value-type="float">
            <text:p>0.1640669863</text:p>
          </table:table-cell>
          <table:table-cell office:value-type="float" office:value="0.178104674000183" calcext:value-type="float">
            <text:p>0.178104674</text:p>
          </table:table-cell>
          <table:table-cell office:value-type="float" office:value="0.194272132612098" calcext:value-type="float">
            <text:p>0.1942721326</text:p>
          </table:table-cell>
          <table:table-cell office:value-type="float" office:value="0.210672751421555" calcext:value-type="float">
            <text:p>0.2106727514</text:p>
          </table:table-cell>
          <table:table-cell office:value-type="float" office:value="0.225258406381751" calcext:value-type="float">
            <text:p>0.2252584064</text:p>
          </table:table-cell>
          <table:table-cell office:value-type="float" office:value="0.233691039576889" calcext:value-type="float">
            <text:p>0.2336910396</text:p>
          </table:table-cell>
          <table:table-cell office:value-type="float" office:value="0.242394232616895" calcext:value-type="float">
            <text:p>0.2423942326</text:p>
          </table:table-cell>
          <table:table-cell office:value-type="float" office:value="0.25623013837589" calcext:value-type="float">
            <text:p>0.2562301384</text:p>
          </table:table-cell>
          <table:table-cell office:value-type="float" office:value="0.267291414316147" calcext:value-type="float">
            <text:p>0.2672914143</text:p>
          </table:table-cell>
          <table:table-cell office:value-type="float" office:value="0.27121196791728" calcext:value-type="float">
            <text:p>0.2712119679</text:p>
          </table:table-cell>
          <table:table-cell office:value-type="float" office:value="0.270710243021529" calcext:value-type="float">
            <text:p>0.270710243</text:p>
          </table:table-cell>
          <table:table-cell office:value-type="float" office:value="0.266625444689717" calcext:value-type="float">
            <text:p>0.2666254447</text:p>
          </table:table-cell>
          <table:table-cell office:value-type="float" office:value="0.257578769159555" calcext:value-type="float">
            <text:p>0.2575787692</text:p>
          </table:table-cell>
          <table:table-cell office:value-type="float" office:value="0.237973964845585" calcext:value-type="float">
            <text:p>0.2379739648</text:p>
          </table:table-cell>
          <table:table-cell office:value-type="float" office:value="0.206155021702809" calcext:value-type="float">
            <text:p>0.2061550217</text:p>
          </table:table-cell>
        </table:table-row>
        <table:table-row table:style-name="ro1">
          <table:table-cell office:value-type="string" calcext:value-type="string">
            <text:p>centroid4</text:p>
          </table:table-cell>
          <table:table-cell office:value-type="float" office:value="0.193149403143774" calcext:value-type="float">
            <text:p>0.1931494031</text:p>
          </table:table-cell>
          <table:table-cell office:value-type="float" office:value="0.182017603323304" calcext:value-type="float">
            <text:p>0.1820176033</text:p>
          </table:table-cell>
          <table:table-cell office:value-type="float" office:value="0.174843686864408" calcext:value-type="float">
            <text:p>0.1748436869</text:p>
          </table:table-cell>
          <table:table-cell office:value-type="float" office:value="0.172381779633468" calcext:value-type="float">
            <text:p>0.1723817796</text:p>
          </table:table-cell>
          <table:table-cell office:value-type="float" office:value="0.173247910105924" calcext:value-type="float">
            <text:p>0.1732479101</text:p>
          </table:table-cell>
          <table:table-cell office:value-type="float" office:value="0.172756025792631" calcext:value-type="float">
            <text:p>0.1727560258</text:p>
          </table:table-cell>
          <table:table-cell office:value-type="float" office:value="0.176817915911315" calcext:value-type="float">
            <text:p>0.1768179159</text:p>
          </table:table-cell>
          <table:table-cell office:value-type="float" office:value="0.182741591486814" calcext:value-type="float">
            <text:p>0.1827415915</text:p>
          </table:table-cell>
          <table:table-cell office:value-type="float" office:value="0.19044123126575" calcext:value-type="float">
            <text:p>0.1904412313</text:p>
          </table:table-cell>
          <table:table-cell office:value-type="float" office:value="0.197758318808655" calcext:value-type="float">
            <text:p>0.1977583188</text:p>
          </table:table-cell>
          <table:table-cell office:value-type="float" office:value="0.200543887711794" calcext:value-type="float">
            <text:p>0.2005438877</text:p>
          </table:table-cell>
          <table:table-cell office:value-type="float" office:value="0.200927120753202" calcext:value-type="float">
            <text:p>0.2009271208</text:p>
          </table:table-cell>
          <table:table-cell office:value-type="float" office:value="0.201182844664329" calcext:value-type="float">
            <text:p>0.2011828447</text:p>
          </table:table-cell>
          <table:table-cell office:value-type="float" office:value="0.204605264432299" calcext:value-type="float">
            <text:p>0.2046052644</text:p>
          </table:table-cell>
          <table:table-cell office:value-type="float" office:value="0.209348670351083" calcext:value-type="float">
            <text:p>0.2093486704</text:p>
          </table:table-cell>
          <table:table-cell office:value-type="float" office:value="0.214672314912879" calcext:value-type="float">
            <text:p>0.2146723149</text:p>
          </table:table-cell>
          <table:table-cell office:value-type="float" office:value="0.22427818135501" calcext:value-type="float">
            <text:p>0.2242781814</text:p>
          </table:table-cell>
          <table:table-cell office:value-type="float" office:value="0.232953915007175" calcext:value-type="float">
            <text:p>0.232953915</text:p>
          </table:table-cell>
          <table:table-cell office:value-type="float" office:value="0.244820259371231" calcext:value-type="float">
            <text:p>0.2448202594</text:p>
          </table:table-cell>
          <table:table-cell office:value-type="float" office:value="0.240288744824813" calcext:value-type="float">
            <text:p>0.2402887448</text:p>
          </table:table-cell>
          <table:table-cell office:value-type="float" office:value="0.232202239056546" calcext:value-type="float">
            <text:p>0.2322022391</text:p>
          </table:table-cell>
          <table:table-cell office:value-type="float" office:value="0.225498235008972" calcext:value-type="float">
            <text:p>0.225498235</text:p>
          </table:table-cell>
          <table:table-cell office:value-type="float" office:value="0.216647827708619" calcext:value-type="float">
            <text:p>0.2166478277</text:p>
          </table:table-cell>
          <table:table-cell office:value-type="float" office:value="0.206388908716816" calcext:value-type="float">
            <text:p>0.2063889087</text:p>
          </table:table-cell>
        </table:table-row>
        <table:table-row table:style-name="ro1">
          <table:table-cell table:style-name="ce2" office:value-type="string" calcext:value-type="string">
            <text:p>centroid5</text:p>
          </table:table-cell>
          <table:table-cell office:value-type="float" office:value="0.152052407499879" calcext:value-type="float">
            <text:p>0.1520524075</text:p>
          </table:table-cell>
          <table:table-cell office:value-type="float" office:value="0.110377843405613" calcext:value-type="float">
            <text:p>0.1103778434</text:p>
          </table:table-cell>
          <table:table-cell office:value-type="float" office:value="0.0925466725425665" calcext:value-type="float">
            <text:p>0.0925466725</text:p>
          </table:table-cell>
          <table:table-cell office:value-type="float" office:value="0.0857102366635642" calcext:value-type="float">
            <text:p>0.0857102367</text:p>
          </table:table-cell>
          <table:table-cell office:value-type="float" office:value="0.0837657735508389" calcext:value-type="float">
            <text:p>0.0837657736</text:p>
          </table:table-cell>
          <table:table-cell office:value-type="float" office:value="0.0865852161973443" calcext:value-type="float">
            <text:p>0.0865852162</text:p>
          </table:table-cell>
          <table:table-cell office:value-type="float" office:value="0.101776969563151" calcext:value-type="float">
            <text:p>0.1017769696</text:p>
          </table:table-cell>
          <table:table-cell office:value-type="float" office:value="0.124534216726251" calcext:value-type="float">
            <text:p>0.1245342167</text:p>
          </table:table-cell>
          <table:table-cell office:value-type="float" office:value="0.133968827622451" calcext:value-type="float">
            <text:p>0.1339688276</text:p>
          </table:table-cell>
          <table:table-cell office:value-type="float" office:value="0.139141132984854" calcext:value-type="float">
            <text:p>0.139141133</text:p>
          </table:table-cell>
          <table:table-cell office:value-type="float" office:value="0.149015640153599" calcext:value-type="float">
            <text:p>0.1490156402</text:p>
          </table:table-cell>
          <table:table-cell office:value-type="float" office:value="0.162810870678405" calcext:value-type="float">
            <text:p>0.1628108707</text:p>
          </table:table-cell>
          <table:table-cell office:value-type="float" office:value="0.177899542909748" calcext:value-type="float">
            <text:p>0.1778995429</text:p>
          </table:table-cell>
          <table:table-cell office:value-type="float" office:value="0.189084027030433" calcext:value-type="float">
            <text:p>0.189084027</text:p>
          </table:table-cell>
          <table:table-cell office:value-type="float" office:value="0.204547016352892" calcext:value-type="float">
            <text:p>0.2045470164</text:p>
          </table:table-cell>
          <table:table-cell office:value-type="float" office:value="0.221373630002572" calcext:value-type="float">
            <text:p>0.22137363</text:p>
          </table:table-cell>
          <table:table-cell office:value-type="float" office:value="0.247343248383766" calcext:value-type="float">
            <text:p>0.2473432484</text:p>
          </table:table-cell>
          <table:table-cell office:value-type="float" office:value="0.281701656642494" calcext:value-type="float">
            <text:p>0.2817016566</text:p>
          </table:table-cell>
          <table:table-cell office:value-type="float" office:value="0.303739362818225" calcext:value-type="float">
            <text:p>0.3037393628</text:p>
          </table:table-cell>
          <table:table-cell office:value-type="float" office:value="0.312912289217046" calcext:value-type="float">
            <text:p>0.3129122892</text:p>
          </table:table-cell>
          <table:table-cell office:value-type="float" office:value="0.319842316256521" calcext:value-type="float">
            <text:p>0.3198423163</text:p>
          </table:table-cell>
          <table:table-cell office:value-type="float" office:value="0.316704155313386" calcext:value-type="float">
            <text:p>0.3167041553</text:p>
          </table:table-cell>
          <table:table-cell office:value-type="float" office:value="0.287503631014346" calcext:value-type="float">
            <text:p>0.287503631</text:p>
          </table:table-cell>
          <table:table-cell office:value-type="float" office:value="0.21948061303499" calcext:value-type="float">
            <text:p>0.219480613</text:p>
          </table:table-cell>
        </table:table-row>
        <table:table-row table:style-name="ro1">
          <table:table-cell table:style-name="ce2" office:value-type="string" calcext:value-type="string">
            <text:p>centroid6</text:p>
          </table:table-cell>
          <table:table-cell office:value-type="float" office:value="0.164363113911761" calcext:value-type="float">
            <text:p>0.1643631139</text:p>
          </table:table-cell>
          <table:table-cell office:value-type="float" office:value="0.127952950816656" calcext:value-type="float">
            <text:p>0.1279529508</text:p>
          </table:table-cell>
          <table:table-cell office:value-type="float" office:value="0.102163463324656" calcext:value-type="float">
            <text:p>0.1021634633</text:p>
          </table:table-cell>
          <table:table-cell office:value-type="float" office:value="0.0928404964111781" calcext:value-type="float">
            <text:p>0.0928404964</text:p>
          </table:table-cell>
          <table:table-cell office:value-type="float" office:value="0.0861967705865943" calcext:value-type="float">
            <text:p>0.0861967706</text:p>
          </table:table-cell>
          <table:table-cell office:value-type="float" office:value="0.0863883285380349" calcext:value-type="float">
            <text:p>0.0863883285</text:p>
          </table:table-cell>
          <table:table-cell office:value-type="float" office:value="0.0937850780357937" calcext:value-type="float">
            <text:p>0.093785078</text:p>
          </table:table-cell>
          <table:table-cell office:value-type="float" office:value="0.0972250611147729" calcext:value-type="float">
            <text:p>0.0972250611</text:p>
          </table:table-cell>
          <table:table-cell office:value-type="float" office:value="0.0991121591891661" calcext:value-type="float">
            <text:p>0.0991121592</text:p>
          </table:table-cell>
          <table:table-cell office:value-type="float" office:value="0.101791233981081" calcext:value-type="float">
            <text:p>0.101791234</text:p>
          </table:table-cell>
          <table:table-cell office:value-type="float" office:value="0.107889891343547" calcext:value-type="float">
            <text:p>0.1078898913</text:p>
          </table:table-cell>
          <table:table-cell office:value-type="float" office:value="0.120639543234159" calcext:value-type="float">
            <text:p>0.1206395432</text:p>
          </table:table-cell>
          <table:table-cell office:value-type="float" office:value="0.143883518545422" calcext:value-type="float">
            <text:p>0.1438835185</text:p>
          </table:table-cell>
          <table:table-cell office:value-type="float" office:value="0.172306240034583" calcext:value-type="float">
            <text:p>0.17230624</text:p>
          </table:table-cell>
          <table:table-cell office:value-type="float" office:value="0.22408213106754" calcext:value-type="float">
            <text:p>0.2240821311</text:p>
          </table:table-cell>
          <table:table-cell office:value-type="float" office:value="0.279163532836315" calcext:value-type="float">
            <text:p>0.2791635328</text:p>
          </table:table-cell>
          <table:table-cell office:value-type="float" office:value="0.321700379339795" calcext:value-type="float">
            <text:p>0.3217003793</text:p>
          </table:table-cell>
          <table:table-cell office:value-type="float" office:value="0.333871933753575" calcext:value-type="float">
            <text:p>0.3338719338</text:p>
          </table:table-cell>
          <table:table-cell office:value-type="float" office:value="0.318932130899666" calcext:value-type="float">
            <text:p>0.3189321309</text:p>
          </table:table-cell>
          <table:table-cell office:value-type="float" office:value="0.300919036502481" calcext:value-type="float">
            <text:p>0.3009190365</text:p>
          </table:table-cell>
          <table:table-cell office:value-type="float" office:value="0.287837836407845" calcext:value-type="float">
            <text:p>0.2878378364</text:p>
          </table:table-cell>
          <table:table-cell office:value-type="float" office:value="0.278271202171649" calcext:value-type="float">
            <text:p>0.2782712022</text:p>
          </table:table-cell>
          <table:table-cell office:value-type="float" office:value="0.257619209014811" calcext:value-type="float">
            <text:p>0.257619209</text:p>
          </table:table-cell>
          <table:table-cell office:value-type="float" office:value="0.213575270603742" calcext:value-type="float">
            <text:p>0.2135752706</text:p>
          </table:table-cell>
        </table:table-row>
        <table:table-row table:style-name="ro1">
          <table:table-cell table:style-name="ce2" office:value-type="string" calcext:value-type="string">
            <text:p>centroid7</text:p>
          </table:table-cell>
          <table:table-cell office:value-type="float" office:value="0.149534635833602" calcext:value-type="float">
            <text:p>0.1495346358</text:p>
          </table:table-cell>
          <table:table-cell office:value-type="float" office:value="0.127954236464483" calcext:value-type="float">
            <text:p>0.1279542365</text:p>
          </table:table-cell>
          <table:table-cell office:value-type="float" office:value="0.120057019938096" calcext:value-type="float">
            <text:p>0.1200570199</text:p>
          </table:table-cell>
          <table:table-cell office:value-type="float" office:value="0.117203840807643" calcext:value-type="float">
            <text:p>0.1172038408</text:p>
          </table:table-cell>
          <table:table-cell office:value-type="float" office:value="0.116932586533829" calcext:value-type="float">
            <text:p>0.1169325865</text:p>
          </table:table-cell>
          <table:table-cell office:value-type="float" office:value="0.125813586144197" calcext:value-type="float">
            <text:p>0.1258135861</text:p>
          </table:table-cell>
          <table:table-cell office:value-type="float" office:value="0.15273096605046" calcext:value-type="float">
            <text:p>0.1527309661</text:p>
          </table:table-cell>
          <table:table-cell office:value-type="float" office:value="0.19275429738564" calcext:value-type="float">
            <text:p>0.1927542974</text:p>
          </table:table-cell>
          <table:table-cell office:value-type="float" office:value="0.205040665175443" calcext:value-type="float">
            <text:p>0.2050406652</text:p>
          </table:table-cell>
          <table:table-cell office:value-type="float" office:value="0.202526935175166" calcext:value-type="float">
            <text:p>0.2025269352</text:p>
          </table:table-cell>
          <table:table-cell office:value-type="float" office:value="0.192567676632645" calcext:value-type="float">
            <text:p>0.1925676766</text:p>
          </table:table-cell>
          <table:table-cell office:value-type="float" office:value="0.191656321303533" calcext:value-type="float">
            <text:p>0.1916563213</text:p>
          </table:table-cell>
          <table:table-cell office:value-type="float" office:value="0.192995897922481" calcext:value-type="float">
            <text:p>0.1929958979</text:p>
          </table:table-cell>
          <table:table-cell office:value-type="float" office:value="0.19605079921243" calcext:value-type="float">
            <text:p>0.1960507992</text:p>
          </table:table-cell>
          <table:table-cell office:value-type="float" office:value="0.199777867614707" calcext:value-type="float">
            <text:p>0.1997778676</text:p>
          </table:table-cell>
          <table:table-cell office:value-type="float" office:value="0.207168473695275" calcext:value-type="float">
            <text:p>0.2071684737</text:p>
          </table:table-cell>
          <table:table-cell office:value-type="float" office:value="0.229384552297066" calcext:value-type="float">
            <text:p>0.2293845523</text:p>
          </table:table-cell>
          <table:table-cell office:value-type="float" office:value="0.256446459557229" calcext:value-type="float">
            <text:p>0.2564464596</text:p>
          </table:table-cell>
          <table:table-cell office:value-type="float" office:value="0.271887365413271" calcext:value-type="float">
            <text:p>0.2718873654</text:p>
          </table:table-cell>
          <table:table-cell office:value-type="float" office:value="0.280709028537768" calcext:value-type="float">
            <text:p>0.2807090285</text:p>
          </table:table-cell>
          <table:table-cell office:value-type="float" office:value="0.287417140803919" calcext:value-type="float">
            <text:p>0.2874171408</text:p>
          </table:table-cell>
          <table:table-cell office:value-type="float" office:value="0.28061908908491" calcext:value-type="float">
            <text:p>0.2806190891</text:p>
          </table:table-cell>
          <table:table-cell office:value-type="float" office:value="0.243135634749417" calcext:value-type="float">
            <text:p>0.2431356347</text:p>
          </table:table-cell>
          <table:table-cell office:value-type="float" office:value="0.190194234992691" calcext:value-type="float">
            <text:p>0.190194235</text:p>
          </table:table-cell>
        </table:table-row>
        <table:table-row table:style-name="ro1">
          <table:table-cell table:style-name="ce2" office:value-type="string" calcext:value-type="string">
            <text:p>centroid8</text:p>
          </table:table-cell>
          <table:table-cell office:value-type="float" office:value="0.168293018779033" calcext:value-type="float">
            <text:p>0.1682930188</text:p>
          </table:table-cell>
          <table:table-cell office:value-type="float" office:value="0.150016852196488" calcext:value-type="float">
            <text:p>0.1500168522</text:p>
          </table:table-cell>
          <table:table-cell office:value-type="float" office:value="0.140607062595345" calcext:value-type="float">
            <text:p>0.1406070626</text:p>
          </table:table-cell>
          <table:table-cell office:value-type="float" office:value="0.136177237245329" calcext:value-type="float">
            <text:p>0.1361772372</text:p>
          </table:table-cell>
          <table:table-cell office:value-type="float" office:value="0.13995537542914" calcext:value-type="float">
            <text:p>0.1399553754</text:p>
          </table:table-cell>
          <table:table-cell office:value-type="float" office:value="0.152552963136862" calcext:value-type="float">
            <text:p>0.1525529631</text:p>
          </table:table-cell>
          <table:table-cell office:value-type="float" office:value="0.17106830376447" calcext:value-type="float">
            <text:p>0.1710683038</text:p>
          </table:table-cell>
          <table:table-cell office:value-type="float" office:value="0.166650689883625" calcext:value-type="float">
            <text:p>0.1666506899</text:p>
          </table:table-cell>
          <table:table-cell office:value-type="float" office:value="0.151094638781582" calcext:value-type="float">
            <text:p>0.1510946388</text:p>
          </table:table-cell>
          <table:table-cell office:value-type="float" office:value="0.144872650665106" calcext:value-type="float">
            <text:p>0.1448726507</text:p>
          </table:table-cell>
          <table:table-cell office:value-type="float" office:value="0.145789751114642" calcext:value-type="float">
            <text:p>0.1457897511</text:p>
          </table:table-cell>
          <table:table-cell office:value-type="float" office:value="0.152755766794578" calcext:value-type="float">
            <text:p>0.1527557668</text:p>
          </table:table-cell>
          <table:table-cell office:value-type="float" office:value="0.160864861459894" calcext:value-type="float">
            <text:p>0.1608648615</text:p>
          </table:table-cell>
          <table:table-cell office:value-type="float" office:value="0.170589003981684" calcext:value-type="float">
            <text:p>0.170589004</text:p>
          </table:table-cell>
          <table:table-cell office:value-type="float" office:value="0.183856693620927" calcext:value-type="float">
            <text:p>0.1838566936</text:p>
          </table:table-cell>
          <table:table-cell office:value-type="float" office:value="0.208356136184335" calcext:value-type="float">
            <text:p>0.2083561362</text:p>
          </table:table-cell>
          <table:table-cell office:value-type="float" office:value="0.236261818491101" calcext:value-type="float">
            <text:p>0.2362618185</text:p>
          </table:table-cell>
          <table:table-cell office:value-type="float" office:value="0.263872663583092" calcext:value-type="float">
            <text:p>0.2638726636</text:p>
          </table:table-cell>
          <table:table-cell office:value-type="float" office:value="0.285554749460201" calcext:value-type="float">
            <text:p>0.2855547495</text:p>
          </table:table-cell>
          <table:table-cell office:value-type="float" office:value="0.301039517431376" calcext:value-type="float">
            <text:p>0.3010395174</text:p>
          </table:table-cell>
          <table:table-cell office:value-type="float" office:value="0.311428343685803" calcext:value-type="float">
            <text:p>0.3114283437</text:p>
          </table:table-cell>
          <table:table-cell office:value-type="float" office:value="0.299387543244836" calcext:value-type="float">
            <text:p>0.2993875432</text:p>
          </table:table-cell>
          <table:table-cell office:value-type="float" office:value="0.254761342505905" calcext:value-type="float">
            <text:p>0.2547613425</text:p>
          </table:table-cell>
          <table:table-cell office:value-type="float" office:value="0.203032435900091" calcext:value-type="float">
            <text:p>0.2030324359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3245014465" calcext:value-type="float">
            <text:p>0.3245014465</text:p>
          </table:table-cell>
          <table:table-cell office:value-type="float" office:value="0.303940583" calcext:value-type="float">
            <text:p>0.303940583</text:p>
          </table:table-cell>
          <table:table-cell office:value-type="float" office:value="0.2965253338" calcext:value-type="float">
            <text:p>0.2965253338</text:p>
          </table:table-cell>
          <table:table-cell office:value-type="float" office:value="0.2951385291" calcext:value-type="float">
            <text:p>0.2951385291</text:p>
          </table:table-cell>
          <table:table-cell office:value-type="float" office:value="0.2997387748" calcext:value-type="float">
            <text:p>0.2997387748</text:p>
          </table:table-cell>
          <table:table-cell office:value-type="float" office:value="0.3279939082" calcext:value-type="float">
            <text:p>0.3279939082</text:p>
          </table:table-cell>
          <table:table-cell office:value-type="float" office:value="0.3703535852" calcext:value-type="float">
            <text:p>0.3703535852</text:p>
          </table:table-cell>
          <table:table-cell office:value-type="float" office:value="0.3637404736" calcext:value-type="float">
            <text:p>0.3637404736</text:p>
          </table:table-cell>
          <table:table-cell office:value-type="float" office:value="0.3283699517" calcext:value-type="float">
            <text:p>0.3283699517</text:p>
          </table:table-cell>
          <table:table-cell office:value-type="float" office:value="0.3124400194" calcext:value-type="float">
            <text:p>0.3124400194</text:p>
          </table:table-cell>
          <table:table-cell office:value-type="float" office:value="0.3134950983" calcext:value-type="float">
            <text:p>0.3134950983</text:p>
          </table:table-cell>
          <table:table-cell office:value-type="float" office:value="0.3210679028" calcext:value-type="float">
            <text:p>0.3210679028</text:p>
          </table:table-cell>
          <table:table-cell office:value-type="float" office:value="0.3296933644" calcext:value-type="float">
            <text:p>0.3296933644</text:p>
          </table:table-cell>
          <table:table-cell office:value-type="float" office:value="0.3409814784" calcext:value-type="float">
            <text:p>0.3409814784</text:p>
          </table:table-cell>
          <table:table-cell office:value-type="float" office:value="0.3583847216" calcext:value-type="float">
            <text:p>0.3583847216</text:p>
          </table:table-cell>
          <table:table-cell office:value-type="float" office:value="0.3916580171" calcext:value-type="float">
            <text:p>0.3916580171</text:p>
          </table:table-cell>
          <table:table-cell office:value-type="float" office:value="0.446697137" calcext:value-type="float">
            <text:p>0.446697137</text:p>
          </table:table-cell>
          <table:table-cell office:value-type="float" office:value="0.5077845066" calcext:value-type="float">
            <text:p>0.5077845066</text:p>
          </table:table-cell>
          <table:table-cell office:value-type="float" office:value="0.5424204041" calcext:value-type="float">
            <text:p>0.5424204041</text:p>
          </table:table-cell>
          <table:table-cell office:value-type="float" office:value="0.5571714006" calcext:value-type="float">
            <text:p>0.5571714006</text:p>
          </table:table-cell>
          <table:table-cell office:value-type="float" office:value="0.5597242523" calcext:value-type="float">
            <text:p>0.5597242523</text:p>
          </table:table-cell>
          <table:table-cell office:value-type="float" office:value="0.5204962605" calcext:value-type="float">
            <text:p>0.5204962605</text:p>
          </table:table-cell>
          <table:table-cell office:value-type="float" office:value="0.4410538667" calcext:value-type="float">
            <text:p>0.4410538667</text:p>
          </table:table-cell>
          <table:table-cell office:value-type="float" office:value="0.3653801576" calcext:value-type="float">
            <text:p>0.365380157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3727892055" calcext:value-type="float">
            <text:p>0.3727892055</text:p>
          </table:table-cell>
          <table:table-cell office:value-type="float" office:value="0.3479803853" calcext:value-type="float">
            <text:p>0.3479803853</text:p>
          </table:table-cell>
          <table:table-cell office:value-type="float" office:value="0.3336515214" calcext:value-type="float">
            <text:p>0.3336515214</text:p>
          </table:table-cell>
          <table:table-cell office:value-type="float" office:value="0.326213956" calcext:value-type="float">
            <text:p>0.326213956</text:p>
          </table:table-cell>
          <table:table-cell office:value-type="float" office:value="0.3233411698" calcext:value-type="float">
            <text:p>0.3233411698</text:p>
          </table:table-cell>
          <table:table-cell office:value-type="float" office:value="0.323568335" calcext:value-type="float">
            <text:p>0.323568335</text:p>
          </table:table-cell>
          <table:table-cell office:value-type="float" office:value="0.3291452828" calcext:value-type="float">
            <text:p>0.3291452828</text:p>
          </table:table-cell>
          <table:table-cell office:value-type="float" office:value="0.3385822" calcext:value-type="float">
            <text:p>0.3385822</text:p>
          </table:table-cell>
          <table:table-cell office:value-type="float" office:value="0.3506969076" calcext:value-type="float">
            <text:p>0.3506969076</text:p>
          </table:table-cell>
          <table:table-cell office:value-type="float" office:value="0.3640669863" calcext:value-type="float">
            <text:p>0.3640669863</text:p>
          </table:table-cell>
          <table:table-cell office:value-type="float" office:value="0.378104674" calcext:value-type="float">
            <text:p>0.378104674</text:p>
          </table:table-cell>
          <table:table-cell office:value-type="float" office:value="0.3942721326" calcext:value-type="float">
            <text:p>0.3942721326</text:p>
          </table:table-cell>
          <table:table-cell office:value-type="float" office:value="0.4106727514" calcext:value-type="float">
            <text:p>0.4106727514</text:p>
          </table:table-cell>
          <table:table-cell office:value-type="float" office:value="0.4252584064" calcext:value-type="float">
            <text:p>0.4252584064</text:p>
          </table:table-cell>
          <table:table-cell office:value-type="float" office:value="0.4336910396" calcext:value-type="float">
            <text:p>0.4336910396</text:p>
          </table:table-cell>
          <table:table-cell office:value-type="float" office:value="0.4423942326" calcext:value-type="float">
            <text:p>0.4423942326</text:p>
          </table:table-cell>
          <table:table-cell office:value-type="float" office:value="0.4562301384" calcext:value-type="float">
            <text:p>0.4562301384</text:p>
          </table:table-cell>
          <table:table-cell office:value-type="float" office:value="0.4672914143" calcext:value-type="float">
            <text:p>0.4672914143</text:p>
          </table:table-cell>
          <table:table-cell office:value-type="float" office:value="0.4712119679" calcext:value-type="float">
            <text:p>0.4712119679</text:p>
          </table:table-cell>
          <table:table-cell office:value-type="float" office:value="0.470710243" calcext:value-type="float">
            <text:p>0.470710243</text:p>
          </table:table-cell>
          <table:table-cell office:value-type="float" office:value="0.4666254447" calcext:value-type="float">
            <text:p>0.4666254447</text:p>
          </table:table-cell>
          <table:table-cell office:value-type="float" office:value="0.4575787692" calcext:value-type="float">
            <text:p>0.4575787692</text:p>
          </table:table-cell>
          <table:table-cell office:value-type="float" office:value="0.4379739648" calcext:value-type="float">
            <text:p>0.4379739648</text:p>
          </table:table-cell>
          <table:table-cell office:value-type="float" office:value="0.4061550217" calcext:value-type="float">
            <text:p>0.4061550217</text:p>
          </table:table-cell>
        </table:table-row>
        <table:table-row table:style-name="ro1">
          <table:table-cell table:style-name="ce2" office:value-type="string" calcext:value-type="string">
            <text:p>centroid7</text:p>
          </table:table-cell>
          <table:table-cell office:value-type="float" office:value="0.3495346358" calcext:value-type="float">
            <text:p>0.3495346358</text:p>
          </table:table-cell>
          <table:table-cell office:value-type="float" office:value="0.3279542365" calcext:value-type="float">
            <text:p>0.3279542365</text:p>
          </table:table-cell>
          <table:table-cell office:value-type="float" office:value="0.3200570199" calcext:value-type="float">
            <text:p>0.3200570199</text:p>
          </table:table-cell>
          <table:table-cell office:value-type="float" office:value="0.3172038408" calcext:value-type="float">
            <text:p>0.3172038408</text:p>
          </table:table-cell>
          <table:table-cell office:value-type="float" office:value="0.3169325865" calcext:value-type="float">
            <text:p>0.3169325865</text:p>
          </table:table-cell>
          <table:table-cell office:value-type="float" office:value="0.3258135861" calcext:value-type="float">
            <text:p>0.3258135861</text:p>
          </table:table-cell>
          <table:table-cell office:value-type="float" office:value="0.3527309661" calcext:value-type="float">
            <text:p>0.3527309661</text:p>
          </table:table-cell>
          <table:table-cell office:value-type="float" office:value="0.3927542974" calcext:value-type="float">
            <text:p>0.3927542974</text:p>
          </table:table-cell>
          <table:table-cell office:value-type="float" office:value="0.4050406652" calcext:value-type="float">
            <text:p>0.4050406652</text:p>
          </table:table-cell>
          <table:table-cell office:value-type="float" office:value="0.4025269352" calcext:value-type="float">
            <text:p>0.4025269352</text:p>
          </table:table-cell>
          <table:table-cell office:value-type="float" office:value="0.3925676766" calcext:value-type="float">
            <text:p>0.3925676766</text:p>
          </table:table-cell>
          <table:table-cell office:value-type="float" office:value="0.3916563213" calcext:value-type="float">
            <text:p>0.3916563213</text:p>
          </table:table-cell>
          <table:table-cell office:value-type="float" office:value="0.3929958979" calcext:value-type="float">
            <text:p>0.3929958979</text:p>
          </table:table-cell>
          <table:table-cell office:value-type="float" office:value="0.3960507992" calcext:value-type="float">
            <text:p>0.3960507992</text:p>
          </table:table-cell>
          <table:table-cell office:value-type="float" office:value="0.3997778676" calcext:value-type="float">
            <text:p>0.3997778676</text:p>
          </table:table-cell>
          <table:table-cell office:value-type="float" office:value="0.4071684737" calcext:value-type="float">
            <text:p>0.4071684737</text:p>
          </table:table-cell>
          <table:table-cell office:value-type="float" office:value="0.4293845523" calcext:value-type="float">
            <text:p>0.4293845523</text:p>
          </table:table-cell>
          <table:table-cell office:value-type="float" office:value="0.4564464596" calcext:value-type="float">
            <text:p>0.4564464596</text:p>
          </table:table-cell>
          <table:table-cell office:value-type="float" office:value="0.4718873654" calcext:value-type="float">
            <text:p>0.4718873654</text:p>
          </table:table-cell>
          <table:table-cell office:value-type="float" office:value="0.4807090285" calcext:value-type="float">
            <text:p>0.4807090285</text:p>
          </table:table-cell>
          <table:table-cell office:value-type="float" office:value="0.4874171408" calcext:value-type="float">
            <text:p>0.4874171408</text:p>
          </table:table-cell>
          <table:table-cell office:value-type="float" office:value="0.4806190891" calcext:value-type="float">
            <text:p>0.4806190891</text:p>
          </table:table-cell>
          <table:table-cell office:value-type="float" office:value="0.4431356347" calcext:value-type="float">
            <text:p>0.4431356347</text:p>
          </table:table-cell>
          <table:table-cell office:value-type="float" office:value="0.390194235" calcext:value-type="float">
            <text:p>0.390194235</text:p>
          </table:table-cell>
        </table:table-row>
        <table:table-row table:style-name="ro1">
          <table:table-cell table:style-name="ce2" office:value-type="string" calcext:value-type="string">
            <text:p>centroid8</text:p>
          </table:table-cell>
          <table:table-cell office:value-type="float" office:value="0.3682930188" calcext:value-type="float">
            <text:p>0.3682930188</text:p>
          </table:table-cell>
          <table:table-cell office:value-type="float" office:value="0.3500168522" calcext:value-type="float">
            <text:p>0.3500168522</text:p>
          </table:table-cell>
          <table:table-cell office:value-type="float" office:value="0.3406070626" calcext:value-type="float">
            <text:p>0.3406070626</text:p>
          </table:table-cell>
          <table:table-cell office:value-type="float" office:value="0.3361772372" calcext:value-type="float">
            <text:p>0.3361772372</text:p>
          </table:table-cell>
          <table:table-cell office:value-type="float" office:value="0.3399553754" calcext:value-type="float">
            <text:p>0.3399553754</text:p>
          </table:table-cell>
          <table:table-cell office:value-type="float" office:value="0.3525529631" calcext:value-type="float">
            <text:p>0.3525529631</text:p>
          </table:table-cell>
          <table:table-cell office:value-type="float" office:value="0.3710683038" calcext:value-type="float">
            <text:p>0.3710683038</text:p>
          </table:table-cell>
          <table:table-cell office:value-type="float" office:value="0.3666506899" calcext:value-type="float">
            <text:p>0.3666506899</text:p>
          </table:table-cell>
          <table:table-cell office:value-type="float" office:value="0.3510946388" calcext:value-type="float">
            <text:p>0.3510946388</text:p>
          </table:table-cell>
          <table:table-cell office:value-type="float" office:value="0.3448726507" calcext:value-type="float">
            <text:p>0.3448726507</text:p>
          </table:table-cell>
          <table:table-cell office:value-type="float" office:value="0.3457897511" calcext:value-type="float">
            <text:p>0.3457897511</text:p>
          </table:table-cell>
          <table:table-cell office:value-type="float" office:value="0.3527557668" calcext:value-type="float">
            <text:p>0.3527557668</text:p>
          </table:table-cell>
          <table:table-cell office:value-type="float" office:value="0.3608648615" calcext:value-type="float">
            <text:p>0.3608648615</text:p>
          </table:table-cell>
          <table:table-cell office:value-type="float" office:value="0.370589004" calcext:value-type="float">
            <text:p>0.370589004</text:p>
          </table:table-cell>
          <table:table-cell office:value-type="float" office:value="0.3838566936" calcext:value-type="float">
            <text:p>0.3838566936</text:p>
          </table:table-cell>
          <table:table-cell office:value-type="float" office:value="0.4083561362" calcext:value-type="float">
            <text:p>0.4083561362</text:p>
          </table:table-cell>
          <table:table-cell office:value-type="float" office:value="0.4362618185" calcext:value-type="float">
            <text:p>0.4362618185</text:p>
          </table:table-cell>
          <table:table-cell office:value-type="float" office:value="0.4638726636" calcext:value-type="float">
            <text:p>0.4638726636</text:p>
          </table:table-cell>
          <table:table-cell office:value-type="float" office:value="0.4855547495" calcext:value-type="float">
            <text:p>0.4855547495</text:p>
          </table:table-cell>
          <table:table-cell office:value-type="float" office:value="0.5010395174" calcext:value-type="float">
            <text:p>0.5010395174</text:p>
          </table:table-cell>
          <table:table-cell office:value-type="float" office:value="0.5114283437" calcext:value-type="float">
            <text:p>0.5114283437</text:p>
          </table:table-cell>
          <table:table-cell office:value-type="float" office:value="0.4993875432" calcext:value-type="float">
            <text:p>0.4993875432</text:p>
          </table:table-cell>
          <table:table-cell office:value-type="float" office:value="0.4547613425" calcext:value-type="float">
            <text:p>0.4547613425</text:p>
          </table:table-cell>
          <table:table-cell office:value-type="float" office:value="0.4030324359" calcext:value-type="float">
            <text:p>0.4030324359</text:p>
          </table:table-cell>
        </table:table-row>
        <table:table-row table:style-name="ro1" table:number-rows-repeated="29">
          <table:table-cell table:number-columns-repeated="2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entroid1</text:p>
          </table:table-cell>
          <table:table-cell office:value-type="float" office:value="0.3545014465" calcext:value-type="float">
            <text:p>0.3545014465</text:p>
          </table:table-cell>
          <table:table-cell office:value-type="float" office:value="0.303940583" calcext:value-type="float">
            <text:p>0.303940583</text:p>
          </table:table-cell>
          <table:table-cell office:value-type="float" office:value="0.2965253338" calcext:value-type="float">
            <text:p>0.2965253338</text:p>
          </table:table-cell>
          <table:table-cell office:value-type="float" office:value="0.2951385291" calcext:value-type="float">
            <text:p>0.2951385291</text:p>
          </table:table-cell>
          <table:table-cell office:value-type="float" office:value="0.2997387748" calcext:value-type="float">
            <text:p>0.2997387748</text:p>
          </table:table-cell>
          <table:table-cell office:value-type="float" office:value="0.3279939082" calcext:value-type="float">
            <text:p>0.3279939082</text:p>
          </table:table-cell>
          <table:table-cell office:value-type="float" office:value="0.3703535852" calcext:value-type="float">
            <text:p>0.3703535852</text:p>
          </table:table-cell>
          <table:table-cell office:value-type="float" office:value="0.3637404736" calcext:value-type="float">
            <text:p>0.3637404736</text:p>
          </table:table-cell>
          <table:table-cell office:value-type="float" office:value="0.3283699517" calcext:value-type="float">
            <text:p>0.3283699517</text:p>
          </table:table-cell>
          <table:table-cell office:value-type="float" office:value="0.3124400194" calcext:value-type="float">
            <text:p>0.3124400194</text:p>
          </table:table-cell>
          <table:table-cell office:value-type="float" office:value="0.3134950983" calcext:value-type="float">
            <text:p>0.3134950983</text:p>
          </table:table-cell>
          <table:table-cell office:value-type="float" office:value="0.3210679028" calcext:value-type="float">
            <text:p>0.3210679028</text:p>
          </table:table-cell>
          <table:table-cell office:value-type="float" office:value="0.3296933644" calcext:value-type="float">
            <text:p>0.3296933644</text:p>
          </table:table-cell>
          <table:table-cell office:value-type="float" office:value="0.3409814784" calcext:value-type="float">
            <text:p>0.3409814784</text:p>
          </table:table-cell>
          <table:table-cell office:value-type="float" office:value="0.3583847216" calcext:value-type="float">
            <text:p>0.3583847216</text:p>
          </table:table-cell>
          <table:table-cell office:value-type="float" office:value="0.3916580171" calcext:value-type="float">
            <text:p>0.3916580171</text:p>
          </table:table-cell>
          <table:table-cell office:value-type="float" office:value="0.446697137" calcext:value-type="float">
            <text:p>0.446697137</text:p>
          </table:table-cell>
          <table:table-cell office:value-type="float" office:value="0.5077845066" calcext:value-type="float">
            <text:p>0.5077845066</text:p>
          </table:table-cell>
          <table:table-cell office:value-type="float" office:value="0.5524204041" calcext:value-type="float">
            <text:p>0.5524204041</text:p>
          </table:table-cell>
          <table:table-cell office:value-type="float" office:value="0.5871714006" calcext:value-type="float">
            <text:p>0.5871714006</text:p>
          </table:table-cell>
          <table:table-cell office:value-type="float" office:value="0.5997242523" calcext:value-type="float">
            <text:p>0.5997242523</text:p>
          </table:table-cell>
          <table:table-cell office:value-type="float" office:value="0.5404962605" calcext:value-type="float">
            <text:p>0.5404962605</text:p>
          </table:table-cell>
          <table:table-cell office:value-type="float" office:value="0.4810538667" calcext:value-type="float">
            <text:p>0.4810538667</text:p>
          </table:table-cell>
          <table:table-cell office:value-type="float" office:value="0.4053801576" calcext:value-type="float">
            <text:p>0.4053801576</text:p>
          </table:table-cell>
        </table:table-row>
        <table:table-row table:style-name="ro1">
          <table:table-cell office:value-type="string" calcext:value-type="string">
            <text:p>centroid3</text:p>
          </table:table-cell>
          <table:table-cell office:value-type="float" office:value="0.358308683974" calcext:value-type="float">
            <text:p>0.358308684</text:p>
          </table:table-cell>
          <table:table-cell office:value-type="float" office:value="0.29416340531" calcext:value-type="float">
            <text:p>0.2941634053</text:p>
          </table:table-cell>
          <table:table-cell office:value-type="float" office:value="0.267234852336" calcext:value-type="float">
            <text:p>0.2672348523</text:p>
          </table:table-cell>
          <table:table-cell office:value-type="float" office:value="0.257658218602" calcext:value-type="float">
            <text:p>0.2576582186</text:p>
          </table:table-cell>
          <table:table-cell office:value-type="float" office:value="0.26788990652" calcext:value-type="float">
            <text:p>0.2678899065</text:p>
          </table:table-cell>
          <table:table-cell office:value-type="float" office:value="0.245070061981" calcext:value-type="float">
            <text:p>0.245070062</text:p>
          </table:table-cell>
          <table:table-cell office:value-type="float" office:value="0.2622824098" calcext:value-type="float">
            <text:p>0.2622824098</text:p>
          </table:table-cell>
          <table:table-cell office:value-type="float" office:value="0.273186853841" calcext:value-type="float">
            <text:p>0.2731868538</text:p>
          </table:table-cell>
          <table:table-cell office:value-type="float" office:value="0.293251538791" calcext:value-type="float">
            <text:p>0.2932515388</text:p>
          </table:table-cell>
          <table:table-cell office:value-type="float" office:value="0.326140952373" calcext:value-type="float">
            <text:p>0.3261409524</text:p>
          </table:table-cell>
          <table:table-cell office:value-type="float" office:value="0.355908244146" calcext:value-type="float">
            <text:p>0.3559082441</text:p>
          </table:table-cell>
          <table:table-cell office:value-type="float" office:value="0.394845094981" calcext:value-type="float">
            <text:p>0.394845095</text:p>
          </table:table-cell>
          <table:table-cell office:value-type="float" office:value="0.438521762876" calcext:value-type="float">
            <text:p>0.4385217629</text:p>
          </table:table-cell>
          <table:table-cell office:value-type="float" office:value="0.43472644409" calcext:value-type="float">
            <text:p>0.4347264441</text:p>
          </table:table-cell>
          <table:table-cell office:value-type="float" office:value="0.48534327358" calcext:value-type="float">
            <text:p>0.4853432736</text:p>
          </table:table-cell>
          <table:table-cell office:value-type="float" office:value="0.484298495189" calcext:value-type="float">
            <text:p>0.4842984952</text:p>
          </table:table-cell>
          <table:table-cell office:value-type="float" office:value="0.528340395356" calcext:value-type="float">
            <text:p>0.5283403954</text:p>
          </table:table-cell>
          <table:table-cell office:value-type="float" office:value="0.528405988246" calcext:value-type="float">
            <text:p>0.5284059882</text:p>
          </table:table-cell>
          <table:table-cell office:value-type="float" office:value="0.546518180876" calcext:value-type="float">
            <text:p>0.5465181809</text:p>
          </table:table-cell>
          <table:table-cell office:value-type="float" office:value="0.544592377382" calcext:value-type="float">
            <text:p>0.5445923774</text:p>
          </table:table-cell>
          <table:table-cell office:value-type="float" office:value="0.506131584055" calcext:value-type="float">
            <text:p>0.5061315841</text:p>
          </table:table-cell>
          <table:table-cell office:value-type="float" office:value="0.522458954453" calcext:value-type="float">
            <text:p>0.5224589545</text:p>
          </table:table-cell>
          <table:table-cell office:value-type="float" office:value="0.479440748366" calcext:value-type="float">
            <text:p>0.4794407484</text:p>
          </table:table-cell>
          <table:table-cell office:value-type="float" office:value="0.407253347814" calcext:value-type="float">
            <text:p>0.4072533478</text:p>
          </table:table-cell>
        </table:table-row>
        <table:table-row table:style-name="ro1">
          <table:table-cell office:value-type="string" calcext:value-type="string">
            <text:p>centroid2</text:p>
          </table:table-cell>
          <table:table-cell office:value-type="float" office:value="0.3308038067" calcext:value-type="float">
            <text:p>0.3308038067</text:p>
          </table:table-cell>
          <table:table-cell office:value-type="float" office:value="0.2990673561" calcext:value-type="float">
            <text:p>0.2990673561</text:p>
          </table:table-cell>
          <table:table-cell office:value-type="float" office:value="0.2875124368" calcext:value-type="float">
            <text:p>0.2875124368</text:p>
          </table:table-cell>
          <table:table-cell office:value-type="float" office:value="0.2820600461" calcext:value-type="float">
            <text:p>0.2820600461</text:p>
          </table:table-cell>
          <table:table-cell office:value-type="float" office:value="0.2798967304" calcext:value-type="float">
            <text:p>0.2798967304</text:p>
          </table:table-cell>
          <table:table-cell office:value-type="float" office:value="0.2820949956" calcext:value-type="float">
            <text:p>0.2820949956</text:p>
          </table:table-cell>
          <table:table-cell office:value-type="float" office:value="0.2889683215" calcext:value-type="float">
            <text:p>0.2889683215</text:p>
          </table:table-cell>
          <table:table-cell office:value-type="float" office:value="0.3127916944" calcext:value-type="float">
            <text:p>0.3127916944</text:p>
          </table:table-cell>
          <table:table-cell office:value-type="float" office:value="0.3463563401" calcext:value-type="float">
            <text:p>0.3463563401</text:p>
          </table:table-cell>
          <table:table-cell office:value-type="float" office:value="0.388145998" calcext:value-type="float">
            <text:p>0.388145998</text:p>
          </table:table-cell>
          <table:table-cell office:value-type="float" office:value="0.4203284277" calcext:value-type="float">
            <text:p>0.4203284277</text:p>
          </table:table-cell>
          <table:table-cell office:value-type="float" office:value="0.4393912267" calcext:value-type="float">
            <text:p>0.4393912267</text:p>
          </table:table-cell>
          <table:table-cell office:value-type="float" office:value="0.4435256002" calcext:value-type="float">
            <text:p>0.4435256002</text:p>
          </table:table-cell>
          <table:table-cell office:value-type="float" office:value="0.4407756562" calcext:value-type="float">
            <text:p>0.4407756562</text:p>
          </table:table-cell>
          <table:table-cell office:value-type="float" office:value="0.4374749208" calcext:value-type="float">
            <text:p>0.4374749208</text:p>
          </table:table-cell>
          <table:table-cell office:value-type="float" office:value="0.4427385456" calcext:value-type="float">
            <text:p>0.4427385456</text:p>
          </table:table-cell>
          <table:table-cell office:value-type="float" office:value="0.4587710904" calcext:value-type="float">
            <text:p>0.4587710904</text:p>
          </table:table-cell>
          <table:table-cell office:value-type="float" office:value="0.4782531042" calcext:value-type="float">
            <text:p>0.4782531042</text:p>
          </table:table-cell>
          <table:table-cell office:value-type="float" office:value="0.4810709483" calcext:value-type="float">
            <text:p>0.4810709483</text:p>
          </table:table-cell>
          <table:table-cell office:value-type="float" office:value="0.4762758919" calcext:value-type="float">
            <text:p>0.4762758919</text:p>
          </table:table-cell>
          <table:table-cell office:value-type="float" office:value="0.4710874095" calcext:value-type="float">
            <text:p>0.4710874095</text:p>
          </table:table-cell>
          <table:table-cell office:value-type="float" office:value="0.4603041395" calcext:value-type="float">
            <text:p>0.4603041395</text:p>
          </table:table-cell>
          <table:table-cell office:value-type="float" office:value="0.4343427253" calcext:value-type="float">
            <text:p>0.4343427253</text:p>
          </table:table-cell>
          <table:table-cell office:value-type="float" office:value="0.3837874896" calcext:value-type="float">
            <text:p>0.3837874896</text:p>
          </table:table-cell>
        </table:table-row>
        <table:table-row table:style-name="ro1">
          <table:table-cell table:style-name="ce2" office:value-type="string" calcext:value-type="string">
            <text:p>centroid6</text:p>
          </table:table-cell>
          <table:table-cell office:value-type="float" office:value="0.3643631139" calcext:value-type="float">
            <text:p>0.3643631139</text:p>
          </table:table-cell>
          <table:table-cell office:value-type="float" office:value="0.3279529508" calcext:value-type="float">
            <text:p>0.3279529508</text:p>
          </table:table-cell>
          <table:table-cell office:value-type="float" office:value="0.3021634633" calcext:value-type="float">
            <text:p>0.3021634633</text:p>
          </table:table-cell>
          <table:table-cell office:value-type="float" office:value="0.2928404964" calcext:value-type="float">
            <text:p>0.2928404964</text:p>
          </table:table-cell>
          <table:table-cell office:value-type="float" office:value="0.2861967706" calcext:value-type="float">
            <text:p>0.2861967706</text:p>
          </table:table-cell>
          <table:table-cell office:value-type="float" office:value="0.2863883285" calcext:value-type="float">
            <text:p>0.2863883285</text:p>
          </table:table-cell>
          <table:table-cell office:value-type="float" office:value="0.293785078" calcext:value-type="float">
            <text:p>0.293785078</text:p>
          </table:table-cell>
          <table:table-cell office:value-type="float" office:value="0.2972250611" calcext:value-type="float">
            <text:p>0.2972250611</text:p>
          </table:table-cell>
          <table:table-cell office:value-type="float" office:value="0.2991121592" calcext:value-type="float">
            <text:p>0.2991121592</text:p>
          </table:table-cell>
          <table:table-cell office:value-type="float" office:value="0.301791234" calcext:value-type="float">
            <text:p>0.301791234</text:p>
          </table:table-cell>
          <table:table-cell office:value-type="float" office:value="0.3078898913" calcext:value-type="float">
            <text:p>0.3078898913</text:p>
          </table:table-cell>
          <table:table-cell office:value-type="float" office:value="0.3206395432" calcext:value-type="float">
            <text:p>0.3206395432</text:p>
          </table:table-cell>
          <table:table-cell office:value-type="float" office:value="0.3438835185" calcext:value-type="float">
            <text:p>0.3438835185</text:p>
          </table:table-cell>
          <table:table-cell office:value-type="float" office:value="0.37230624" calcext:value-type="float">
            <text:p>0.37230624</text:p>
          </table:table-cell>
          <table:table-cell office:value-type="float" office:value="0.4240821311" calcext:value-type="float">
            <text:p>0.4240821311</text:p>
          </table:table-cell>
          <table:table-cell office:value-type="float" office:value="0.4791635328" calcext:value-type="float">
            <text:p>0.4791635328</text:p>
          </table:table-cell>
          <table:table-cell office:value-type="float" office:value="0.5217003793" calcext:value-type="float">
            <text:p>0.5217003793</text:p>
          </table:table-cell>
          <table:table-cell office:value-type="float" office:value="0.5338719338" calcext:value-type="float">
            <text:p>0.5338719338</text:p>
          </table:table-cell>
          <table:table-cell office:value-type="float" office:value="0.5189321309" calcext:value-type="float">
            <text:p>0.5189321309</text:p>
          </table:table-cell>
          <table:table-cell office:value-type="float" office:value="0.5009190365" calcext:value-type="float">
            <text:p>0.5009190365</text:p>
          </table:table-cell>
          <table:table-cell office:value-type="float" office:value="0.4878378364" calcext:value-type="float">
            <text:p>0.4878378364</text:p>
          </table:table-cell>
          <table:table-cell office:value-type="float" office:value="0.4782712022" calcext:value-type="float">
            <text:p>0.4782712022</text:p>
          </table:table-cell>
          <table:table-cell office:value-type="float" office:value="0.457619209" calcext:value-type="float">
            <text:p>0.457619209</text:p>
          </table:table-cell>
          <table:table-cell office:value-type="float" office:value="0.4135752706" calcext:value-type="float">
            <text:p>0.4135752706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.1655691439" calcext:value-type="float">
            <text:p>48.1655691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.3</text:p>
          </table:table-cell>
          <table:table-cell table:formula="of:=300*1024/([.M54]*60)" office:value-type="float" office:value="48.1655691439323" calcext:value-type="float">
            <text:p>48.1655691439</text:p>
          </table:table-cell>
          <table:table-cell table:number-columns-repeated="11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9.51" calcext:value-type="float">
            <text:p>9.51</text:p>
          </table:table-cell>
          <table:table-cell office:value-type="float" office:value="14.01" calcext:value-type="float">
            <text:p>14.01</text:p>
          </table:table-cell>
          <table:table-cell office:value-type="float" office:value="18.52" calcext:value-type="float">
            <text:p>18.52</text:p>
          </table:table-cell>
          <table:table-cell office:value-type="float" office:value="23.01" calcext:value-type="float">
            <text:p>23.01</text:p>
          </table:table-cell>
          <table:table-cell office:value-type="float" office:value="27.15" calcext:value-type="float">
            <text:p>27.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.006441834" calcext:value-type="float">
            <text:p>97.0064418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.78" calcext:value-type="float">
            <text:p>52.78</text:p>
          </table:table-cell>
          <table:table-cell table:formula="of:=300*1024/([.M55]*60)" office:value-type="float" office:value="97.006441834028" calcext:value-type="float">
            <text:p>97.00644183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9.5095367847" calcext:value-type="float">
            <text:p>139.50953678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table:formula="of:=300*1024/([.M56]*60)" office:value-type="float" office:value="139.509536784741" calcext:value-type="float">
            <text:p>139.509536784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83.3810888252" calcext:value-type="float">
            <text:p>183.38108882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.92" calcext:value-type="float">
            <text:p>27.92</text:p>
          </table:table-cell>
          <table:table-cell table:formula="of:=300*1024/([.M57]*60)" office:value-type="float" office:value="183.381088825215" calcext:value-type="float">
            <text:p>183.3810888252</text:p>
          </table:table-cell>
          <table:table-cell table:number-columns-repeated="11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 office:value-type="float" office:value="0.648720188376" calcext:value-type="float">
            <text:p>0.6487201884</text:p>
          </table:table-cell>
          <table:table-cell office:value-type="float" office:value="0.608649760111" calcext:value-type="float">
            <text:p>0.6086497601</text:p>
          </table:table-cell>
          <table:table-cell office:value-type="float" office:value="0.592640389655" calcext:value-type="float">
            <text:p>0.5926403897</text:p>
          </table:table-cell>
          <table:table-cell office:value-type="float" office:value="0.59079322306" calcext:value-type="float">
            <text:p>0.5907932231</text:p>
          </table:table-cell>
          <table:table-cell office:value-type="float" office:value="0.598764998682" calcext:value-type="float">
            <text:p>0.5987649987</text:p>
          </table:table-cell>
          <table:table-cell office:value-type="float" office:value="0.654887936187" calcext:value-type="float">
            <text:p>0.6548879362</text:p>
          </table:table-cell>
          <table:table-cell office:value-type="float" office:value="0.741079762242" calcext:value-type="float">
            <text:p>0.7410797622</text:p>
          </table:table-cell>
          <table:table-cell office:value-type="float" office:value="0.728171631502" calcext:value-type="float">
            <text:p>0.7281716315</text:p>
          </table:table-cell>
          <table:table-cell office:value-type="float" office:value="0.656681403355" calcext:value-type="float">
            <text:p>0.6566814034</text:p>
          </table:table-cell>
          <table:table-cell office:value-type="float" office:value="0.623059027572" calcext:value-type="float">
            <text:p>0.6230590276</text:p>
          </table:table-cell>
          <table:table-cell office:value-type="float" office:value="0.627161897426" calcext:value-type="float">
            <text:p>0.6271618974</text:p>
          </table:table-cell>
          <table:table-cell office:value-type="float" office:value="0.642309949412" calcext:value-type="float">
            <text:p>0.6423099494</text:p>
          </table:table-cell>
          <table:table-cell office:value-type="float" office:value="0.660369459383" calcext:value-type="float">
            <text:p>0.6603694594</text:p>
          </table:table-cell>
          <table:table-cell office:value-type="float" office:value="0.682997742545" calcext:value-type="float">
            <text:p>0.6829977425</text:p>
          </table:table-cell>
          <table:table-cell office:value-type="float" office:value="0.716807840135" calcext:value-type="float">
            <text:p>0.7168078401</text:p>
          </table:table-cell>
          <table:table-cell office:value-type="float" office:value="0.783275875715" calcext:value-type="float">
            <text:p>0.7832758757</text:p>
          </table:table-cell>
          <table:table-cell office:value-type="float" office:value="0.892273654561" calcext:value-type="float">
            <text:p>0.8922736546</text:p>
          </table:table-cell>
          <table:table-cell office:value-type="float" office:value="1.01688544444" calcext:value-type="float">
            <text:p>1.0168854444</text:p>
          </table:table-cell>
          <table:table-cell office:value-type="float" office:value="1.08394638049" calcext:value-type="float">
            <text:p>1.0839463805</text:p>
          </table:table-cell>
          <table:table-cell office:value-type="float" office:value="1.11711739133" calcext:value-type="float">
            <text:p>1.1171173913</text:p>
          </table:table-cell>
          <table:table-cell office:value-type="float" office:value="1.11865420942" calcext:value-type="float">
            <text:p>1.1186542094</text:p>
          </table:table-cell>
          <table:table-cell office:value-type="float" office:value="1.03950354982" calcext:value-type="float">
            <text:p>1.0395035498</text:p>
          </table:table-cell>
          <table:table-cell office:value-type="float" office:value="0.882984878988" calcext:value-type="float">
            <text:p>0.882984879</text:p>
          </table:table-cell>
          <table:table-cell office:value-type="float" office:value="0.731725594764" calcext:value-type="float">
            <text:p>0.7317255948</text:p>
          </table:table-cell>
          <table:table-cell/>
        </table:table-row>
        <table:table-row table:style-name="ro1">
          <table:table-cell office:value-type="float" office:value="0.648720188376" calcext:value-type="float">
            <text:p>0.6487201884</text:p>
          </table:table-cell>
          <table:table-cell office:value-type="float" office:value="0.608649760111" calcext:value-type="float">
            <text:p>0.6086497601</text:p>
          </table:table-cell>
          <table:table-cell office:value-type="float" office:value="0.592640389655" calcext:value-type="float">
            <text:p>0.5926403897</text:p>
          </table:table-cell>
          <table:table-cell office:value-type="float" office:value="0.59079322306" calcext:value-type="float">
            <text:p>0.5907932231</text:p>
          </table:table-cell>
          <table:table-cell office:value-type="float" office:value="0.598764998682" calcext:value-type="float">
            <text:p>0.5987649987</text:p>
          </table:table-cell>
          <table:table-cell office:value-type="float" office:value="0.654887936187" calcext:value-type="float">
            <text:p>0.6548879362</text:p>
          </table:table-cell>
          <table:table-cell office:value-type="float" office:value="0.741079762242" calcext:value-type="float">
            <text:p>0.7410797622</text:p>
          </table:table-cell>
          <table:table-cell office:value-type="float" office:value="0.728171631502" calcext:value-type="float">
            <text:p>0.7281716315</text:p>
          </table:table-cell>
          <table:table-cell office:value-type="float" office:value="0.656681403355" calcext:value-type="float">
            <text:p>0.6566814034</text:p>
          </table:table-cell>
          <table:table-cell office:value-type="float" office:value="0.623059027572" calcext:value-type="float">
            <text:p>0.6230590276</text:p>
          </table:table-cell>
          <table:table-cell office:value-type="float" office:value="0.627161897426" calcext:value-type="float">
            <text:p>0.6271618974</text:p>
          </table:table-cell>
          <table:table-cell office:value-type="float" office:value="0.642309949412" calcext:value-type="float">
            <text:p>0.6423099494</text:p>
          </table:table-cell>
          <table:table-cell office:value-type="float" office:value="0.660369459383" calcext:value-type="float">
            <text:p>0.6603694594</text:p>
          </table:table-cell>
          <table:table-cell office:value-type="float" office:value="0.682997742545" calcext:value-type="float">
            <text:p>0.6829977425</text:p>
          </table:table-cell>
          <table:table-cell office:value-type="float" office:value="0.716807840135" calcext:value-type="float">
            <text:p>0.7168078401</text:p>
          </table:table-cell>
          <table:table-cell office:value-type="float" office:value="0.783275875715" calcext:value-type="float">
            <text:p>0.7832758757</text:p>
          </table:table-cell>
          <table:table-cell office:value-type="float" office:value="0.892273654561" calcext:value-type="float">
            <text:p>0.8922736546</text:p>
          </table:table-cell>
          <table:table-cell office:value-type="float" office:value="1.01688544444" calcext:value-type="float">
            <text:p>1.0168854444</text:p>
          </table:table-cell>
          <table:table-cell office:value-type="float" office:value="1.08394638049" calcext:value-type="float">
            <text:p>1.0839463805</text:p>
          </table:table-cell>
          <table:table-cell office:value-type="float" office:value="1.11711739133" calcext:value-type="float">
            <text:p>1.1171173913</text:p>
          </table:table-cell>
          <table:table-cell office:value-type="float" office:value="1.11865420942" calcext:value-type="float">
            <text:p>1.1186542094</text:p>
          </table:table-cell>
          <table:table-cell office:value-type="float" office:value="1.03950354982" calcext:value-type="float">
            <text:p>1.0395035498</text:p>
          </table:table-cell>
          <table:table-cell office:value-type="float" office:value="0.882984878988" calcext:value-type="float">
            <text:p>0.882984879</text:p>
          </table:table-cell>
          <table:table-cell office:value-type="float" office:value="0.731725594764" calcext:value-type="float">
            <text:p>0.73172559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9:19:43.651602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9:47:09.651823184</meta:creation-date>
    <dc:date>2016-03-07T09:56:38.290392547</dc:date>
    <meta:editing-duration>PT8H55M37S</meta:editing-duration>
    <meta:editing-cycles>19</meta:editing-cycles>
    <meta:generator>LibreOffice/4.4.5.2$Linux_X86_64 LibreOffice_project/40m0$Build-2</meta:generator>
    <meta:document-statistic meta:table-count="3" meta:cell-count="26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3333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15cm" svg:height="11.157cm" xlink:href=".." xlink:type="simple" chart:class="chart:scatter" chart:style-name="ch1">
        <chart:legend svg:x="2.794cm" svg:y="1.177cm" style:legend-expansion="custom" chartooo:width="15.138cm" chartooo:height="1.594cm" style:legend-expansion-aspect-ratio="9.49686323713927" chart:style-name="ch2"/>
        <chart:plot-area chart:style-name="ch3" table:cell-range-address="Sheet1.A2:Sheet1.D25 Sheet1.B1:Sheet1.D1" chart:data-source-has-labels="row" svg:x="0.918cm" svg:y="0.089cm" svg:width="21.982cm" svg:height="10.501cm">
          <chartooo:coordinate-region svg:x="1.539cm" svg:y="0.288cm" svg:width="21.174cm" svg:height="9.655cm"/>
          <chart:axis chart:dimension="x" chart:name="primary-x" chart:style-name="ch4">
            <chart:title svg:x="10.754cm" svg:y="10.597cm" chart:style-name="ch5">
              <text:p>Hour of the day</text:p>
            </chart:title>
          </chart:axis>
          <chart:axis chart:dimension="y" chart:name="primary-y" chart:style-name="ch6">
            <chart:title svg:x="0.4cm" svg:y="7.307cm" chart:style-name="ch7">
              <text:p>Energy Consumption, kWh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0" chart:values-cell-range-address="Sheet1.C2:Sheet1.C25" chart:label-cell-address="Sheet1.C1:Sheet1.C1" chart:class="chart:scatter">
            <chart:data-point chart:repeated="24"/>
          </chart:series>
          <chart:series chart:style-name="ch11" chart:values-cell-range-address="Sheet1.D2:Sheet1.D25" chart:label-cell-address="Sheet1.D1:Sheet1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nthetic load (synthetic activity load+loadDueToTemperature)</text:p>
                <draw:g>
                  <svg:desc>Sheet1.B1:Sheet1.B1</svg:desc>
                </draw:g>
              </table:table-cell>
              <table:table-cell office:value-type="string">
                <text:p>PeakyLoad (amplification ratio=5.0)</text:p>
                <draw:g>
                  <svg:desc>Sheet1.C1:Sheet1.C1</svg:desc>
                </draw:g>
              </table:table-cell>
              <table:table-cell office:value-type="string">
                <text:p>The seed (activity load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1.186066">
                <text:p>1.186066</text:p>
                <draw:g>
                  <svg:desc>Sheet1.B2:Sheet1.B25</svg:desc>
                </draw:g>
              </table:table-cell>
              <table:table-cell office:value-type="float" office:value="1.186066">
                <text:p>1.186066</text:p>
                <draw:g>
                  <svg:desc>Sheet1.C2:Sheet1.C25</svg:desc>
                </draw:g>
              </table:table-cell>
              <table:table-cell office:value-type="float" office:value="1">
                <text:p>1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60463">
                <text:p>1.260463</text:p>
              </table:table-cell>
              <table:table-cell office:value-type="float" office:value="1.51946">
                <text:p>1.5194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22537">
                <text:p>1.022537</text:p>
              </table:table-cell>
              <table:table-cell office:value-type="float" office:value="1.022537">
                <text:p>1.0225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190799">
                <text:p>1.190799</text:p>
              </table:table-cell>
              <table:table-cell office:value-type="float" office:value="1.190799">
                <text:p>1.19079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81934">
                <text:p>1.481934</text:p>
              </table:table-cell>
              <table:table-cell office:value-type="float" office:value="2.626815">
                <text:p>2.626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92602">
                <text:p>0.792602</text:p>
              </table:table-cell>
              <table:table-cell office:value-type="float" office:value="0.792602">
                <text:p>0.79260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64116">
                <text:p>0.864116</text:p>
              </table:table-cell>
              <table:table-cell office:value-type="float" office:value="0.864116">
                <text:p>0.8641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5989">
                <text:p>0.85989</text:p>
              </table:table-cell>
              <table:table-cell office:value-type="float" office:value="0.85989">
                <text:p>0.859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19075">
                <text:p>0.619075</text:p>
              </table:table-cell>
              <table:table-cell office:value-type="float" office:value="0.619075">
                <text:p>0.6190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26082">
                <text:p>0.826082</text:p>
              </table:table-cell>
              <table:table-cell office:value-type="float" office:value="0.826082">
                <text:p>0.8260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833654">
                <text:p>1.833654</text:p>
              </table:table-cell>
              <table:table-cell office:value-type="float" office:value="4.385417">
                <text:p>4.38541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80143">
                <text:p>0.980143</text:p>
              </table:table-cell>
              <table:table-cell office:value-type="float" office:value="0.980143">
                <text:p>0.98014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1886">
                <text:p>0.71886</text:p>
              </table:table-cell>
              <table:table-cell office:value-type="float" office:value="0.71886">
                <text:p>0.718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20385">
                <text:p>0.720385</text:p>
              </table:table-cell>
              <table:table-cell office:value-type="float" office:value="0.720385">
                <text:p>0.7203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24733">
                <text:p>0.624733</text:p>
              </table:table-cell>
              <table:table-cell office:value-type="float" office:value="0.624733">
                <text:p>0.6247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12339">
                <text:p>0.612339</text:p>
              </table:table-cell>
              <table:table-cell office:value-type="float" office:value="0.612339">
                <text:p>0.6123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932802">
                <text:p>1.932802</text:p>
              </table:table-cell>
              <table:table-cell office:value-type="float" office:value="4.881156">
                <text:p>4.88115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5438">
                <text:p>0.955438</text:p>
              </table:table-cell>
              <table:table-cell office:value-type="float" office:value="0.955438">
                <text:p>0.95543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08531">
                <text:p>0.808531</text:p>
              </table:table-cell>
              <table:table-cell office:value-type="float" office:value="0.808531">
                <text:p>0.80853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19476">
                <text:p>1.319476</text:p>
              </table:table-cell>
              <table:table-cell office:value-type="float" office:value="1.814526">
                <text:p>1.8145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997462">
                <text:p>2.997462</text:p>
              </table:table-cell>
              <table:table-cell office:value-type="float" office:value="10.204457">
                <text:p>10.20445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161844">
                <text:p>3.161844</text:p>
              </table:table-cell>
              <table:table-cell office:value-type="float" office:value="11.026365">
                <text:p>11.02636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863326">
                <text:p>0.863326</text:p>
              </table:table-cell>
              <table:table-cell office:value-type="float" office:value="0.863326">
                <text:p>0.86332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064568">
                <text:p>1.064568</text:p>
              </table:table-cell>
              <table:table-cell office:value-type="float" office:value="1.064568">
                <text:p>1.064568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minimum="0" chart:maximum="7" chart:origin="0" chart:interval-major="1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 style:data-style-name="N121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08cm" svg:height="6.481cm" xlink:href=".." xlink:type="simple" chart:class="chart:scatter" chart:style-name="ch1">
        <chart:legend svg:x="1.715cm" svg:y="0.526cm" style:legend-expansion="custom" chartooo:width="5.649cm" chartooo:height="1.299cm" style:legend-expansion-aspect-ratio="4.34872979214781" chart:style-name="ch2"/>
        <chart:plot-area chart:style-name="ch3" table:cell-range-address="Sheet2.A44:Sheet2.D67 Sheet2.B43:Sheet2.D43" chart:data-source-has-labels="row" svg:x="0.802cm" svg:y="0.081cm" svg:width="10.854cm" svg:height="5.963cm">
          <chartooo:coordinate-region svg:x="1.529cm" svg:y="0.281cm" svg:width="9.94cm" svg:height="5.116cm"/>
          <chart:axis chart:dimension="x" chart:name="primary-x" chart:style-name="ch4">
            <chart:title svg:x="5.074cm" svg:y="5.921cm" chart:style-name="ch5">
              <text:p>Hour of the day</text:p>
            </chart:title>
          </chart:axis>
          <chart:axis chart:dimension="y" chart:name="primary-y" chart:style-name="ch6">
            <chart:title svg:x="0.249cm" svg:y="4.726cm" chart:style-name="ch7">
              <text:p>Electricity consumption, kWh</text:p>
            </chart:title>
            <chart:grid chart:style-name="ch8" chart:class="major"/>
          </chart:axis>
          <chart:series chart:style-name="ch9" chart:values-cell-range-address="Sheet2.B44:Sheet2.B67" chart:label-cell-address="Sheet2.B43:Sheet2.B43" chart:class="chart:scatter">
            <chart:domain table:cell-range-address="Sheet2.A44:Sheet2.A67"/>
            <chart:data-point chart:repeated="24"/>
          </chart:series>
          <chart:series chart:style-name="ch10" chart:values-cell-range-address="Sheet2.C44:Sheet2.C67" chart:label-cell-address="Sheet2.C43:Sheet2.C43" chart:class="chart:scatter">
            <chart:data-point chart:repeated="24"/>
          </chart:series>
          <chart:series chart:style-name="ch11" chart:values-cell-range-address="Sheet2.D44:Sheet2.D67" chart:label-cell-address="Sheet2.D43:Sheet2.D43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nthetic(Peaky factor=5.0)</text:p>
                <draw:g>
                  <svg:desc>Sheet2.B43:Sheet2.B43</svg:desc>
                </draw:g>
              </table:table-cell>
              <table:table-cell office:value-type="string">
                <text:p>Synthetic</text:p>
                <draw:g>
                  <svg:desc>Sheet2.C43:Sheet2.C43</svg:desc>
                </draw:g>
              </table:table-cell>
              <table:table-cell office:value-type="string">
                <text:p>Empirical</text:p>
                <draw:g>
                  <svg:desc>Sheet2.D43:Sheet2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4:Sheet2.A67</svg:desc>
                </draw:g>
              </table:table-cell>
              <table:table-cell office:value-type="float" office:value="1.82486">
                <text:p>1.82486</text:p>
                <draw:g>
                  <svg:desc>Sheet2.B44:Sheet2.B67</svg:desc>
                </draw:g>
              </table:table-cell>
              <table:table-cell office:value-type="float" office:value="1.62486">
                <text:p>1.62486</text:p>
                <draw:g>
                  <svg:desc>Sheet2.C44:Sheet2.C67</svg:desc>
                </draw:g>
              </table:table-cell>
              <table:table-cell office:value-type="float" office:value="1.558497">
                <text:p>1.558497</text:p>
                <draw:g>
                  <svg:desc>Sheet2.D44:Sheet2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83425">
                <text:p>1.483425</text:p>
              </table:table-cell>
              <table:table-cell office:value-type="float" office:value="1.283425">
                <text:p>1.283425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63661">
                <text:p>1.563661</text:p>
              </table:table-cell>
              <table:table-cell office:value-type="float" office:value="1.363661">
                <text:p>1.36366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3998">
                <text:p>1.53998</text:p>
              </table:table-cell>
              <table:table-cell office:value-type="float" office:value="1.33998">
                <text:p>1.3399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654877">
                <text:p>1.654877</text:p>
              </table:table-cell>
              <table:table-cell office:value-type="float" office:value="1.454877">
                <text:p>1.4548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773965">
                <text:p>1.773965</text:p>
              </table:table-cell>
              <table:table-cell office:value-type="float" office:value="1.573965">
                <text:p>1.573965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65826">
                <text:p>1.865826</text:p>
              </table:table-cell>
              <table:table-cell office:value-type="float" office:value="1.665826">
                <text:p>1.665826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278169">
                <text:p>3.278169</text:p>
              </table:table-cell>
              <table:table-cell office:value-type="float" office:value="1.971358">
                <text:p>1.97135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031933">
                <text:p>4.031933</text:p>
              </table:table-cell>
              <table:table-cell office:value-type="float" office:value="2.122111">
                <text:p>2.12211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61454">
                <text:p>2.261454</text:p>
              </table:table-cell>
              <table:table-cell office:value-type="float" office:value="1.768015">
                <text:p>1.768015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166224">
                <text:p>2.166224</text:p>
              </table:table-cell>
              <table:table-cell office:value-type="float" office:value="1.748969">
                <text:p>1.74896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37851">
                <text:p>1.537851</text:p>
              </table:table-cell>
              <table:table-cell office:value-type="float" office:value="1.337851">
                <text:p>1.337851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95061">
                <text:p>1.595061</text:p>
              </table:table-cell>
              <table:table-cell office:value-type="float" office:value="1.395061">
                <text:p>1.3950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539151">
                <text:p>1.539151</text:p>
              </table:table-cell>
              <table:table-cell office:value-type="float" office:value="1.339151">
                <text:p>1.339151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450695">
                <text:p>1.450695</text:p>
              </table:table-cell>
              <table:table-cell office:value-type="float" office:value="1.250695">
                <text:p>1.25069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629593">
                <text:p>1.629593</text:p>
              </table:table-cell>
              <table:table-cell office:value-type="float" office:value="1.429593">
                <text:p>1.429593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721522">
                <text:p>1.721522</text:p>
              </table:table-cell>
              <table:table-cell office:value-type="float" office:value="1.521522">
                <text:p>1.521522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71819">
                <text:p>2.071819</text:p>
              </table:table-cell>
              <table:table-cell office:value-type="float" office:value="1.730088">
                <text:p>1.73008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722905">
                <text:p>2.722905</text:p>
              </table:table-cell>
              <table:table-cell office:value-type="float" office:value="1.860305">
                <text:p>1.86030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264721">
                <text:p>3.264721</text:p>
              </table:table-cell>
              <table:table-cell office:value-type="float" office:value="1.968668">
                <text:p>1.9686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755385">
                <text:p>5.755385</text:p>
              </table:table-cell>
              <table:table-cell office:value-type="float" office:value="2.466801">
                <text:p>2.46680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.494676">
                <text:p>6.494676</text:p>
              </table:table-cell>
              <table:table-cell office:value-type="float" office:value="2.614659">
                <text:p>2.614659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012749">
                <text:p>4.012749</text:p>
              </table:table-cell>
              <table:table-cell office:value-type="float" office:value="2.118274">
                <text:p>2.118274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031415">
                <text:p>2.031415</text:p>
              </table:table-cell>
              <table:table-cell office:value-type="float" office:value="1.722007">
                <text:p>1.722007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link-data-style-to-source="true"/>
      <style:graphic-properties draw:stroke="none" draw:fill-color="#85b0dd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area" chart:style-name="ch1">
        <chart:legend svg:x="4.113cm" svg:y="4.086cm" style:legend-expansion="custom" chartooo:width="2.462cm" chartooo:height="0.78cm" style:legend-expansion-aspect-ratio="3.15641025641026" chart:style-name="ch2"/>
        <chart:plot-area chart:style-name="ch3" table:cell-range-address="Sheet2.B70:Sheet2.B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B71:Sheet2.B238" chart:label-cell-address="Sheet2.B70:Sheet2.B70" chart:class="chart:area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thetic</text:p>
                <draw:g>
                  <svg:desc>Sheet2.B70:Sheet2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486">
                <text:p>1.62486</text:p>
                <draw:g>
                  <svg:desc>Sheet2.B71:Sheet2.B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3425">
                <text:p>1.28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3661">
                <text:p>1.363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998">
                <text:p>1.33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4877">
                <text:p>1.454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3965">
                <text:p>1.573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5826">
                <text:p>1.665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1358">
                <text:p>1.97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22111">
                <text:p>2.122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68015">
                <text:p>1.768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48969">
                <text:p>1.748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7851">
                <text:p>1.337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5061">
                <text:p>1.395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9151">
                <text:p>1.339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0695">
                <text:p>1.250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9593">
                <text:p>1.429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21522">
                <text:p>1.521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0088">
                <text:p>1.730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60305">
                <text:p>1.860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8668">
                <text:p>1.968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801">
                <text:p>2.466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4659">
                <text:p>2.614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8274">
                <text:p>2.118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2007">
                <text:p>1.722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71724">
                <text:p>1.671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1045">
                <text:p>1.361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5126">
                <text:p>1.435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76704">
                <text:p>1.376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417">
                <text:p>1.49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715">
                <text:p>1.39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1727">
                <text:p>1.601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6601">
                <text:p>1.946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38908">
                <text:p>2.238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20331">
                <text:p>2.120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4701">
                <text:p>1.744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982">
                <text:p>1.57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4176">
                <text:p>1.474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71665">
                <text:p>1.371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913">
                <text:p>1.29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9594">
                <text:p>1.529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6034">
                <text:p>1.666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2478">
                <text:p>1.622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8937">
                <text:p>1.72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629">
                <text:p>2.09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92794">
                <text:p>2.492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17731">
                <text:p>2.617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60469">
                <text:p>2.2604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95806">
                <text:p>1.795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6089">
                <text:p>1.356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3683">
                <text:p>1.333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0788">
                <text:p>1.480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925">
                <text:p>1.1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56905">
                <text:p>1.556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3749">
                <text:p>1.513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1803">
                <text:p>1.701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96331">
                <text:p>2.096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91001">
                <text:p>1.991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68985">
                <text:p>1.868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05197">
                <text:p>1.705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01394">
                <text:p>1.401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2854">
                <text:p>1.382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4116">
                <text:p>1.264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98033">
                <text:p>1.398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8929">
                <text:p>1.268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342">
                <text:p>1.61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6313">
                <text:p>1.66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9994">
                <text:p>1.739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76206">
                <text:p>2.276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91952">
                <text:p>2.391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04887">
                <text:p>2.704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21934">
                <text:p>2.121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47439">
                <text:p>1.747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3525">
                <text:p>1.4835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6267">
                <text:p>1.16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8455">
                <text:p>1.318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3998">
                <text:p>1.163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86562">
                <text:p>1.386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52207">
                <text:p>1.452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72616">
                <text:p>1.6726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35479">
                <text:p>2.035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48085">
                <text:p>2.148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02574">
                <text:p>2.002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9821">
                <text:p>1.649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81326">
                <text:p>1.381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21439">
                <text:p>1.3214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87069">
                <text:p>1.487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82911">
                <text:p>1.282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5214">
                <text:p>1.495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324">
                <text:p>1.593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39222">
                <text:p>1.539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84119">
                <text:p>1.684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20775">
                <text:p>2.220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20378">
                <text:p>2.520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85386">
                <text:p>2.4853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50746">
                <text:p>1.950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13223">
                <text:p>1.713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74953">
                <text:p>1.674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19">
                <text:p>1.3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03826">
                <text:p>1.403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2705">
                <text:p>1.2927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88065">
                <text:p>1.388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50061">
                <text:p>1.650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79713">
                <text:p>1.3797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72413">
                <text:p>1.872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26799">
                <text:p>2.126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46959">
                <text:p>1.946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745">
                <text:p>1.56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64796">
                <text:p>1.364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1896">
                <text:p>1.41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7954">
                <text:p>1.377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9213">
                <text:p>1.409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48278">
                <text:p>1.4482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8242">
                <text:p>1.738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58368">
                <text:p>1.5583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24537">
                <text:p>1.724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27196">
                <text:p>2.027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556269">
                <text:p>2.556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71783">
                <text:p>2.671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93443">
                <text:p>2.093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58306">
                <text:p>1.7583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0315">
                <text:p>1.5503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99653">
                <text:p>1.2996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19209">
                <text:p>1.519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905">
                <text:p>1.283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35634">
                <text:p>1.635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47953">
                <text:p>1.64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14184">
                <text:p>1.714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70458">
                <text:p>1.870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82571">
                <text:p>2.182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57063">
                <text:p>1.9570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84507">
                <text:p>1.684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1055">
                <text:p>1.3510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4639">
                <text:p>1.274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56322">
                <text:p>1.2563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58196">
                <text:p>1.158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356">
                <text:p>1.57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27676">
                <text:p>1.527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1424">
                <text:p>1.81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67932">
                <text:p>1.967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79347">
                <text:p>2.179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36142">
                <text:p>2.436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14359">
                <text:p>2.714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34177">
                <text:p>2.1341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86525">
                <text:p>1.686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9157">
                <text:p>1.5791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74629">
                <text:p>1.274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70956">
                <text:p>1.270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4493">
                <text:p>1.344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90163">
                <text:p>1.5901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15169">
                <text:p>1.515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26173">
                <text:p>1.726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22369">
                <text:p>2.1223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85465">
                <text:p>2.0854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36951">
                <text:p>1.7369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6605">
                <text:p>1.676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00888">
                <text:p>1.6008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18565">
                <text:p>1.318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27343">
                <text:p>1.427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21446">
                <text:p>1.32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35561">
                <text:p>1.535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18447">
                <text:p>1.718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40943">
                <text:p>1.640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98087">
                <text:p>1.898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56091">
                <text:p>2.256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31358">
                <text:p>2.4313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46616">
                <text:p>2.646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80278">
                <text:p>1.9802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64349">
                <text:p>1.964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link-data-style-to-source="true"/>
      <style:graphic-properties draw:stroke="none" draw:fill-color="#85b0dd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area" chart:style-name="ch1">
        <chart:legend svg:x="4.113cm" svg:y="4.086cm" style:legend-expansion="custom" chartooo:width="2.462cm" chartooo:height="0.78cm" style:legend-expansion-aspect-ratio="3.15641025641026" chart:style-name="ch2"/>
        <chart:plot-area chart:style-name="ch3" table:cell-range-address="Sheet2.C70:Sheet2.C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C71:Sheet2.C238" chart:label-cell-address="Sheet2.C70:Sheet2.C70" chart:class="chart:area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</text:p>
                <draw:g>
                  <svg:desc>Sheet2.C70:Sheet2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8497">
                <text:p>1.558497</text:p>
                <draw:g>
                  <svg:desc>Sheet2.C71:Sheet2.C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1cm" svg:height="6.721cm" xlink:href=".." xlink:type="simple" chart:class="chart:scatter" chart:style-name="ch1">
        <chart:legend svg:x="1.093cm" svg:y="0.602cm" style:legend-expansion="custom" chartooo:width="4.101cm" chartooo:height="1.621cm" style:legend-expansion-aspect-ratio="2.52991980259099" chart:style-name="ch2"/>
        <chart:plot-area chart:style-name="ch3" table:cell-range-address="Sheet3.B12:Sheet3.Y16 Sheet3.A13:Sheet3.A16" chart:data-source-has-labels="column" svg:x="0.29cm" svg:y="0.134cm" svg:width="13.931cm" svg:height="6.453cm">
          <chartooo:coordinate-region svg:x="1.202cm" svg:y="0.333cm" svg:width="12.832cm" svg:height="5.6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3:Sheet3.Y13" chart:label-cell-address="Sheet3.A13:Sheet3.A13" chart:class="chart:scatter">
            <chart:domain table:cell-range-address="Sheet3.B12:Sheet3.Y12"/>
            <chart:data-point chart:repeated="24"/>
          </chart:series>
          <chart:series chart:style-name="ch8" chart:values-cell-range-address="Sheet3.B14:Sheet3.Y14" chart:label-cell-address="Sheet3.A14:Sheet3.A14" chart:class="chart:scatter">
            <chart:data-point chart:repeated="24"/>
          </chart:series>
          <chart:series chart:style-name="ch9" chart:values-cell-range-address="Sheet3.B15:Sheet3.Y15" chart:label-cell-address="Sheet3.A15:Sheet3.A15" chart:class="chart:scatter">
            <chart:data-point chart:repeated="24"/>
          </chart:series>
          <chart:series chart:style-name="ch10" chart:values-cell-range-address="Sheet3.B16:Sheet3.Y16" chart:label-cell-address="Sheet3.A16:Sheet3.A16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B12:Sheet3.Y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oid1</text:p>
                <draw:g>
                  <svg:desc>Sheet3.A13:Sheet3.A13</svg:desc>
                </draw:g>
              </table:table-cell>
              <table:table-cell office:value-type="float" office:value="0.3245014465">
                <text:p>0.3245014465</text:p>
                <draw:g>
                  <svg:desc>Sheet3.B13:Sheet3.Y13</svg:desc>
                </draw:g>
              </table:table-cell>
              <table:table-cell office:value-type="float" office:value="0.303940583">
                <text:p>0.303940583</text:p>
              </table:table-cell>
              <table:table-cell office:value-type="float" office:value="0.2965253338">
                <text:p>0.2965253338</text:p>
              </table:table-cell>
              <table:table-cell office:value-type="float" office:value="0.2951385291">
                <text:p>0.2951385291</text:p>
              </table:table-cell>
              <table:table-cell office:value-type="float" office:value="0.2997387748">
                <text:p>0.2997387748</text:p>
              </table:table-cell>
              <table:table-cell office:value-type="float" office:value="0.3279939082">
                <text:p>0.3279939082</text:p>
              </table:table-cell>
              <table:table-cell office:value-type="float" office:value="0.3703535852">
                <text:p>0.3703535852</text:p>
              </table:table-cell>
              <table:table-cell office:value-type="float" office:value="0.3637404736">
                <text:p>0.3637404736</text:p>
              </table:table-cell>
              <table:table-cell office:value-type="float" office:value="0.3283699517">
                <text:p>0.3283699517</text:p>
              </table:table-cell>
              <table:table-cell office:value-type="float" office:value="0.3124400194">
                <text:p>0.3124400194</text:p>
              </table:table-cell>
              <table:table-cell office:value-type="float" office:value="0.3134950983">
                <text:p>0.3134950983</text:p>
              </table:table-cell>
              <table:table-cell office:value-type="float" office:value="0.3210679028">
                <text:p>0.3210679028</text:p>
              </table:table-cell>
              <table:table-cell office:value-type="float" office:value="0.3296933644">
                <text:p>0.3296933644</text:p>
              </table:table-cell>
              <table:table-cell office:value-type="float" office:value="0.3409814784">
                <text:p>0.3409814784</text:p>
              </table:table-cell>
              <table:table-cell office:value-type="float" office:value="0.3583847216">
                <text:p>0.3583847216</text:p>
              </table:table-cell>
              <table:table-cell office:value-type="float" office:value="0.3916580171">
                <text:p>0.3916580171</text:p>
              </table:table-cell>
              <table:table-cell office:value-type="float" office:value="0.446697137">
                <text:p>0.446697137</text:p>
              </table:table-cell>
              <table:table-cell office:value-type="float" office:value="0.5077845066">
                <text:p>0.5077845066</text:p>
              </table:table-cell>
              <table:table-cell office:value-type="float" office:value="0.5424204041">
                <text:p>0.5424204041</text:p>
              </table:table-cell>
              <table:table-cell office:value-type="float" office:value="0.5571714006">
                <text:p>0.5571714006</text:p>
              </table:table-cell>
              <table:table-cell office:value-type="float" office:value="0.5597242523">
                <text:p>0.5597242523</text:p>
              </table:table-cell>
              <table:table-cell office:value-type="float" office:value="0.5204962605">
                <text:p>0.5204962605</text:p>
              </table:table-cell>
              <table:table-cell office:value-type="float" office:value="0.4410538667">
                <text:p>0.4410538667</text:p>
              </table:table-cell>
              <table:table-cell office:value-type="float" office:value="0.3653801576">
                <text:p>0.3653801576</text:p>
              </table:table-cell>
            </table:table-row>
            <table:table-row>
              <table:table-cell office:value-type="string">
                <text:p>centroid3</text:p>
                <draw:g>
                  <svg:desc>Sheet3.A14:Sheet3.A14</svg:desc>
                </draw:g>
              </table:table-cell>
              <table:table-cell office:value-type="float" office:value="0.3727892055">
                <text:p>0.3727892055</text:p>
                <draw:g>
                  <svg:desc>Sheet3.B14:Sheet3.Y14</svg:desc>
                </draw:g>
              </table:table-cell>
              <table:table-cell office:value-type="float" office:value="0.3479803853">
                <text:p>0.3479803853</text:p>
              </table:table-cell>
              <table:table-cell office:value-type="float" office:value="0.3336515214">
                <text:p>0.3336515214</text:p>
              </table:table-cell>
              <table:table-cell office:value-type="float" office:value="0.326213956">
                <text:p>0.326213956</text:p>
              </table:table-cell>
              <table:table-cell office:value-type="float" office:value="0.3233411698">
                <text:p>0.3233411698</text:p>
              </table:table-cell>
              <table:table-cell office:value-type="float" office:value="0.323568335">
                <text:p>0.323568335</text:p>
              </table:table-cell>
              <table:table-cell office:value-type="float" office:value="0.3291452828">
                <text:p>0.3291452828</text:p>
              </table:table-cell>
              <table:table-cell office:value-type="float" office:value="0.3385822">
                <text:p>0.3385822</text:p>
              </table:table-cell>
              <table:table-cell office:value-type="float" office:value="0.3506969076">
                <text:p>0.3506969076</text:p>
              </table:table-cell>
              <table:table-cell office:value-type="float" office:value="0.3640669863">
                <text:p>0.3640669863</text:p>
              </table:table-cell>
              <table:table-cell office:value-type="float" office:value="0.378104674">
                <text:p>0.378104674</text:p>
              </table:table-cell>
              <table:table-cell office:value-type="float" office:value="0.3942721326">
                <text:p>0.3942721326</text:p>
              </table:table-cell>
              <table:table-cell office:value-type="float" office:value="0.4106727514">
                <text:p>0.4106727514</text:p>
              </table:table-cell>
              <table:table-cell office:value-type="float" office:value="0.4252584064">
                <text:p>0.4252584064</text:p>
              </table:table-cell>
              <table:table-cell office:value-type="float" office:value="0.4336910396">
                <text:p>0.4336910396</text:p>
              </table:table-cell>
              <table:table-cell office:value-type="float" office:value="0.4423942326">
                <text:p>0.4423942326</text:p>
              </table:table-cell>
              <table:table-cell office:value-type="float" office:value="0.4562301384">
                <text:p>0.4562301384</text:p>
              </table:table-cell>
              <table:table-cell office:value-type="float" office:value="0.4672914143">
                <text:p>0.4672914143</text:p>
              </table:table-cell>
              <table:table-cell office:value-type="float" office:value="0.4712119679">
                <text:p>0.4712119679</text:p>
              </table:table-cell>
              <table:table-cell office:value-type="float" office:value="0.470710243">
                <text:p>0.470710243</text:p>
              </table:table-cell>
              <table:table-cell office:value-type="float" office:value="0.4666254447">
                <text:p>0.4666254447</text:p>
              </table:table-cell>
              <table:table-cell office:value-type="float" office:value="0.4575787692">
                <text:p>0.4575787692</text:p>
              </table:table-cell>
              <table:table-cell office:value-type="float" office:value="0.4379739648">
                <text:p>0.4379739648</text:p>
              </table:table-cell>
              <table:table-cell office:value-type="float" office:value="0.4061550217">
                <text:p>0.4061550217</text:p>
              </table:table-cell>
            </table:table-row>
            <table:table-row>
              <table:table-cell office:value-type="string">
                <text:p>centroid7</text:p>
                <draw:g>
                  <svg:desc>Sheet3.A15:Sheet3.A15</svg:desc>
                </draw:g>
              </table:table-cell>
              <table:table-cell office:value-type="float" office:value="0.3495346358">
                <text:p>0.3495346358</text:p>
                <draw:g>
                  <svg:desc>Sheet3.B15:Sheet3.Y15</svg:desc>
                </draw:g>
              </table:table-cell>
              <table:table-cell office:value-type="float" office:value="0.3279542365">
                <text:p>0.3279542365</text:p>
              </table:table-cell>
              <table:table-cell office:value-type="float" office:value="0.3200570199">
                <text:p>0.3200570199</text:p>
              </table:table-cell>
              <table:table-cell office:value-type="float" office:value="0.3172038408">
                <text:p>0.3172038408</text:p>
              </table:table-cell>
              <table:table-cell office:value-type="float" office:value="0.3169325865">
                <text:p>0.3169325865</text:p>
              </table:table-cell>
              <table:table-cell office:value-type="float" office:value="0.3258135861">
                <text:p>0.3258135861</text:p>
              </table:table-cell>
              <table:table-cell office:value-type="float" office:value="0.3527309661">
                <text:p>0.3527309661</text:p>
              </table:table-cell>
              <table:table-cell office:value-type="float" office:value="0.3927542974">
                <text:p>0.3927542974</text:p>
              </table:table-cell>
              <table:table-cell office:value-type="float" office:value="0.4050406652">
                <text:p>0.4050406652</text:p>
              </table:table-cell>
              <table:table-cell office:value-type="float" office:value="0.4025269352">
                <text:p>0.4025269352</text:p>
              </table:table-cell>
              <table:table-cell office:value-type="float" office:value="0.3925676766">
                <text:p>0.3925676766</text:p>
              </table:table-cell>
              <table:table-cell office:value-type="float" office:value="0.3916563213">
                <text:p>0.3916563213</text:p>
              </table:table-cell>
              <table:table-cell office:value-type="float" office:value="0.3929958979">
                <text:p>0.3929958979</text:p>
              </table:table-cell>
              <table:table-cell office:value-type="float" office:value="0.3960507992">
                <text:p>0.3960507992</text:p>
              </table:table-cell>
              <table:table-cell office:value-type="float" office:value="0.3997778676">
                <text:p>0.3997778676</text:p>
              </table:table-cell>
              <table:table-cell office:value-type="float" office:value="0.4071684737">
                <text:p>0.4071684737</text:p>
              </table:table-cell>
              <table:table-cell office:value-type="float" office:value="0.4293845523">
                <text:p>0.4293845523</text:p>
              </table:table-cell>
              <table:table-cell office:value-type="float" office:value="0.4564464596">
                <text:p>0.4564464596</text:p>
              </table:table-cell>
              <table:table-cell office:value-type="float" office:value="0.4718873654">
                <text:p>0.4718873654</text:p>
              </table:table-cell>
              <table:table-cell office:value-type="float" office:value="0.4807090285">
                <text:p>0.4807090285</text:p>
              </table:table-cell>
              <table:table-cell office:value-type="float" office:value="0.4874171408">
                <text:p>0.4874171408</text:p>
              </table:table-cell>
              <table:table-cell office:value-type="float" office:value="0.4806190891">
                <text:p>0.4806190891</text:p>
              </table:table-cell>
              <table:table-cell office:value-type="float" office:value="0.4431356347">
                <text:p>0.4431356347</text:p>
              </table:table-cell>
              <table:table-cell office:value-type="float" office:value="0.390194235">
                <text:p>0.390194235</text:p>
              </table:table-cell>
            </table:table-row>
            <table:table-row>
              <table:table-cell office:value-type="string">
                <text:p>centroid8</text:p>
                <draw:g>
                  <svg:desc>Sheet3.A16:Sheet3.A16</svg:desc>
                </draw:g>
              </table:table-cell>
              <table:table-cell office:value-type="float" office:value="0.3682930188">
                <text:p>0.3682930188</text:p>
                <draw:g>
                  <svg:desc>Sheet3.B16:Sheet3.Y16</svg:desc>
                </draw:g>
              </table:table-cell>
              <table:table-cell office:value-type="float" office:value="0.3500168522">
                <text:p>0.3500168522</text:p>
              </table:table-cell>
              <table:table-cell office:value-type="float" office:value="0.3406070626">
                <text:p>0.3406070626</text:p>
              </table:table-cell>
              <table:table-cell office:value-type="float" office:value="0.3361772372">
                <text:p>0.3361772372</text:p>
              </table:table-cell>
              <table:table-cell office:value-type="float" office:value="0.3399553754">
                <text:p>0.3399553754</text:p>
              </table:table-cell>
              <table:table-cell office:value-type="float" office:value="0.3525529631">
                <text:p>0.3525529631</text:p>
              </table:table-cell>
              <table:table-cell office:value-type="float" office:value="0.3710683038">
                <text:p>0.3710683038</text:p>
              </table:table-cell>
              <table:table-cell office:value-type="float" office:value="0.3666506899">
                <text:p>0.3666506899</text:p>
              </table:table-cell>
              <table:table-cell office:value-type="float" office:value="0.3510946388">
                <text:p>0.3510946388</text:p>
              </table:table-cell>
              <table:table-cell office:value-type="float" office:value="0.3448726507">
                <text:p>0.3448726507</text:p>
              </table:table-cell>
              <table:table-cell office:value-type="float" office:value="0.3457897511">
                <text:p>0.3457897511</text:p>
              </table:table-cell>
              <table:table-cell office:value-type="float" office:value="0.3527557668">
                <text:p>0.3527557668</text:p>
              </table:table-cell>
              <table:table-cell office:value-type="float" office:value="0.3608648615">
                <text:p>0.3608648615</text:p>
              </table:table-cell>
              <table:table-cell office:value-type="float" office:value="0.370589004">
                <text:p>0.370589004</text:p>
              </table:table-cell>
              <table:table-cell office:value-type="float" office:value="0.3838566936">
                <text:p>0.3838566936</text:p>
              </table:table-cell>
              <table:table-cell office:value-type="float" office:value="0.4083561362">
                <text:p>0.4083561362</text:p>
              </table:table-cell>
              <table:table-cell office:value-type="float" office:value="0.4362618185">
                <text:p>0.4362618185</text:p>
              </table:table-cell>
              <table:table-cell office:value-type="float" office:value="0.4638726636">
                <text:p>0.4638726636</text:p>
              </table:table-cell>
              <table:table-cell office:value-type="float" office:value="0.4855547495">
                <text:p>0.4855547495</text:p>
              </table:table-cell>
              <table:table-cell office:value-type="float" office:value="0.5010395174">
                <text:p>0.5010395174</text:p>
              </table:table-cell>
              <table:table-cell office:value-type="float" office:value="0.5114283437">
                <text:p>0.5114283437</text:p>
              </table:table-cell>
              <table:table-cell office:value-type="float" office:value="0.4993875432">
                <text:p>0.4993875432</text:p>
              </table:table-cell>
              <table:table-cell office:value-type="float" office:value="0.4547613425">
                <text:p>0.4547613425</text:p>
              </table:table-cell>
              <table:table-cell office:value-type="float" office:value="0.4030324359">
                <text:p>0.40303243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3" chart:interval-maj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2cm" svg:height="6.641cm" xlink:href=".." xlink:type="simple" chart:class="chart:scatter" chart:style-name="ch1">
        <chart:legend svg:x="1.289cm" svg:y="0.681cm" style:legend-expansion="custom" chartooo:width="3.823cm" chartooo:height="1.894cm" style:legend-expansion-aspect-ratio="2.01847940865892" chart:style-name="ch2"/>
        <chart:plot-area chart:style-name="ch3" table:cell-range-address="Sheet3.B46:Sheet3.Y50 Sheet3.A47:Sheet3.A50" chart:data-source-has-labels="column" svg:x="0.289cm" svg:y="0.132cm" svg:width="13.904cm" svg:height="6.377cm">
          <chartooo:coordinate-region svg:x="1.201cm" svg:y="0.331cm" svg:width="12.806cm" svg:height="5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47:Sheet3.Y47" chart:label-cell-address="Sheet3.A47:Sheet3.A47" chart:class="chart:scatter">
            <chart:domain table:cell-range-address="Sheet3.B46:Sheet3.Y46"/>
            <chart:data-point chart:repeated="24"/>
          </chart:series>
          <chart:series chart:style-name="ch8" chart:values-cell-range-address="Sheet3.B48:Sheet3.Y48" chart:label-cell-address="Sheet3.A48:Sheet3.A48" chart:class="chart:scatter">
            <chart:data-point chart:repeated="24"/>
          </chart:series>
          <chart:series chart:style-name="ch9" chart:values-cell-range-address="Sheet3.B49:Sheet3.Y49" chart:label-cell-address="Sheet3.A49:Sheet3.A49" chart:class="chart:scatter">
            <chart:data-point chart:repeated="24"/>
          </chart:series>
          <chart:series chart:style-name="ch10" chart:values-cell-range-address="Sheet3.B50:Sheet3.Y50" chart:label-cell-address="Sheet3.A50:Sheet3.A50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3.B46:Sheet3.Y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oid1</text:p>
                <draw:g>
                  <svg:desc>Sheet3.A47:Sheet3.A47</svg:desc>
                </draw:g>
              </table:table-cell>
              <table:table-cell office:value-type="float" office:value="0.3545014465">
                <text:p>0.3545014465</text:p>
                <draw:g>
                  <svg:desc>Sheet3.B47:Sheet3.Y47</svg:desc>
                </draw:g>
              </table:table-cell>
              <table:table-cell office:value-type="float" office:value="0.303940583">
                <text:p>0.303940583</text:p>
              </table:table-cell>
              <table:table-cell office:value-type="float" office:value="0.2965253338">
                <text:p>0.2965253338</text:p>
              </table:table-cell>
              <table:table-cell office:value-type="float" office:value="0.2951385291">
                <text:p>0.2951385291</text:p>
              </table:table-cell>
              <table:table-cell office:value-type="float" office:value="0.2997387748">
                <text:p>0.2997387748</text:p>
              </table:table-cell>
              <table:table-cell office:value-type="float" office:value="0.3279939082">
                <text:p>0.3279939082</text:p>
              </table:table-cell>
              <table:table-cell office:value-type="float" office:value="0.3703535852">
                <text:p>0.3703535852</text:p>
              </table:table-cell>
              <table:table-cell office:value-type="float" office:value="0.3637404736">
                <text:p>0.3637404736</text:p>
              </table:table-cell>
              <table:table-cell office:value-type="float" office:value="0.3283699517">
                <text:p>0.3283699517</text:p>
              </table:table-cell>
              <table:table-cell office:value-type="float" office:value="0.3124400194">
                <text:p>0.3124400194</text:p>
              </table:table-cell>
              <table:table-cell office:value-type="float" office:value="0.3134950983">
                <text:p>0.3134950983</text:p>
              </table:table-cell>
              <table:table-cell office:value-type="float" office:value="0.3210679028">
                <text:p>0.3210679028</text:p>
              </table:table-cell>
              <table:table-cell office:value-type="float" office:value="0.3296933644">
                <text:p>0.3296933644</text:p>
              </table:table-cell>
              <table:table-cell office:value-type="float" office:value="0.3409814784">
                <text:p>0.3409814784</text:p>
              </table:table-cell>
              <table:table-cell office:value-type="float" office:value="0.3583847216">
                <text:p>0.3583847216</text:p>
              </table:table-cell>
              <table:table-cell office:value-type="float" office:value="0.3916580171">
                <text:p>0.3916580171</text:p>
              </table:table-cell>
              <table:table-cell office:value-type="float" office:value="0.446697137">
                <text:p>0.446697137</text:p>
              </table:table-cell>
              <table:table-cell office:value-type="float" office:value="0.5077845066">
                <text:p>0.5077845066</text:p>
              </table:table-cell>
              <table:table-cell office:value-type="float" office:value="0.5524204041">
                <text:p>0.5524204041</text:p>
              </table:table-cell>
              <table:table-cell office:value-type="float" office:value="0.5871714006">
                <text:p>0.5871714006</text:p>
              </table:table-cell>
              <table:table-cell office:value-type="float" office:value="0.5997242523">
                <text:p>0.5997242523</text:p>
              </table:table-cell>
              <table:table-cell office:value-type="float" office:value="0.5404962605">
                <text:p>0.5404962605</text:p>
              </table:table-cell>
              <table:table-cell office:value-type="float" office:value="0.4810538667">
                <text:p>0.4810538667</text:p>
              </table:table-cell>
              <table:table-cell office:value-type="float" office:value="0.4053801576">
                <text:p>0.4053801576</text:p>
              </table:table-cell>
            </table:table-row>
            <table:table-row>
              <table:table-cell office:value-type="string">
                <text:p>centroid3</text:p>
                <draw:g>
                  <svg:desc>Sheet3.A48:Sheet3.A48</svg:desc>
                </draw:g>
              </table:table-cell>
              <table:table-cell office:value-type="float" office:value="0.358308683974">
                <text:p>0.358308683974</text:p>
                <draw:g>
                  <svg:desc>Sheet3.B48:Sheet3.Y48</svg:desc>
                </draw:g>
              </table:table-cell>
              <table:table-cell office:value-type="float" office:value="0.29416340531">
                <text:p>0.29416340531</text:p>
              </table:table-cell>
              <table:table-cell office:value-type="float" office:value="0.267234852336">
                <text:p>0.267234852336</text:p>
              </table:table-cell>
              <table:table-cell office:value-type="float" office:value="0.257658218602">
                <text:p>0.257658218602</text:p>
              </table:table-cell>
              <table:table-cell office:value-type="float" office:value="0.26788990652">
                <text:p>0.26788990652</text:p>
              </table:table-cell>
              <table:table-cell office:value-type="float" office:value="0.245070061981">
                <text:p>0.245070061981</text:p>
              </table:table-cell>
              <table:table-cell office:value-type="float" office:value="0.2622824098">
                <text:p>0.2622824098</text:p>
              </table:table-cell>
              <table:table-cell office:value-type="float" office:value="0.273186853841">
                <text:p>0.273186853841</text:p>
              </table:table-cell>
              <table:table-cell office:value-type="float" office:value="0.293251538791">
                <text:p>0.293251538791</text:p>
              </table:table-cell>
              <table:table-cell office:value-type="float" office:value="0.326140952373">
                <text:p>0.326140952373</text:p>
              </table:table-cell>
              <table:table-cell office:value-type="float" office:value="0.355908244146">
                <text:p>0.355908244146</text:p>
              </table:table-cell>
              <table:table-cell office:value-type="float" office:value="0.394845094981">
                <text:p>0.394845094981</text:p>
              </table:table-cell>
              <table:table-cell office:value-type="float" office:value="0.438521762876">
                <text:p>0.438521762876</text:p>
              </table:table-cell>
              <table:table-cell office:value-type="float" office:value="0.43472644409">
                <text:p>0.43472644409</text:p>
              </table:table-cell>
              <table:table-cell office:value-type="float" office:value="0.48534327358">
                <text:p>0.48534327358</text:p>
              </table:table-cell>
              <table:table-cell office:value-type="float" office:value="0.484298495189">
                <text:p>0.484298495189</text:p>
              </table:table-cell>
              <table:table-cell office:value-type="float" office:value="0.528340395356">
                <text:p>0.528340395356</text:p>
              </table:table-cell>
              <table:table-cell office:value-type="float" office:value="0.528405988246">
                <text:p>0.528405988246</text:p>
              </table:table-cell>
              <table:table-cell office:value-type="float" office:value="0.546518180876">
                <text:p>0.546518180876</text:p>
              </table:table-cell>
              <table:table-cell office:value-type="float" office:value="0.544592377382">
                <text:p>0.544592377382</text:p>
              </table:table-cell>
              <table:table-cell office:value-type="float" office:value="0.506131584055">
                <text:p>0.506131584055</text:p>
              </table:table-cell>
              <table:table-cell office:value-type="float" office:value="0.522458954453">
                <text:p>0.522458954453</text:p>
              </table:table-cell>
              <table:table-cell office:value-type="float" office:value="0.479440748366">
                <text:p>0.479440748366</text:p>
              </table:table-cell>
              <table:table-cell office:value-type="float" office:value="0.407253347814">
                <text:p>0.407253347814</text:p>
              </table:table-cell>
            </table:table-row>
            <table:table-row>
              <table:table-cell office:value-type="string">
                <text:p>centroid2</text:p>
                <draw:g>
                  <svg:desc>Sheet3.A49:Sheet3.A49</svg:desc>
                </draw:g>
              </table:table-cell>
              <table:table-cell office:value-type="float" office:value="0.3308038067">
                <text:p>0.3308038067</text:p>
                <draw:g>
                  <svg:desc>Sheet3.B49:Sheet3.Y49</svg:desc>
                </draw:g>
              </table:table-cell>
              <table:table-cell office:value-type="float" office:value="0.2990673561">
                <text:p>0.2990673561</text:p>
              </table:table-cell>
              <table:table-cell office:value-type="float" office:value="0.2875124368">
                <text:p>0.2875124368</text:p>
              </table:table-cell>
              <table:table-cell office:value-type="float" office:value="0.2820600461">
                <text:p>0.2820600461</text:p>
              </table:table-cell>
              <table:table-cell office:value-type="float" office:value="0.2798967304">
                <text:p>0.2798967304</text:p>
              </table:table-cell>
              <table:table-cell office:value-type="float" office:value="0.2820949956">
                <text:p>0.2820949956</text:p>
              </table:table-cell>
              <table:table-cell office:value-type="float" office:value="0.2889683215">
                <text:p>0.2889683215</text:p>
              </table:table-cell>
              <table:table-cell office:value-type="float" office:value="0.3127916944">
                <text:p>0.3127916944</text:p>
              </table:table-cell>
              <table:table-cell office:value-type="float" office:value="0.3463563401">
                <text:p>0.3463563401</text:p>
              </table:table-cell>
              <table:table-cell office:value-type="float" office:value="0.388145998">
                <text:p>0.388145998</text:p>
              </table:table-cell>
              <table:table-cell office:value-type="float" office:value="0.4203284277">
                <text:p>0.4203284277</text:p>
              </table:table-cell>
              <table:table-cell office:value-type="float" office:value="0.4393912267">
                <text:p>0.4393912267</text:p>
              </table:table-cell>
              <table:table-cell office:value-type="float" office:value="0.4435256002">
                <text:p>0.4435256002</text:p>
              </table:table-cell>
              <table:table-cell office:value-type="float" office:value="0.4407756562">
                <text:p>0.4407756562</text:p>
              </table:table-cell>
              <table:table-cell office:value-type="float" office:value="0.4374749208">
                <text:p>0.4374749208</text:p>
              </table:table-cell>
              <table:table-cell office:value-type="float" office:value="0.4427385456">
                <text:p>0.4427385456</text:p>
              </table:table-cell>
              <table:table-cell office:value-type="float" office:value="0.4587710904">
                <text:p>0.4587710904</text:p>
              </table:table-cell>
              <table:table-cell office:value-type="float" office:value="0.4782531042">
                <text:p>0.4782531042</text:p>
              </table:table-cell>
              <table:table-cell office:value-type="float" office:value="0.4810709483">
                <text:p>0.4810709483</text:p>
              </table:table-cell>
              <table:table-cell office:value-type="float" office:value="0.4762758919">
                <text:p>0.4762758919</text:p>
              </table:table-cell>
              <table:table-cell office:value-type="float" office:value="0.4710874095">
                <text:p>0.4710874095</text:p>
              </table:table-cell>
              <table:table-cell office:value-type="float" office:value="0.4603041395">
                <text:p>0.4603041395</text:p>
              </table:table-cell>
              <table:table-cell office:value-type="float" office:value="0.4343427253">
                <text:p>0.4343427253</text:p>
              </table:table-cell>
              <table:table-cell office:value-type="float" office:value="0.3837874896">
                <text:p>0.3837874896</text:p>
              </table:table-cell>
            </table:table-row>
            <table:table-row>
              <table:table-cell office:value-type="string">
                <text:p>centroid6</text:p>
                <draw:g>
                  <svg:desc>Sheet3.A50:Sheet3.A50</svg:desc>
                </draw:g>
              </table:table-cell>
              <table:table-cell office:value-type="float" office:value="0.3643631139">
                <text:p>0.3643631139</text:p>
                <draw:g>
                  <svg:desc>Sheet3.B50:Sheet3.Y50</svg:desc>
                </draw:g>
              </table:table-cell>
              <table:table-cell office:value-type="float" office:value="0.3279529508">
                <text:p>0.3279529508</text:p>
              </table:table-cell>
              <table:table-cell office:value-type="float" office:value="0.3021634633">
                <text:p>0.3021634633</text:p>
              </table:table-cell>
              <table:table-cell office:value-type="float" office:value="0.2928404964">
                <text:p>0.2928404964</text:p>
              </table:table-cell>
              <table:table-cell office:value-type="float" office:value="0.2861967706">
                <text:p>0.2861967706</text:p>
              </table:table-cell>
              <table:table-cell office:value-type="float" office:value="0.2863883285">
                <text:p>0.2863883285</text:p>
              </table:table-cell>
              <table:table-cell office:value-type="float" office:value="0.293785078">
                <text:p>0.293785078</text:p>
              </table:table-cell>
              <table:table-cell office:value-type="float" office:value="0.2972250611">
                <text:p>0.2972250611</text:p>
              </table:table-cell>
              <table:table-cell office:value-type="float" office:value="0.2991121592">
                <text:p>0.2991121592</text:p>
              </table:table-cell>
              <table:table-cell office:value-type="float" office:value="0.301791234">
                <text:p>0.301791234</text:p>
              </table:table-cell>
              <table:table-cell office:value-type="float" office:value="0.3078898913">
                <text:p>0.3078898913</text:p>
              </table:table-cell>
              <table:table-cell office:value-type="float" office:value="0.3206395432">
                <text:p>0.3206395432</text:p>
              </table:table-cell>
              <table:table-cell office:value-type="float" office:value="0.3438835185">
                <text:p>0.3438835185</text:p>
              </table:table-cell>
              <table:table-cell office:value-type="float" office:value="0.37230624">
                <text:p>0.37230624</text:p>
              </table:table-cell>
              <table:table-cell office:value-type="float" office:value="0.4240821311">
                <text:p>0.4240821311</text:p>
              </table:table-cell>
              <table:table-cell office:value-type="float" office:value="0.4791635328">
                <text:p>0.4791635328</text:p>
              </table:table-cell>
              <table:table-cell office:value-type="float" office:value="0.5217003793">
                <text:p>0.5217003793</text:p>
              </table:table-cell>
              <table:table-cell office:value-type="float" office:value="0.5338719338">
                <text:p>0.5338719338</text:p>
              </table:table-cell>
              <table:table-cell office:value-type="float" office:value="0.5189321309">
                <text:p>0.5189321309</text:p>
              </table:table-cell>
              <table:table-cell office:value-type="float" office:value="0.5009190365">
                <text:p>0.5009190365</text:p>
              </table:table-cell>
              <table:table-cell office:value-type="float" office:value="0.4878378364">
                <text:p>0.4878378364</text:p>
              </table:table-cell>
              <table:table-cell office:value-type="float" office:value="0.4782712022">
                <text:p>0.4782712022</text:p>
              </table:table-cell>
              <table:table-cell office:value-type="float" office:value="0.457619209">
                <text:p>0.457619209</text:p>
              </table:table-cell>
              <table:table-cell office:value-type="float" office:value="0.4135752706">
                <text:p>0.41357527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50" chart:maximum="30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582cm" svg:height="5.899cm" xlink:href=".." xlink:type="simple" chart:class="chart:scatter" chart:row-mapping="0" chart:style-name="ch1">
        <chart:plot-area chart:style-name="ch2" table:cell-range-address="Sheet3.A54:Sheet3.F55" chart:data-source-has-labels="row" svg:x="0.545cm" svg:y="0.104cm" svg:width="6.041cm" svg:height="5.112cm">
          <chartooo:coordinate-region svg:x="1.166cm" svg:y="0.303cm" svg:width="5.14cm" svg:height="4.266cm"/>
          <chart:axis chart:dimension="x" chart:name="primary-x" chart:style-name="ch3" chartooo:axis-type="auto">
            <chart:title svg:x="2.092cm" svg:y="5.333cm" chart:style-name="ch4">
              <text:p>Size of the data, GB</text:p>
            </chart:title>
            <chart:categories table:cell-range-address="Sheet3.A54:Sheet3.F54"/>
          </chart:axis>
          <chart:axis chart:dimension="y" chart:name="primary-y" chart:style-name="ch5">
            <chart:title svg:x="0cm" svg:y="3.955cm" chart:style-name="ch6">
              <text:p>Execution time, min.</text:p>
            </chart:title>
            <chart:grid chart:style-name="ch7" chart:class="major"/>
          </chart:axis>
          <chart:series chart:style-name="ch8" chart:values-cell-range-address="Sheet3.A55:Sheet3.F55" chart:class="chart:scatter">
            <chart:domain table:cell-range-address="Sheet3.A54:Sheet3.F5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3.A54:Sheet3.F5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3.A54:Sheet3.F5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5.12">
                <text:p>5.12</text:p>
                <draw:g>
                  <svg:desc>Sheet3.A55:Sheet3.F55</svg:desc>
                </draw:g>
              </table:table-cell>
              <table:table-cell office:value-type="float" office:value="9.51">
                <text:p>9.51</text:p>
              </table:table-cell>
              <table:table-cell office:value-type="float" office:value="14.01">
                <text:p>14.01</text:p>
              </table:table-cell>
              <table:table-cell office:value-type="float" office:value="18.52">
                <text:p>18.52</text:p>
              </table:table-cell>
              <table:table-cell office:value-type="float" office:value="23.01">
                <text:p>23.01</text:p>
              </table:table-cell>
              <table:table-cell office:value-type="float" office:value="27.15">
                <text:p>27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cccccc"/>
    </style:style>
    <style:style style:name="ch8" style:family="chart" style:data-style-name="N121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2cm" svg:height="6.41cm" xlink:href=".." xlink:type="simple" chart:class="chart:line" chart:style-name="ch1">
        <chart:legend svg:x="4.113cm" svg:y="4.086cm" style:legend-expansion="custom" chartooo:width="2.462cm" chartooo:height="0.795cm" style:legend-expansion-aspect-ratio="3.09685534591195" chart:style-name="ch2"/>
        <chart:plot-area chart:style-name="ch3" table:cell-range-address="Sheet2.C70:Sheet2.C238" chart:data-source-has-labels="row" svg:x="0.47cm" svg:y="0.047cm" svg:width="10.659cm" svg:height="6.147cm">
          <chartooo:coordinate-region svg:x="1.197cm" svg:y="0.246cm" svg:width="9.932cm" svg:height="5.024cm"/>
          <chart:axis chart:dimension="x" chart:name="primary-x" chart:style-name="ch4"/>
          <chart:axis chart:dimension="y" chart:name="primary-y" chart:style-name="ch5">
            <chart:title svg:x="0cm" svg:y="5.228cm" chart:style-name="ch6">
              <text:p>Electricity consumption, kWh</text:p>
            </chart:title>
            <chart:grid chart:style-name="ch7" chart:class="major"/>
          </chart:axis>
          <chart:series chart:style-name="ch8" chart:values-cell-range-address="Sheet2.C71:Sheet2.C238" chart:label-cell-address="Sheet2.C70:Sheet2.C70" chart:class="chart:line">
            <chart:data-point chart:repeated="1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irical</text:p>
                <draw:g>
                  <svg:desc>Sheet2.C70:Sheet2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8497">
                <text:p>1.558497</text:p>
                <draw:g>
                  <svg:desc>Sheet2.C71:Sheet2.C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8995">
                <text:p>1.658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8497">
                <text:p>1.558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37642">
                <text:p>1.3376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5333">
                <text:p>1.29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3589">
                <text:p>1.283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1112">
                <text:p>1.471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89991">
                <text:p>1.589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15095">
                <text:p>1.615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04158">
                <text:p>2.004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4122">
                <text:p>2.154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35825">
                <text:p>1.8358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70689">
                <text:p>1.670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2587">
                <text:p>1.525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79338">
                <text:p>1.379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85543">
                <text:p>1.385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5985">
                <text:p>1.355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4788">
                <text:p>1.494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8634">
                <text:p>1.6986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98132">
                <text:p>1.698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88141">
                <text:p>1.788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3446">
                <text:p>2.13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66244">
                <text:p>2.466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08753">
                <text:p>2.6087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44377">
                <text:p>2.144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58995">
                <text:p>1.6589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4" chart:maximum="16" chart:interval-major="4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00" chart:origin="0" chart:interval-major="40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481cm" svg:height="5.912cm" xlink:href=".." xlink:type="simple" chart:class="chart:scatter" chart:style-name="ch1">
        <chart:plot-area chart:style-name="ch2" table:cell-range-address="Sheet3.I54:Sheet3.J57" svg:x="0.456cm" svg:y="0.047cm" svg:width="6.072cm" svg:height="5.242cm">
          <chartooo:coordinate-region svg:x="1.263cm" svg:y="0.246cm" svg:width="5.078cm" svg:height="4.396cm"/>
          <chart:axis chart:dimension="x" chart:name="primary-x" chart:style-name="ch3">
            <chart:title svg:x="2.191cm" svg:y="5.352cm" chart:style-name="ch4">
              <text:p>Number of nodes</text:p>
            </chart:title>
          </chart:axis>
          <chart:axis chart:dimension="y" chart:name="primary-y" chart:style-name="ch5">
            <chart:title svg:x="0cm" svg:y="3.966cm" chart:style-name="ch6">
              <text:p>Throughput, MB/sec.</text:p>
            </chart:title>
            <chart:grid chart:style-name="ch7" chart:class="major"/>
          </chart:axis>
          <chart:series chart:style-name="ch8" chart:values-cell-range-address="Sheet3.J54:Sheet3.J57" chart:class="chart:scatter">
            <chart:domain table:cell-range-address="Sheet3.I54:Sheet3.I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I54:Sheet3.I57</svg:desc>
                </draw:g>
              </table:table-cell>
              <table:table-cell office:value-type="float" office:value="48.1655691439">
                <text:p>48.1655691439</text:p>
                <draw:g>
                  <svg:desc>Sheet3.J54:Sheet3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7.006441834">
                <text:p>97.00644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9.5095367847">
                <text:p>139.5095367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3.3810888252">
                <text:p>183.38108882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